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47528" calcext:value-type="float">
            <text:p>0.08475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9910075" calcext:value-type="float">
            <text:p>0.1699100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47855" calcext:value-type="float">
            <text:p>0.255478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14383625" calcext:value-type="float">
            <text:p>0.3414383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277372125" calcext:value-type="float">
            <text:p>0.42773721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426545" calcext:value-type="float">
            <text:p>0.514265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00839275" calcext:value-type="float">
            <text:p>0.6008392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872220875" calcext:value-type="float">
            <text:p>0.6872220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73190925" calcext:value-type="float">
            <text:p>0.7731909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58623675" calcext:value-type="float">
            <text:p>0.8586236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435633375" calcext:value-type="float">
            <text:p>0.9435633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028218175" calcext:value-type="float">
            <text:p>1.0282181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112882025" calcext:value-type="float">
            <text:p>1.1128820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1978027" calcext:value-type="float">
            <text:p>1.197802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830639125" calcext:value-type="float">
            <text:p>1.28306391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68546575" calcext:value-type="float">
            <text:p>1.3685465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4539903" calcext:value-type="float">
            <text:p>1.45399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391177625" calcext:value-type="float">
            <text:p>1.53911776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62375615" calcext:value-type="float">
            <text:p>1.6237561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079046625" calcext:value-type="float">
            <text:p>1.70790466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917361625" calcext:value-type="float">
            <text:p>1.79173616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7555065" calcext:value-type="float">
            <text:p>1.8755506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959705425" calcext:value-type="float">
            <text:p>1.9597054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4454285" calcext:value-type="float">
            <text:p>2.0445428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13033455" calcext:value-type="float">
            <text:p>2.1303345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2172493625" calcext:value-type="float">
            <text:p>2.21724936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305324275" calcext:value-type="float">
            <text:p>2.3053242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9439785" calcext:value-type="float">
            <text:p>2.3943978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4839961125" calcext:value-type="float">
            <text:p>2.48399611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732362875" calcext:value-type="float">
            <text:p>2.57323628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6608649875" calcext:value-type="float">
            <text:p>2.660864987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7455129125" calcext:value-type="float">
            <text:p>2.745512912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8261389875" calcext:value-type="float">
            <text:p>2.8261389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9025148" calcext:value-type="float">
            <text:p>2.902514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9755120625" calcext:value-type="float">
            <text:p>2.97551206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046955575" calcext:value-type="float">
            <text:p>3.0469555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1190029875" calcext:value-type="float">
            <text:p>3.119002987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93373975" calcext:value-type="float">
            <text:p>3.1933739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2708686375" calcext:value-type="float">
            <text:p>3.27086863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3513248375" calcext:value-type="float">
            <text:p>3.35132483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433888575" calcext:value-type="float">
            <text:p>3.4338885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5174247125" calcext:value-type="float">
            <text:p>3.517424712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6009217375" calcext:value-type="float">
            <text:p>3.60092173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837561625" calcext:value-type="float">
            <text:p>3.68375616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765725275" calcext:value-type="float">
            <text:p>3.7657252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46867375" calcext:value-type="float">
            <text:p>3.84686737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9272070375" calcext:value-type="float">
            <text:p>3.92720703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0065801125" calcext:value-type="float">
            <text:p>4.006580112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08458935" calcext:value-type="float">
            <text:p>4.0845893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160606225" calcext:value-type="float">
            <text:p>4.1606062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2336011375" calcext:value-type="float">
            <text:p>4.23360113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3010997125" calcext:value-type="float">
            <text:p>4.30109971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.350562425" calcext:value-type="float">
            <text:p>4.35056242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7389565875" calcext:value-type="float">
            <text:p>4.738956587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83951335" calcext:value-type="float">
            <text:p>4.8395133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929744475" calcext:value-type="float">
            <text:p>4.9297444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.01555125" calcext:value-type="float">
            <text:p>5.015551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.0984653875" calcext:value-type="float">
            <text:p>5.09846538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.1792839625" calcext:value-type="float">
            <text:p>5.17928396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25872715" calcext:value-type="float">
            <text:p>5.2587271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3375080125" calcext:value-type="float">
            <text:p>5.33750801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4162434375" calcext:value-type="float">
            <text:p>5.416243437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4953795125" calcext:value-type="float">
            <text:p>5.49537951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5751709625" calcext:value-type="float">
            <text:p>5.57517096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.6556870625" calcext:value-type="float">
            <text:p>5.6556870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7368324375" calcext:value-type="float">
            <text:p>5.73683243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8184038375" calcext:value-type="float">
            <text:p>5.818403837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.900189" calcext:value-type="float">
            <text:p>5.90018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9820635125" calcext:value-type="float">
            <text:p>5.982063512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.064020725" calcext:value-type="float">
            <text:p>6.06402072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.14611275" calcext:value-type="float">
            <text:p>6.146112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.2283548875" calcext:value-type="float">
            <text:p>6.228354887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.31067955" calcext:value-type="float">
            <text:p>6.3106795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.3929845875" calcext:value-type="float">
            <text:p>6.39298458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475241775" calcext:value-type="float">
            <text:p>6.4752417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.5575788375" calcext:value-type="float">
            <text:p>6.55757883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64025995" calcext:value-type="float">
            <text:p>6.6402599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7235601375" calcext:value-type="float">
            <text:p>6.72356013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80760735" calcext:value-type="float">
            <text:p>6.8076073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80224" calcext:value-type="float">
            <text:p>6.780224</text:p>
          </table:table-cell>
          <table:table-cell office:value-type="float" office:value="6.8922907375" calcext:value-type="float">
            <text:p>6.8922907375</text:p>
          </table:table-cell>
          <table:table-cell table:formula="of:=POWER([.C81]-6.75;2)" office:value-type="float" office:value="0.0202466539782938" calcext:value-type="float">
            <text:p>0.020246654</text:p>
          </table:table-cell>
          <table:table-cell table:formula="of:=SQRT(SUM([.D81:.D180])/100)" office:value-type="float" office:value="0.120456452831293" calcext:value-type="float">
            <text:p>0.12045645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812582" calcext:value-type="float">
            <text:p>6.812582</text:p>
          </table:table-cell>
          <table:table-cell office:value-type="float" office:value="6.8925336125" calcext:value-type="float">
            <text:p>6.8925336125</text:p>
          </table:table-cell>
          <table:table-cell table:formula="of:=POWER([.C82]-6.75;2)" office:value-type="float" office:value="0.0203158306923002" calcext:value-type="float">
            <text:p>0.020315830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845478" calcext:value-type="float">
            <text:p>6.845478</text:p>
          </table:table-cell>
          <table:table-cell office:value-type="float" office:value="6.8922712625" calcext:value-type="float">
            <text:p>6.8922712625</text:p>
          </table:table-cell>
          <table:table-cell table:formula="of:=POWER([.C83]-6.75;2)" office:value-type="float" office:value="0.0202411121333438" calcext:value-type="float">
            <text:p>0.02024111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876785" calcext:value-type="float">
            <text:p>6.876785</text:p>
          </table:table-cell>
          <table:table-cell office:value-type="float" office:value="6.891152925" calcext:value-type="float">
            <text:p>6.891152925</text:p>
          </table:table-cell>
          <table:table-cell table:formula="of:=POWER([.C84]-6.75;2)" office:value-type="float" office:value="0.0199241482360557" calcext:value-type="float">
            <text:p>0.019924148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903908" calcext:value-type="float">
            <text:p>6.903908</text:p>
          </table:table-cell>
          <table:table-cell office:value-type="float" office:value="6.88904735" calcext:value-type="float">
            <text:p>6.88904735</text:p>
          </table:table-cell>
          <table:table-cell table:formula="of:=POWER([.C85]-6.75;2)" office:value-type="float" office:value="0.0193341655420226" calcext:value-type="float">
            <text:p>0.019334165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922259" calcext:value-type="float">
            <text:p>6.922259</text:p>
          </table:table-cell>
          <table:table-cell office:value-type="float" office:value="6.8860925125" calcext:value-type="float">
            <text:p>6.8860925125</text:p>
          </table:table-cell>
          <table:table-cell table:formula="of:=POWER([.C86]-6.75;2)" office:value-type="float" office:value="0.0185211719585627" calcext:value-type="float">
            <text:p>0.01852117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925906" calcext:value-type="float">
            <text:p>6.925906</text:p>
          </table:table-cell>
          <table:table-cell office:value-type="float" office:value="6.882674725" calcext:value-type="float">
            <text:p>6.882674725</text:p>
          </table:table-cell>
          <table:table-cell table:formula="of:=POWER([.C87]-6.75;2)" office:value-type="float" office:value="0.0176025826538257" calcext:value-type="float">
            <text:p>0.017602582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910625" calcext:value-type="float">
            <text:p>6.910625</text:p>
          </table:table-cell>
          <table:table-cell office:value-type="float" office:value="6.87933755" calcext:value-type="float">
            <text:p>6.87933755</text:p>
          </table:table-cell>
          <table:table-cell table:formula="of:=POWER([.C88]-6.75;2)" office:value-type="float" office:value="0.0167282018400024" calcext:value-type="float">
            <text:p>0.016728201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877507" calcext:value-type="float">
            <text:p>6.877507</text:p>
          </table:table-cell>
          <table:table-cell office:value-type="float" office:value="6.876641175" calcext:value-type="float">
            <text:p>6.876641175</text:p>
          </table:table-cell>
          <table:table-cell table:formula="of:=POWER([.C89]-6.75;2)" office:value-type="float" office:value="0.0160379872053805" calcext:value-type="float">
            <text:p>0.016037987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83462" calcext:value-type="float">
            <text:p>6.83462</text:p>
          </table:table-cell>
          <table:table-cell office:value-type="float" office:value="6.8750119625" calcext:value-type="float">
            <text:p>6.8750119625</text:p>
          </table:table-cell>
          <table:table-cell table:formula="of:=POWER([.C90]-6.75;2)" office:value-type="float" office:value="0.0156279907681015" calcext:value-type="float">
            <text:p>0.01562799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95173" calcext:value-type="float">
            <text:p>6.795173</text:p>
          </table:table-cell>
          <table:table-cell office:value-type="float" office:value="6.87462625" calcext:value-type="float">
            <text:p>6.87462625</text:p>
          </table:table-cell>
          <table:table-cell table:formula="of:=POWER([.C91]-6.75;2)" office:value-type="float" office:value="0.0155317021890626" calcext:value-type="float">
            <text:p>0.015531702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772387" calcext:value-type="float">
            <text:p>6.772387</text:p>
          </table:table-cell>
          <table:table-cell office:value-type="float" office:value="6.875363375" calcext:value-type="float">
            <text:p>6.875363375</text:p>
          </table:table-cell>
          <table:table-cell table:formula="of:=POWER([.C92]-6.75;2)" office:value-type="float" office:value="0.0157159757913906" calcext:value-type="float">
            <text:p>0.015715975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73108" calcext:value-type="float">
            <text:p>6.773108</text:p>
          </table:table-cell>
          <table:table-cell office:value-type="float" office:value="6.8768467" calcext:value-type="float">
            <text:p>6.8768467</text:p>
          </table:table-cell>
          <table:table-cell table:formula="of:=POWER([.C93]-6.75;2)" office:value-type="float" office:value="0.0160900853008899" calcext:value-type="float">
            <text:p>0.01609008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93654" calcext:value-type="float">
            <text:p>6.793654</text:p>
          </table:table-cell>
          <table:table-cell office:value-type="float" office:value="6.8785702" calcext:value-type="float">
            <text:p>6.8785702</text:p>
          </table:table-cell>
          <table:table-cell table:formula="of:=POWER([.C94]-6.75;2)" office:value-type="float" office:value="0.0165302963280401" calcext:value-type="float">
            <text:p>0.016530296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20897" calcext:value-type="float">
            <text:p>6.820897</text:p>
          </table:table-cell>
          <table:table-cell office:value-type="float" office:value="6.8800738625" calcext:value-type="float">
            <text:p>6.8800738625</text:p>
          </table:table-cell>
          <table:table-cell table:formula="of:=POWER([.C95]-6.75;2)" office:value-type="float" office:value="0.0169192097056688" calcext:value-type="float">
            <text:p>0.016919209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838613" calcext:value-type="float">
            <text:p>6.838613</text:p>
          </table:table-cell>
          <table:table-cell office:value-type="float" office:value="6.881098325" calcext:value-type="float">
            <text:p>6.881098325</text:p>
          </table:table-cell>
          <table:table-cell table:formula="of:=POWER([.C96]-6.75;2)" office:value-type="float" office:value="0.0171867708178056" calcext:value-type="float">
            <text:p>0.017186770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835498" calcext:value-type="float">
            <text:p>6.835498</text:p>
          </table:table-cell>
          <table:table-cell office:value-type="float" office:value="6.8816477625" calcext:value-type="float">
            <text:p>6.8816477625</text:p>
          </table:table-cell>
          <table:table-cell table:formula="of:=POWER([.C97]-6.75;2)" office:value-type="float" office:value="0.0173311333712564" calcext:value-type="float">
            <text:p>0.017331133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10197" calcext:value-type="float">
            <text:p>6.810197</text:p>
          </table:table-cell>
          <table:table-cell office:value-type="float" office:value="6.8819363375" calcext:value-type="float">
            <text:p>6.8819363375</text:p>
          </table:table-cell>
          <table:table-cell table:formula="of:=POWER([.C98]-6.75;2)" office:value-type="float" office:value="0.0174071971529139" calcext:value-type="float">
            <text:p>0.017407197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71071" calcext:value-type="float">
            <text:p>6.771071</text:p>
          </table:table-cell>
          <table:table-cell office:value-type="float" office:value="6.8822579625" calcext:value-type="float">
            <text:p>6.8822579625</text:p>
          </table:table-cell>
          <table:table-cell table:formula="of:=POWER([.C99]-6.75;2)" office:value-type="float" office:value="0.0174921686446513" calcext:value-type="float">
            <text:p>0.01749216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31881" calcext:value-type="float">
            <text:p>6.731881</text:p>
          </table:table-cell>
          <table:table-cell office:value-type="float" office:value="6.8828534875" calcext:value-type="float">
            <text:p>6.8828534875</text:p>
          </table:table-cell>
          <table:table-cell table:formula="of:=POWER([.C100]-6.75;2)" office:value-type="float" office:value="0.0176500491409127" calcext:value-type="float">
            <text:p>0.01765004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0652" calcext:value-type="float">
            <text:p>6.70652</text:p>
          </table:table-cell>
          <table:table-cell office:value-type="float" office:value="6.8838302" calcext:value-type="float">
            <text:p>6.8838302</text:p>
          </table:table-cell>
          <table:table-cell table:formula="of:=POWER([.C101]-6.75;2)" office:value-type="float" office:value="0.0179105224320401" calcext:value-type="float">
            <text:p>0.01791052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05159" calcext:value-type="float">
            <text:p>6.705159</text:p>
          </table:table-cell>
          <table:table-cell office:value-type="float" office:value="6.885139525" calcext:value-type="float">
            <text:p>6.885139525</text:p>
          </table:table-cell>
          <table:table-cell table:formula="of:=POWER([.C102]-6.75;2)" office:value-type="float" office:value="0.0182626912172255" calcext:value-type="float">
            <text:p>0.01826269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32382" calcext:value-type="float">
            <text:p>6.732382</text:p>
          </table:table-cell>
          <table:table-cell office:value-type="float" office:value="6.8865882625" calcext:value-type="float">
            <text:p>6.8865882625</text:p>
          </table:table-cell>
          <table:table-cell table:formula="of:=POWER([.C103]-6.75;2)" office:value-type="float" office:value="0.0186563534527689" calcext:value-type="float">
            <text:p>0.018656353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86994" calcext:value-type="float">
            <text:p>6.786994</text:p>
          </table:table-cell>
          <table:table-cell office:value-type="float" office:value="6.8878671625" calcext:value-type="float">
            <text:p>6.8878671625</text:p>
          </table:table-cell>
          <table:table-cell table:formula="of:=POWER([.C104]-6.75;2)" office:value-type="float" office:value="0.0190073544958014" calcext:value-type="float">
            <text:p>0.019007354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63336" calcext:value-type="float">
            <text:p>6.863336</text:p>
          </table:table-cell>
          <table:table-cell office:value-type="float" office:value="6.88860105" calcext:value-type="float">
            <text:p>6.88860105</text:p>
          </table:table-cell>
          <table:table-cell table:formula="of:=POWER([.C105]-6.75;2)" office:value-type="float" office:value="0.0192102510611025" calcext:value-type="float">
            <text:p>0.01921025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953185" calcext:value-type="float">
            <text:p>6.953185</text:p>
          </table:table-cell>
          <table:table-cell office:value-type="float" office:value="6.8884223" calcext:value-type="float">
            <text:p>6.8884223</text:p>
          </table:table-cell>
          <table:table-cell table:formula="of:=POWER([.C106]-6.75;2)" office:value-type="float" office:value="0.0191607331372901" calcext:value-type="float">
            <text:p>0.019160733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045993" calcext:value-type="float">
            <text:p>7.045993</text:p>
          </table:table-cell>
          <table:table-cell office:value-type="float" office:value="6.8870538" calcext:value-type="float">
            <text:p>6.8870538</text:p>
          </table:table-cell>
          <table:table-cell table:formula="of:=POWER([.C107]-6.75;2)" office:value-type="float" office:value="0.0187837440944401" calcext:value-type="float">
            <text:p>0.018783744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125886" calcext:value-type="float">
            <text:p>7.125886</text:p>
          </table:table-cell>
          <table:table-cell office:value-type="float" office:value="6.884391025" calcext:value-type="float">
            <text:p>6.884391025</text:p>
          </table:table-cell>
          <table:table-cell table:formula="of:=POWER([.C108]-6.75;2)" office:value-type="float" office:value="0.0180609476005507" calcext:value-type="float">
            <text:p>0.018060947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167861" calcext:value-type="float">
            <text:p>7.167861</text:p>
          </table:table-cell>
          <table:table-cell office:value-type="float" office:value="6.88059335" calcext:value-type="float">
            <text:p>6.88059335</text:p>
          </table:table-cell>
          <table:table-cell table:formula="of:=POWER([.C109]-6.75;2)" office:value-type="float" office:value="0.0170546230642225" calcext:value-type="float">
            <text:p>0.017054623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139214" calcext:value-type="float">
            <text:p>7.139214</text:p>
          </table:table-cell>
          <table:table-cell office:value-type="float" office:value="6.8761869125" calcext:value-type="float">
            <text:p>6.8761869125</text:p>
          </table:table-cell>
          <table:table-cell table:formula="of:=POWER([.C110]-6.75;2)" office:value-type="float" office:value="0.0159231368862826" calcext:value-type="float">
            <text:p>0.015923136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010296" calcext:value-type="float">
            <text:p>7.010296</text:p>
          </table:table-cell>
          <table:table-cell office:value-type="float" office:value="6.8721281125" calcext:value-type="float">
            <text:p>6.8721281125</text:p>
          </table:table-cell>
          <table:table-cell table:formula="of:=POWER([.C111]-6.75;2)" office:value-type="float" office:value="0.0149152758628128" calcext:value-type="float">
            <text:p>0.014915275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71834" calcext:value-type="float">
            <text:p>6.771834</text:p>
          </table:table-cell>
          <table:table-cell office:value-type="float" office:value="6.86972865" calcext:value-type="float">
            <text:p>6.86972865</text:p>
          </table:table-cell>
          <table:table-cell table:formula="of:=POWER([.C112]-6.75;2)" office:value-type="float" office:value="0.0143349496308225" calcext:value-type="float">
            <text:p>0.014334949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450086" calcext:value-type="float">
            <text:p>6.450086</text:p>
          </table:table-cell>
          <table:table-cell office:value-type="float" office:value="6.8703684875" calcext:value-type="float">
            <text:p>6.8703684875</text:p>
          </table:table-cell>
          <table:table-cell table:formula="of:=POWER([.C113]-6.75;2)" office:value-type="float" office:value="0.0144885727830378" calcext:value-type="float">
            <text:p>0.014488572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110065" calcext:value-type="float">
            <text:p>6.110065</text:p>
          </table:table-cell>
          <table:table-cell office:value-type="float" office:value="6.8750279875" calcext:value-type="float">
            <text:p>6.8750279875</text:p>
          </table:table-cell>
          <table:table-cell table:formula="of:=POWER([.C114]-6.75;2)" office:value-type="float" office:value="0.0156319976583002" calcext:value-type="float">
            <text:p>0.015631997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839781" calcext:value-type="float">
            <text:p>5.839781</text:p>
          </table:table-cell>
          <table:table-cell office:value-type="float" office:value="6.8837989375" calcext:value-type="float">
            <text:p>6.8837989375</text:p>
          </table:table-cell>
          <table:table-cell table:formula="of:=POWER([.C115]-6.75;2)" office:value-type="float" office:value="0.0179021556761289" calcext:value-type="float">
            <text:p>0.017902155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715481" calcext:value-type="float">
            <text:p>5.715481</text:p>
          </table:table-cell>
          <table:table-cell office:value-type="float" office:value="6.8956259875" calcext:value-type="float">
            <text:p>6.8956259875</text:p>
          </table:table-cell>
          <table:table-cell table:formula="of:=POWER([.C116]-6.75;2)" office:value-type="float" office:value="0.0212069282353501" calcext:value-type="float">
            <text:p>0.021206928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763793" calcext:value-type="float">
            <text:p>5.763793</text:p>
          </table:table-cell>
          <table:table-cell office:value-type="float" office:value="6.90851825" calcext:value-type="float">
            <text:p>6.90851825</text:p>
          </table:table-cell>
          <table:table-cell table:formula="of:=POWER([.C117]-6.75;2)" office:value-type="float" office:value="0.0251280355830626" calcext:value-type="float">
            <text:p>0.02512803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949679" calcext:value-type="float">
            <text:p>5.949679</text:p>
          </table:table-cell>
          <table:table-cell office:value-type="float" office:value="6.9202480875" calcext:value-type="float">
            <text:p>6.9202480875</text:p>
          </table:table-cell>
          <table:table-cell table:formula="of:=POWER([.C118]-6.75;2)" office:value-type="float" office:value="0.0289844112974077" calcext:value-type="float">
            <text:p>0.02898441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199573" calcext:value-type="float">
            <text:p>6.199573</text:p>
          </table:table-cell>
          <table:table-cell office:value-type="float" office:value="6.9291759625" calcext:value-type="float">
            <text:p>6.9291759625</text:p>
          </table:table-cell>
          <table:table-cell table:formula="of:=POWER([.C119]-6.75;2)" office:value-type="float" office:value="0.0321040255378016" calcext:value-type="float">
            <text:p>0.032104025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436496" calcext:value-type="float">
            <text:p>6.436496</text:p>
          </table:table-cell>
          <table:table-cell office:value-type="float" office:value="6.93472805" calcext:value-type="float">
            <text:p>6.93472805</text:p>
          </table:table-cell>
          <table:table-cell table:formula="of:=POWER([.C120]-6.75;2)" office:value-type="float" office:value="0.0341244524568026" calcext:value-type="float">
            <text:p>0.03412445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05099" calcext:value-type="float">
            <text:p>6.605099</text:p>
          </table:table-cell>
          <table:table-cell office:value-type="float" office:value="6.937370175" calcext:value-type="float">
            <text:p>6.937370175</text:p>
          </table:table-cell>
          <table:table-cell table:formula="of:=POWER([.C121]-6.75;2)" office:value-type="float" office:value="0.0351075824795306" calcext:value-type="float">
            <text:p>0.035107582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82891" calcext:value-type="float">
            <text:p>6.682891</text:p>
          </table:table-cell>
          <table:table-cell office:value-type="float" office:value="6.9382301375" calcext:value-type="float">
            <text:p>6.9382301375</text:p>
          </table:table-cell>
          <table:table-cell table:formula="of:=POWER([.C122]-6.75;2)" office:value-type="float" office:value="0.0354305846632688" calcext:value-type="float">
            <text:p>0.035430584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79762" calcext:value-type="float">
            <text:p>6.679762</text:p>
          </table:table-cell>
          <table:table-cell office:value-type="float" office:value="6.9385867375" calcext:value-type="float">
            <text:p>6.9385867375</text:p>
          </table:table-cell>
          <table:table-cell table:formula="of:=POWER([.C123]-6.75;2)" office:value-type="float" office:value="0.0355649575608938" calcext:value-type="float">
            <text:p>0.035564957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26754" calcext:value-type="float">
            <text:p>6.626754</text:p>
          </table:table-cell>
          <table:table-cell office:value-type="float" office:value="6.93941125" calcext:value-type="float">
            <text:p>6.93941125</text:p>
          </table:table-cell>
          <table:table-cell table:formula="of:=POWER([.C124]-6.75;2)" office:value-type="float" office:value="0.0358766216265625" calcext:value-type="float">
            <text:p>0.035876621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57529" calcext:value-type="float">
            <text:p>6.557529</text:p>
          </table:table-cell>
          <table:table-cell office:value-type="float" office:value="6.9411109375" calcext:value-type="float">
            <text:p>6.9411109375</text:p>
          </table:table-cell>
          <table:table-cell table:formula="of:=POWER([.C125]-6.75;2)" office:value-type="float" office:value="0.0365233904321291" calcext:value-type="float">
            <text:p>0.036523390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491368" calcext:value-type="float">
            <text:p>6.491368</text:p>
          </table:table-cell>
          <table:table-cell office:value-type="float" office:value="6.943554725" calcext:value-type="float">
            <text:p>6.943554725</text:p>
          </table:table-cell>
          <table:table-cell table:formula="of:=POWER([.C126]-6.75;2)" office:value-type="float" office:value="0.0374634315698257" calcext:value-type="float">
            <text:p>0.037463431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427173" calcext:value-type="float">
            <text:p>6.427173</text:p>
          </table:table-cell>
          <table:table-cell office:value-type="float" office:value="6.9463355" calcext:value-type="float">
            <text:p>6.9463355</text:p>
          </table:table-cell>
          <table:table-cell table:formula="of:=POWER([.C127]-6.75;2)" office:value-type="float" office:value="0.03854762856025" calcext:value-type="float">
            <text:p>0.038547628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49846" calcext:value-type="float">
            <text:p>6.349846</text:p>
          </table:table-cell>
          <table:table-cell office:value-type="float" office:value="6.9491023875" calcext:value-type="float">
            <text:p>6.9491023875</text:p>
          </table:table-cell>
          <table:table-cell table:formula="of:=POWER([.C128]-6.75;2)" office:value-type="float" office:value="0.0396417607082001" calcext:value-type="float">
            <text:p>0.039641760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240739" calcext:value-type="float">
            <text:p>6.240739</text:p>
          </table:table-cell>
          <table:table-cell office:value-type="float" office:value="6.951786525" calcext:value-type="float">
            <text:p>6.951786525</text:p>
          </table:table-cell>
          <table:table-cell table:formula="of:=POWER([.C129]-6.75;2)" office:value-type="float" office:value="0.0407178016715757" calcext:value-type="float">
            <text:p>0.040717801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08135" calcext:value-type="float">
            <text:p>6.08135</text:p>
          </table:table-cell>
          <table:table-cell office:value-type="float" office:value="6.9546680125" calcext:value-type="float">
            <text:p>6.9546680125</text:p>
          </table:table-cell>
          <table:table-cell table:formula="of:=POWER([.C130]-6.75;2)" office:value-type="float" office:value="0.0418889953407002" calcext:value-type="float">
            <text:p>0.041888995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839593" calcext:value-type="float">
            <text:p>5.839593</text:p>
          </table:table-cell>
          <table:table-cell office:value-type="float" office:value="6.9583925875" calcext:value-type="float">
            <text:p>6.9583925875</text:p>
          </table:table-cell>
          <table:table-cell table:formula="of:=POWER([.C131]-6.75;2)" office:value-type="float" office:value="0.043427470524945" calcext:value-type="float">
            <text:p>0.043427470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399886" calcext:value-type="float">
            <text:p>5.399886</text:p>
          </table:table-cell>
          <table:table-cell office:value-type="float" office:value="6.9641844" calcext:value-type="float">
            <text:p>6.9641844</text:p>
          </table:table-cell>
          <table:table-cell table:formula="of:=POWER([.C132]-6.75;2)" office:value-type="float" office:value="0.0458749572033599" calcext:value-type="float">
            <text:p>0.045874957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957017" calcext:value-type="float">
            <text:p>3.957017</text:p>
          </table:table-cell>
          <table:table-cell office:value-type="float" office:value="6.9749437375" calcext:value-type="float">
            <text:p>6.9749437375</text:p>
          </table:table-cell>
          <table:table-cell table:formula="of:=POWER([.C133]-6.75;2)" office:value-type="float" office:value="0.050599685040469" calcext:value-type="float">
            <text:p>0.05059968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.071533" calcext:value-type="float">
            <text:p>31.071533</text:p>
          </table:table-cell>
          <table:table-cell office:value-type="float" office:value="7.003856425" calcext:value-type="float">
            <text:p>7.003856425</text:p>
          </table:table-cell>
          <table:table-cell table:formula="of:=POWER([.C134]-6.75;2)" office:value-type="float" office:value="0.0644430845137808" calcext:value-type="float">
            <text:p>0.064443084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044541" calcext:value-type="float">
            <text:p>8.044541</text:p>
          </table:table-cell>
          <table:table-cell office:value-type="float" office:value="6.694666025" calcext:value-type="float">
            <text:p>6.694666025</text:p>
          </table:table-cell>
          <table:table-cell table:formula="of:=POWER([.C135]-6.75;2)" office:value-type="float" office:value="0.00306184878930062" calcext:value-type="float">
            <text:p>0.003061848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1849" calcext:value-type="float">
            <text:p>7.21849</text:p>
          </table:table-cell>
          <table:table-cell office:value-type="float" office:value="6.6746399125" calcext:value-type="float">
            <text:p>6.6746399125</text:p>
          </table:table-cell>
          <table:table-cell table:formula="of:=POWER([.C136]-6.75;2)" office:value-type="float" office:value="0.00567914278800766" calcext:value-type="float">
            <text:p>0.005679142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64542" calcext:value-type="float">
            <text:p>6.864542</text:p>
          </table:table-cell>
          <table:table-cell office:value-type="float" office:value="6.6663064375" calcext:value-type="float">
            <text:p>6.6663064375</text:p>
          </table:table-cell>
          <table:table-cell table:formula="of:=POWER([.C137]-6.75;2)" office:value-type="float" office:value="0.00700461240394136" calcext:value-type="float">
            <text:p>0.007004612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33131" calcext:value-type="float">
            <text:p>6.633131</text:p>
          </table:table-cell>
          <table:table-cell office:value-type="float" office:value="6.66329325" calcext:value-type="float">
            <text:p>6.66329325</text:p>
          </table:table-cell>
          <table:table-cell table:formula="of:=POWER([.C138]-6.75;2)" office:value-type="float" office:value="0.00751806049556255" calcext:value-type="float">
            <text:p>0.007518060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465486" calcext:value-type="float">
            <text:p>6.465486</text:p>
          </table:table-cell>
          <table:table-cell office:value-type="float" office:value="6.66327195" calcext:value-type="float">
            <text:p>6.66327195</text:p>
          </table:table-cell>
          <table:table-cell table:formula="of:=POWER([.C139]-6.75;2)" office:value-type="float" office:value="0.00752175465680243" calcext:value-type="float">
            <text:p>0.007521754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55455" calcext:value-type="float">
            <text:p>6.355455</text:p>
          </table:table-cell>
          <table:table-cell office:value-type="float" office:value="6.664660175" calcext:value-type="float">
            <text:p>6.664660175</text:p>
          </table:table-cell>
          <table:table-cell table:formula="of:=POWER([.C140]-6.75;2)" office:value-type="float" office:value="0.00728288573103065" calcext:value-type="float">
            <text:p>0.007282885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302469" calcext:value-type="float">
            <text:p>6.302469</text:p>
          </table:table-cell>
          <table:table-cell office:value-type="float" office:value="6.66629565" calcext:value-type="float">
            <text:p>6.66629565</text:p>
          </table:table-cell>
          <table:table-cell table:formula="of:=POWER([.C141]-6.75;2)" office:value-type="float" office:value="0.00700641820892244" calcext:value-type="float">
            <text:p>0.007006418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298834" calcext:value-type="float">
            <text:p>6.298834</text:p>
          </table:table-cell>
          <table:table-cell office:value-type="float" office:value="6.6675367625" calcext:value-type="float">
            <text:p>6.6675367625</text:p>
          </table:table-cell>
          <table:table-cell table:formula="of:=POWER([.C142]-6.75;2)" office:value-type="float" office:value="0.00680018553898138" calcext:value-type="float">
            <text:p>0.006800185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330886" calcext:value-type="float">
            <text:p>6.330886</text:p>
          </table:table-cell>
          <table:table-cell office:value-type="float" office:value="6.6682825375" calcext:value-type="float">
            <text:p>6.6682825375</text:p>
          </table:table-cell>
          <table:table-cell table:formula="of:=POWER([.C143]-6.75;2)" office:value-type="float" office:value="0.00667774367743896" calcext:value-type="float">
            <text:p>0.006677743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383316" calcext:value-type="float">
            <text:p>6.383316</text:p>
          </table:table-cell>
          <table:table-cell office:value-type="float" office:value="6.6688173125" calcext:value-type="float">
            <text:p>6.6688173125</text:p>
          </table:table-cell>
          <table:table-cell table:formula="of:=POWER([.C144]-6.75;2)" office:value-type="float" office:value="0.00659062874972268" calcext:value-type="float">
            <text:p>0.006590628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441288" calcext:value-type="float">
            <text:p>6.441288</text:p>
          </table:table-cell>
          <table:table-cell office:value-type="float" office:value="6.6696831375" calcext:value-type="float">
            <text:p>6.6696831375</text:p>
          </table:table-cell>
          <table:table-cell table:formula="of:=POWER([.C145]-6.75;2)" office:value-type="float" office:value="0.00645079840184393" calcext:value-type="float">
            <text:p>0.006450798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49163" calcext:value-type="float">
            <text:p>6.49163</text:p>
          </table:table-cell>
          <table:table-cell office:value-type="float" office:value="6.6719925" calcext:value-type="float">
            <text:p>6.6719925</text:p>
          </table:table-cell>
          <table:table-cell table:formula="of:=POWER([.C146]-6.75;2)" office:value-type="float" office:value="0.00608517005625" calcext:value-type="float">
            <text:p>0.006085170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25712" calcext:value-type="float">
            <text:p>6.525712</text:p>
          </table:table-cell>
          <table:table-cell office:value-type="float" office:value="6.67967095" calcext:value-type="float">
            <text:p>6.67967095</text:p>
          </table:table-cell>
          <table:table-cell table:formula="of:=POWER([.C147]-6.75;2)" office:value-type="float" office:value="0.00494617527390247" calcext:value-type="float">
            <text:p>0.004946175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42813" calcext:value-type="float">
            <text:p>6.542813</text:p>
          </table:table-cell>
          <table:table-cell office:value-type="float" office:value="6.7923017375" calcext:value-type="float">
            <text:p>6.7923017375</text:p>
          </table:table-cell>
          <table:table-cell table:formula="of:=POWER([.C148]-6.75;2)" office:value-type="float" office:value="0.0017894369955189" calcext:value-type="float">
            <text:p>0.00178943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49961" calcext:value-type="float">
            <text:p>6.549961</text:p>
          </table:table-cell>
          <table:table-cell office:value-type="float" office:value="6.7685185875" calcext:value-type="float">
            <text:p>6.7685185875</text:p>
          </table:table-cell>
          <table:table-cell table:formula="of:=POWER([.C149]-6.75;2)" office:value-type="float" office:value="0.000342938082995157" calcext:value-type="float">
            <text:p>0.000342938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56577" calcext:value-type="float">
            <text:p>6.556577</text:p>
          </table:table-cell>
          <table:table-cell office:value-type="float" office:value="6.755927025" calcext:value-type="float">
            <text:p>6.755927025</text:p>
          </table:table-cell>
          <table:table-cell table:formula="of:=POWER([.C150]-6.75;2)" office:value-type="float" office:value="0.000035129625350626" calcext:value-type="float">
            <text:p>3.5129625350626E-0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67362" calcext:value-type="float">
            <text:p>6.567362</text:p>
          </table:table-cell>
          <table:table-cell office:value-type="float" office:value="6.747774325" calcext:value-type="float">
            <text:p>6.747774325</text:p>
          </table:table-cell>
          <table:table-cell table:formula="of:=POWER([.C151]-6.75;2)" office:value-type="float" office:value="0.00000495362920562517" calcext:value-type="float">
            <text:p>4.95362920562517E-00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79371" calcext:value-type="float">
            <text:p>6.579371</text:p>
          </table:table-cell>
          <table:table-cell office:value-type="float" office:value="6.7427948625" calcext:value-type="float">
            <text:p>6.7427948625</text:p>
          </table:table-cell>
          <table:table-cell table:formula="of:=POWER([.C152]-6.75;2)" office:value-type="float" office:value="0.0000519140063939025" calcext:value-type="float">
            <text:p>0.00005191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85973" calcext:value-type="float">
            <text:p>6.585973</text:p>
          </table:table-cell>
          <table:table-cell office:value-type="float" office:value="6.7404262125" calcext:value-type="float">
            <text:p>6.7404262125</text:p>
          </table:table-cell>
          <table:table-cell table:formula="of:=POWER([.C153]-6.75;2)" office:value-type="float" office:value="0.0000916574070951549" calcext:value-type="float">
            <text:p>9.16574070951549E-00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84403" calcext:value-type="float">
            <text:p>6.584403</text:p>
          </table:table-cell>
          <table:table-cell office:value-type="float" office:value="6.740211025" calcext:value-type="float">
            <text:p>6.740211025</text:p>
          </table:table-cell>
          <table:table-cell table:formula="of:=POWER([.C154]-6.75;2)" office:value-type="float" office:value="0.0000958240315506289" calcext:value-type="float">
            <text:p>0.00009582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80575" calcext:value-type="float">
            <text:p>6.580575</text:p>
          </table:table-cell>
          <table:table-cell office:value-type="float" office:value="6.74162275" calcext:value-type="float">
            <text:p>6.74162275</text:p>
          </table:table-cell>
          <table:table-cell table:formula="of:=POWER([.C155]-6.75;2)" office:value-type="float" office:value="0.0000701783175624945" calcext:value-type="float">
            <text:p>7.01783175624945E-00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86965" calcext:value-type="float">
            <text:p>6.586965</text:p>
          </table:table-cell>
          <table:table-cell office:value-type="float" office:value="6.743946175" calcext:value-type="float">
            <text:p>6.743946175</text:p>
          </table:table-cell>
          <table:table-cell table:formula="of:=POWER([.C156]-6.75;2)" office:value-type="float" office:value="0.0000366487971306299" calcext:value-type="float">
            <text:p>3.66487971306299E-00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14489" calcext:value-type="float">
            <text:p>6.614489</text:p>
          </table:table-cell>
          <table:table-cell office:value-type="float" office:value="6.7462484375" calcext:value-type="float">
            <text:p>6.7462484375</text:p>
          </table:table-cell>
          <table:table-cell table:formula="of:=POWER([.C157]-6.75;2)" office:value-type="float" office:value="0.0000140742211914044" calcext:value-type="float">
            <text:p>1.40742211914044E-00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64015" calcext:value-type="float">
            <text:p>6.664015</text:p>
          </table:table-cell>
          <table:table-cell office:value-type="float" office:value="6.747526425" calcext:value-type="float">
            <text:p>6.747526425</text:p>
          </table:table-cell>
          <table:table-cell table:formula="of:=POWER([.C158]-6.75;2)" office:value-type="float" office:value="0.00000611857328062393" calcext:value-type="float">
            <text:p>6.11857328062393E-00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23777" calcext:value-type="float">
            <text:p>6.723777</text:p>
          </table:table-cell>
          <table:table-cell office:value-type="float" office:value="6.7470046375" calcext:value-type="float">
            <text:p>6.7470046375</text:p>
          </table:table-cell>
          <table:table-cell table:formula="of:=POWER([.C159]-6.75;2)" office:value-type="float" office:value="0.00000897219650640684" calcext:value-type="float">
            <text:p>8.97219650640684E-00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74671" calcext:value-type="float">
            <text:p>6.774671</text:p>
          </table:table-cell>
          <table:table-cell office:value-type="float" office:value="6.744421175" calcext:value-type="float">
            <text:p>6.744421175</text:p>
          </table:table-cell>
          <table:table-cell table:formula="of:=POWER([.C160]-6.75;2)" office:value-type="float" office:value="0.000031123288380622" calcext:value-type="float">
            <text:p>3.1123288380622E-00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99654" calcext:value-type="float">
            <text:p>6.799654</text:p>
          </table:table-cell>
          <table:table-cell office:value-type="float" office:value="6.7401161625" calcext:value-type="float">
            <text:p>6.7401161625</text:p>
          </table:table-cell>
          <table:table-cell table:formula="of:=POWER([.C161]-6.75;2)" office:value-type="float" office:value="0.0000976902437264127" calcext:value-type="float">
            <text:p>9.76902437264127E-00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91594" calcext:value-type="float">
            <text:p>6.791594</text:p>
          </table:table-cell>
          <table:table-cell office:value-type="float" office:value="6.734866575" calcext:value-type="float">
            <text:p>6.734866575</text:p>
          </table:table-cell>
          <table:table-cell table:formula="of:=POWER([.C162]-6.75;2)" office:value-type="float" office:value="0.000229020552230629" calcext:value-type="float">
            <text:p>0.000229020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56011" calcext:value-type="float">
            <text:p>6.756011</text:p>
          </table:table-cell>
          <table:table-cell office:value-type="float" office:value="6.7295781875" calcext:value-type="float">
            <text:p>6.7295781875</text:p>
          </table:table-cell>
          <table:table-cell table:formula="of:=POWER([.C163]-6.75;2)" office:value-type="float" office:value="0.000417050425785173" calcext:value-type="float">
            <text:p>0.000417050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08339" calcext:value-type="float">
            <text:p>6.708339</text:p>
          </table:table-cell>
          <table:table-cell office:value-type="float" office:value="6.7250010125" calcext:value-type="float">
            <text:p>6.7250010125</text:p>
          </table:table-cell>
          <table:table-cell table:formula="of:=POWER([.C164]-6.75;2)" office:value-type="float" office:value="0.00062494937602516" calcext:value-type="float">
            <text:p>0.000624949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67521" calcext:value-type="float">
            <text:p>6.667521</text:p>
          </table:table-cell>
          <table:table-cell office:value-type="float" office:value="6.721561225" calcext:value-type="float">
            <text:p>6.721561225</text:p>
          </table:table-cell>
          <table:table-cell table:formula="of:=POWER([.C165]-6.75;2)" office:value-type="float" office:value="0.000808763923500608" calcext:value-type="float">
            <text:p>0.000808763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48836" calcext:value-type="float">
            <text:p>6.648836</text:p>
          </table:table-cell>
          <table:table-cell office:value-type="float" office:value="6.719312375" calcext:value-type="float">
            <text:p>6.719312375</text:p>
          </table:table-cell>
          <table:table-cell table:formula="of:=POWER([.C166]-6.75;2)" office:value-type="float" office:value="0.000941730328140604" calcext:value-type="float">
            <text:p>0.000941730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58932" calcext:value-type="float">
            <text:p>6.658932</text:p>
          </table:table-cell>
          <table:table-cell office:value-type="float" office:value="6.7179812875" calcext:value-type="float">
            <text:p>6.7179812875</text:p>
          </table:table-cell>
          <table:table-cell table:formula="of:=POWER([.C167]-6.75;2)" office:value-type="float" office:value="0.00102519795015767" calcext:value-type="float">
            <text:p>0.0010251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94915" calcext:value-type="float">
            <text:p>6.694915</text:p>
          </table:table-cell>
          <table:table-cell office:value-type="float" office:value="6.7170939375" calcext:value-type="float">
            <text:p>6.7170939375</text:p>
          </table:table-cell>
          <table:table-cell table:formula="of:=POWER([.C168]-6.75;2)" office:value-type="float" office:value="0.00108280894925393" calcext:value-type="float">
            <text:p>0.001082808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4717" calcext:value-type="float">
            <text:p>6.74717</text:p>
          </table:table-cell>
          <table:table-cell office:value-type="float" office:value="6.7161554875" calcext:value-type="float">
            <text:p>6.7161554875</text:p>
          </table:table-cell>
          <table:table-cell table:formula="of:=POWER([.C169]-6.75;2)" office:value-type="float" office:value="0.00114545102636266" calcext:value-type="float">
            <text:p>0.00114545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03763" calcext:value-type="float">
            <text:p>6.803763</text:p>
          </table:table-cell>
          <table:table-cell office:value-type="float" office:value="6.7148236125" calcext:value-type="float">
            <text:p>6.7148236125</text:p>
          </table:table-cell>
          <table:table-cell table:formula="of:=POWER([.C170]-6.75;2)" office:value-type="float" office:value="0.00123737823755015" calcext:value-type="float">
            <text:p>0.001237378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54143" calcext:value-type="float">
            <text:p>6.854143</text:p>
          </table:table-cell>
          <table:table-cell office:value-type="float" office:value="6.712997425" calcext:value-type="float">
            <text:p>6.712997425</text:p>
          </table:table-cell>
          <table:table-cell table:formula="of:=POWER([.C171]-6.75;2)" office:value-type="float" office:value="0.00136919055663061" calcext:value-type="float">
            <text:p>0.001369190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91053" calcext:value-type="float">
            <text:p>6.891053</text:p>
          </table:table-cell>
          <table:table-cell office:value-type="float" office:value="6.7107786" calcext:value-type="float">
            <text:p>6.7107786</text:p>
          </table:table-cell>
          <table:table-cell table:formula="of:=POWER([.C172]-6.75;2)" office:value-type="float" office:value="0.00153831821795998" calcext:value-type="float">
            <text:p>0.001538318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910988" calcext:value-type="float">
            <text:p>6.910988</text:p>
          </table:table-cell>
          <table:table-cell office:value-type="float" office:value="6.7083385875" calcext:value-type="float">
            <text:p>6.7083385875</text:p>
          </table:table-cell>
          <table:table-cell table:formula="of:=POWER([.C173]-6.75;2)" office:value-type="float" office:value="0.00173567329149515" calcext:value-type="float">
            <text:p>0.001735673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913947" calcext:value-type="float">
            <text:p>6.913947</text:p>
          </table:table-cell>
          <table:table-cell office:value-type="float" office:value="6.70578935" calcext:value-type="float">
            <text:p>6.70578935</text:p>
          </table:table-cell>
          <table:table-cell table:formula="of:=POWER([.C174]-6.75;2)" office:value-type="float" office:value="0.00195458157342251" calcext:value-type="float">
            <text:p>0.001954581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902854" calcext:value-type="float">
            <text:p>6.902854</text:p>
          </table:table-cell>
          <table:table-cell office:value-type="float" office:value="6.7031473375" calcext:value-type="float">
            <text:p>6.7031473375</text:p>
          </table:table-cell>
          <table:table-cell table:formula="of:=POWER([.C175]-6.75;2)" office:value-type="float" office:value="0.00219517198333891" calcext:value-type="float">
            <text:p>0.00219517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82568" calcext:value-type="float">
            <text:p>6.882568</text:p>
          </table:table-cell>
          <table:table-cell office:value-type="float" office:value="6.7004027125" calcext:value-type="float">
            <text:p>6.7004027125</text:p>
          </table:table-cell>
          <table:table-cell table:formula="of:=POWER([.C176]-6.75;2)" office:value-type="float" office:value="0.00245989092735767" calcext:value-type="float">
            <text:p>0.002459890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858584" calcext:value-type="float">
            <text:p>6.858584</text:p>
          </table:table-cell>
          <table:table-cell office:value-type="float" office:value="6.69762255" calcext:value-type="float">
            <text:p>6.69762255</text:p>
          </table:table-cell>
          <table:table-cell table:formula="of:=POWER([.C177]-6.75;2)" office:value-type="float" office:value="0.00274339726850248" calcext:value-type="float">
            <text:p>0.002743397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835927" calcext:value-type="float">
            <text:p>6.835927</text:p>
          </table:table-cell>
          <table:table-cell office:value-type="float" office:value="6.694993225" calcext:value-type="float">
            <text:p>6.694993225</text:p>
          </table:table-cell>
          <table:table-cell table:formula="of:=POWER([.C178]-6.75;2)" office:value-type="float" office:value="0.00302574529590061" calcext:value-type="float">
            <text:p>0.003025745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818713" calcext:value-type="float">
            <text:p>6.818713</text:p>
          </table:table-cell>
          <table:table-cell office:value-type="float" office:value="6.6927591125" calcext:value-type="float">
            <text:p>6.6927591125</text:p>
          </table:table-cell>
          <table:table-cell table:formula="of:=POWER([.C179]-6.75;2)" office:value-type="float" office:value="0.00327651920178764" calcext:value-type="float">
            <text:p>0.003276519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810018" calcext:value-type="float">
            <text:p>6.810018</text:p>
          </table:table-cell>
          <table:table-cell office:value-type="float" office:value="6.6910998125" calcext:value-type="float">
            <text:p>6.6910998125</text:p>
          </table:table-cell>
          <table:table-cell table:formula="of:=POWER([.C180]-6.75;2)" office:value-type="float" office:value="0.00346923208753515" calcext:value-type="float">
            <text:p>0.003469232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11266" calcext:value-type="float">
            <text:p>6.811266</text:p>
          </table:table-cell>
          <table:table-cell office:value-type="float" office:value="6.6900366875" calcext:value-type="float">
            <text:p>6.6900366875</text:p>
          </table:table-cell>
          <table:table-cell table:formula="of:=POWER([.C181]-6.75;2)" office:value-type="float" office:value="0.00359559884597264" calcext:value-type="float">
            <text:p>0.003595598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821058" calcext:value-type="float">
            <text:p>6.821058</text:p>
          </table:table-cell>
          <table:table-cell office:value-type="float" office:value="6.6894321625" calcext:value-type="float">
            <text:p>6.6894321625</text:p>
          </table:table-cell>
          <table:table-cell table:formula="of:=POWER([.C182]-6.75;2)" office:value-type="float" office:value="0.00366846293942639" calcext:value-type="float">
            <text:p>0.003668462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34694" calcext:value-type="float">
            <text:p>6.834694</text:p>
          </table:table-cell>
          <table:table-cell office:value-type="float" office:value="6.6890764875" calcext:value-type="float">
            <text:p>6.6890764875</text:p>
          </table:table-cell>
          <table:table-cell table:formula="of:=POWER([.C183]-6.75;2)" office:value-type="float" office:value="0.00371167437533761" calcext:value-type="float">
            <text:p>0.003711674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45705" calcext:value-type="float">
            <text:p>6.845705</text:p>
          </table:table-cell>
          <table:table-cell office:value-type="float" office:value="6.6888022625" calcext:value-type="float">
            <text:p>6.6888022625</text:p>
          </table:table-cell>
          <table:table-cell table:formula="of:=POWER([.C184]-6.75;2)" office:value-type="float" office:value="0.00374516307511887" calcext:value-type="float">
            <text:p>0.003745163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49036" calcext:value-type="float">
            <text:p>6.849036</text:p>
          </table:table-cell>
          <table:table-cell office:value-type="float" office:value="6.6885573375" calcext:value-type="float">
            <text:p>6.6885573375</text:p>
          </table:table-cell>
          <table:table-cell table:formula="of:=POWER([.C185]-6.75;2)" office:value-type="float" office:value="0.00377520077508893" calcext:value-type="float">
            <text:p>0.003775200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43705" calcext:value-type="float">
            <text:p>6.843705</text:p>
          </table:table-cell>
          <table:table-cell office:value-type="float" office:value="6.6883995" calcext:value-type="float">
            <text:p>6.6883995</text:p>
          </table:table-cell>
          <table:table-cell table:formula="of:=POWER([.C186]-6.75;2)" office:value-type="float" office:value="0.00379462160024999" calcext:value-type="float">
            <text:p>0.003794621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32971" calcext:value-type="float">
            <text:p>6.832971</text:p>
          </table:table-cell>
          <table:table-cell office:value-type="float" office:value="6.6884275125" calcext:value-type="float">
            <text:p>6.6884275125</text:p>
          </table:table-cell>
          <table:table-cell table:formula="of:=POWER([.C187]-6.75;2)" office:value-type="float" office:value="0.0037911712169377" calcext:value-type="float">
            <text:p>0.003791171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22072" calcext:value-type="float">
            <text:p>6.822072</text:p>
          </table:table-cell>
          <table:table-cell office:value-type="float" office:value="6.6886977" calcext:value-type="float">
            <text:p>6.6886977</text:p>
          </table:table-cell>
          <table:table-cell table:formula="of:=POWER([.C188]-6.75;2)" office:value-type="float" office:value="0.00375797198529004" calcext:value-type="float">
            <text:p>0.00375797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15346" calcext:value-type="float">
            <text:p>6.815346</text:p>
          </table:table-cell>
          <table:table-cell office:value-type="float" office:value="6.689174175" calcext:value-type="float">
            <text:p>6.689174175</text:p>
          </table:table-cell>
          <table:table-cell table:formula="of:=POWER([.C189]-6.75;2)" office:value-type="float" office:value="0.00369978098693065" calcext:value-type="float">
            <text:p>0.00369978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1451" calcext:value-type="float">
            <text:p>6.81451</text:p>
          </table:table-cell>
          <table:table-cell office:value-type="float" office:value="6.6897324375" calcext:value-type="float">
            <text:p>6.6897324375</text:p>
          </table:table-cell>
          <table:table-cell table:formula="of:=POWER([.C190]-6.75;2)" office:value-type="float" office:value="0.0036321790896914" calcext:value-type="float">
            <text:p>0.003632179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18339" calcext:value-type="float">
            <text:p>6.818339</text:p>
          </table:table-cell>
          <table:table-cell office:value-type="float" office:value="6.690206525" calcext:value-type="float">
            <text:p>6.690206525</text:p>
          </table:table-cell>
          <table:table-cell table:formula="of:=POWER([.C191]-6.75;2)" office:value-type="float" office:value="0.00357525965257565" calcext:value-type="float">
            <text:p>0.003575259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23021" calcext:value-type="float">
            <text:p>6.823021</text:p>
          </table:table-cell>
          <table:table-cell office:value-type="float" office:value="6.690458675" calcext:value-type="float">
            <text:p>6.690458675</text:p>
          </table:table-cell>
          <table:table-cell table:formula="of:=POWER([.C192]-6.75;2)" office:value-type="float" office:value="0.00354516938275558" calcext:value-type="float">
            <text:p>0.00354516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22846" calcext:value-type="float">
            <text:p>6.822846</text:p>
          </table:table-cell>
          <table:table-cell office:value-type="float" office:value="6.6904495375" calcext:value-type="float">
            <text:p>6.6904495375</text:p>
          </table:table-cell>
          <table:table-cell table:formula="of:=POWER([.C193]-6.75;2)" office:value-type="float" office:value="0.00354625758396389" calcext:value-type="float">
            <text:p>0.003546257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11741" calcext:value-type="float">
            <text:p>6.811741</text:p>
          </table:table-cell>
          <table:table-cell office:value-type="float" office:value="6.6902837625" calcext:value-type="float">
            <text:p>6.6902837625</text:p>
          </table:table-cell>
          <table:table-cell table:formula="of:=POWER([.C194]-6.75;2)" office:value-type="float" office:value="0.0035660290211564" calcext:value-type="float">
            <text:p>0.00356602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85945" calcext:value-type="float">
            <text:p>6.785945</text:p>
          </table:table-cell>
          <table:table-cell office:value-type="float" office:value="6.690202575" calcext:value-type="float">
            <text:p>6.690202575</text:p>
          </table:table-cell>
          <table:table-cell table:formula="of:=POWER([.C195]-6.75;2)" office:value-type="float" office:value="0.00357573203663065" calcext:value-type="float">
            <text:p>0.00357573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46862" calcext:value-type="float">
            <text:p>6.746862</text:p>
          </table:table-cell>
          <table:table-cell office:value-type="float" office:value="6.6905103625" calcext:value-type="float">
            <text:p>6.6905103625</text:p>
          </table:table-cell>
          <table:table-cell table:formula="of:=POWER([.C196]-6.75;2)" office:value-type="float" office:value="0.00353901696988146" calcext:value-type="float">
            <text:p>0.00353901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0218" calcext:value-type="float">
            <text:p>6.70218</text:p>
          </table:table-cell>
          <table:table-cell office:value-type="float" office:value="6.6914590875" calcext:value-type="float">
            <text:p>6.6914590875</text:p>
          </table:table-cell>
          <table:table-cell table:formula="of:=POWER([.C197]-6.75;2)" office:value-type="float" office:value="0.00342703843633264" calcext:value-type="float">
            <text:p>0.003427038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663909" calcext:value-type="float">
            <text:p>6.663909</text:p>
          </table:table-cell>
          <table:table-cell office:value-type="float" office:value="6.693146175" calcext:value-type="float">
            <text:p>6.693146175</text:p>
          </table:table-cell>
          <table:table-cell table:formula="of:=POWER([.C198]-6.75;2)" office:value-type="float" office:value="0.00323235741713064" calcext:value-type="float">
            <text:p>0.003232357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64374" calcext:value-type="float">
            <text:p>6.64374</text:p>
          </table:table-cell>
          <table:table-cell office:value-type="float" office:value="6.6954761125" calcext:value-type="float">
            <text:p>6.6954761125</text:p>
          </table:table-cell>
          <table:table-cell table:formula="of:=POWER([.C199]-6.75;2)" office:value-type="float" office:value="0.00297285430811268" calcext:value-type="float">
            <text:p>0.002972854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47866" calcext:value-type="float">
            <text:p>6.647866</text:p>
          </table:table-cell>
          <table:table-cell office:value-type="float" office:value="6.6981962625" calcext:value-type="float">
            <text:p>6.6981962625</text:p>
          </table:table-cell>
          <table:table-cell table:formula="of:=POWER([.C200]-6.75;2)" office:value-type="float" office:value="0.00268362721896893" calcext:value-type="float">
            <text:p>0.00268362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73896" calcext:value-type="float">
            <text:p>6.673896</text:p>
          </table:table-cell>
          <table:table-cell office:value-type="float" office:value="6.700977125" calcext:value-type="float">
            <text:p>6.700977125</text:p>
          </table:table-cell>
          <table:table-cell table:formula="of:=POWER([.C201]-6.75;2)" office:value-type="float" office:value="0.00240324227326566" calcext:value-type="float">
            <text:p>0.00240324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11419" calcext:value-type="float">
            <text:p>6.711419</text:p>
          </table:table-cell>
          <table:table-cell office:value-type="float" office:value="6.703497175" calcext:value-type="float">
            <text:p>6.703497175</text:p>
          </table:table-cell>
          <table:table-cell table:formula="of:=POWER([.C202]-6.75;2)" office:value-type="float" office:value="0.00216251273298064" calcext:value-type="float">
            <text:p>0.002162512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45723" calcext:value-type="float">
            <text:p>6.745723</text:p>
          </table:table-cell>
          <table:table-cell office:value-type="float" office:value="6.705510375" calcext:value-type="float">
            <text:p>6.705510375</text:p>
          </table:table-cell>
          <table:table-cell table:formula="of:=POWER([.C203]-6.75;2)" office:value-type="float" office:value="0.0019793267326406" calcext:value-type="float">
            <text:p>0.001979326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62729" calcext:value-type="float">
            <text:p>6.762729</text:p>
          </table:table-cell>
          <table:table-cell office:value-type="float" office:value="6.706895275" calcext:value-type="float">
            <text:p>6.706895275</text:p>
          </table:table-cell>
          <table:table-cell table:formula="of:=POWER([.C204]-6.75;2)" office:value-type="float" office:value="0.00185801731732563" calcext:value-type="float">
            <text:p>0.00185801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53032" calcext:value-type="float">
            <text:p>6.753032</text:p>
          </table:table-cell>
          <table:table-cell office:value-type="float" office:value="6.7076869125" calcext:value-type="float">
            <text:p>6.7076869125</text:p>
          </table:table-cell>
          <table:table-cell table:formula="of:=POWER([.C205]-6.75;2)" office:value-type="float" office:value="0.00179039737378267" calcext:value-type="float">
            <text:p>0.001790397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1383" calcext:value-type="float">
            <text:p>6.71383</text:p>
          </table:table-cell>
          <table:table-cell office:value-type="float" office:value="6.7080841625" calcext:value-type="float">
            <text:p>6.7080841625</text:p>
          </table:table-cell>
          <table:table-cell table:formula="of:=POWER([.C206]-6.75;2)" office:value-type="float" office:value="0.00175693743332636" calcext:value-type="float">
            <text:p>0.001756937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48524" calcext:value-type="float">
            <text:p>6.648524</text:p>
          </table:table-cell>
          <table:table-cell office:value-type="float" office:value="6.708423" calcext:value-type="float">
            <text:p>6.708423</text:p>
          </table:table-cell>
          <table:table-cell table:formula="of:=POWER([.C207]-6.75;2)" office:value-type="float" office:value="0.00172864692900002" calcext:value-type="float">
            <text:p>0.001728646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564577" calcext:value-type="float">
            <text:p>6.564577</text:p>
          </table:table-cell>
          <table:table-cell office:value-type="float" office:value="6.709117025" calcext:value-type="float">
            <text:p>6.709117025</text:p>
          </table:table-cell>
          <table:table-cell table:formula="of:=POWER([.C208]-6.75;2)" office:value-type="float" office:value="0.0016714176448506" calcext:value-type="float">
            <text:p>0.001671417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471258" calcext:value-type="float">
            <text:p>6.471258</text:p>
          </table:table-cell>
          <table:table-cell office:value-type="float" office:value="6.7105789375" calcext:value-type="float">
            <text:p>6.7105789375</text:p>
          </table:table-cell>
          <table:table-cell table:formula="of:=POWER([.C209]-6.75;2)" office:value-type="float" office:value="0.00155402016862889" calcext:value-type="float">
            <text:p>0.001554020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379316" calcext:value-type="float">
            <text:p>6.379316</text:p>
          </table:table-cell>
          <table:table-cell office:value-type="float" office:value="6.7131342625" calcext:value-type="float">
            <text:p>6.7131342625</text:p>
          </table:table-cell>
          <table:table-cell table:formula="of:=POWER([.C210]-6.75;2)" office:value-type="float" office:value="0.00135908260141893" calcext:value-type="float">
            <text:p>0.001359082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302938" calcext:value-type="float">
            <text:p>6.302938</text:p>
          </table:table-cell>
          <table:table-cell office:value-type="float" office:value="6.7169264125" calcext:value-type="float">
            <text:p>6.7169264125</text:p>
          </table:table-cell>
          <table:table-cell table:formula="of:=POWER([.C211]-6.75;2)" office:value-type="float" office:value="0.00109386219012013" calcext:value-type="float">
            <text:p>0.00109386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260633" calcext:value-type="float">
            <text:p>6.260633</text:p>
          </table:table-cell>
          <table:table-cell office:value-type="float" office:value="6.7218153625" calcext:value-type="float">
            <text:p>6.7218153625</text:p>
          </table:table-cell>
          <table:table-cell table:formula="of:=POWER([.C212]-6.75;2)" office:value-type="float" office:value="0.0007943737910064" calcext:value-type="float">
            <text:p>0.000794373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270032" calcext:value-type="float">
            <text:p>6.270032</text:p>
          </table:table-cell>
          <table:table-cell office:value-type="float" office:value="6.727309025" calcext:value-type="float">
            <text:p>6.727309025</text:p>
          </table:table-cell>
          <table:table-cell table:formula="of:=POWER([.C213]-6.75;2)" office:value-type="float" office:value="0.000514880346450612" calcext:value-type="float">
            <text:p>0.000514880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336301" calcext:value-type="float">
            <text:p>6.336301</text:p>
          </table:table-cell>
          <table:table-cell office:value-type="float" office:value="6.7326100875" calcext:value-type="float">
            <text:p>6.7326100875</text:p>
          </table:table-cell>
          <table:table-cell table:formula="of:=POWER([.C214]-6.75;2)" office:value-type="float" office:value="0.000302409056757644" calcext:value-type="float">
            <text:p>0.000302409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442452" calcext:value-type="float">
            <text:p>6.442452</text:p>
          </table:table-cell>
          <table:table-cell office:value-type="float" office:value="6.7368432375" calcext:value-type="float">
            <text:p>6.7368432375</text:p>
          </table:table-cell>
          <table:table-cell table:formula="of:=POWER([.C215]-6.75;2)" office:value-type="float" office:value="0.000173100399481394" calcext:value-type="float">
            <text:p>0.000173100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51812" calcext:value-type="float">
            <text:p>6.551812</text:p>
          </table:table-cell>
          <table:table-cell office:value-type="float" office:value="6.7394139625" calcext:value-type="float">
            <text:p>6.7394139625</text:p>
          </table:table-cell>
          <table:table-cell table:formula="of:=POWER([.C216]-6.75;2)" office:value-type="float" office:value="0.000112064189951396" calcext:value-type="float">
            <text:p>0.000112064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23487" calcext:value-type="float">
            <text:p>6.623487</text:p>
          </table:table-cell>
          <table:table-cell office:value-type="float" office:value="6.7403216875" calcext:value-type="float">
            <text:p>6.7403216875</text:p>
          </table:table-cell>
          <table:table-cell table:formula="of:=POWER([.C217]-6.75;2)" office:value-type="float" office:value="0.0000936697328476596" calcext:value-type="float">
            <text:p>9.36697328476596E-00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31427" calcext:value-type="float">
            <text:p>6.631427</text:p>
          </table:table-cell>
          <table:table-cell office:value-type="float" office:value="6.740238575" calcext:value-type="float">
            <text:p>6.740238575</text:p>
          </table:table-cell>
          <table:table-cell table:formula="of:=POWER([.C218]-6.75;2)" office:value-type="float" office:value="0.0000952854180306205" calcext:value-type="float">
            <text:p>9.52854180306205E-00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76544" calcext:value-type="float">
            <text:p>6.576544</text:p>
          </table:table-cell>
          <table:table-cell office:value-type="float" office:value="6.7402793125" calcext:value-type="float">
            <text:p>6.7402793125</text:p>
          </table:table-cell>
          <table:table-cell table:formula="of:=POWER([.C219]-6.75;2)" office:value-type="float" office:value="0.0000944917654726518" calcext:value-type="float">
            <text:p>9.44917654726518E-00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486293" calcext:value-type="float">
            <text:p>6.486293</text:p>
          </table:table-cell>
          <table:table-cell office:value-type="float" office:value="6.7415319125" calcext:value-type="float">
            <text:p>6.7415319125</text:p>
          </table:table-cell>
          <table:table-cell table:formula="of:=POWER([.C220]-6.75;2)" office:value-type="float" office:value="0.0000717085059076534" calcext:value-type="float">
            <text:p>7.17085059076534E-00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401758" calcext:value-type="float">
            <text:p>6.401758</text:p>
          </table:table-cell>
          <table:table-cell office:value-type="float" office:value="6.7445366625" calcext:value-type="float">
            <text:p>6.7445366625</text:p>
          </table:table-cell>
          <table:table-cell table:formula="of:=POWER([.C221]-6.75;2)" office:value-type="float" office:value="0.000029848056638908" calcext:value-type="float">
            <text:p>2.9848056638908E-0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358496" calcext:value-type="float">
            <text:p>6.358496</text:p>
          </table:table-cell>
          <table:table-cell office:value-type="float" office:value="6.748957925" calcext:value-type="float">
            <text:p>6.748957925</text:p>
          </table:table-cell>
          <table:table-cell table:formula="of:=POWER([.C222]-6.75;2)" office:value-type="float" office:value="0.00000108592030562495" calcext:value-type="float">
            <text:p>1.08592030562495E-00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373668" calcext:value-type="float">
            <text:p>6.373668</text:p>
          </table:table-cell>
          <table:table-cell office:value-type="float" office:value="6.7536324375" calcext:value-type="float">
            <text:p>6.7536324375</text:p>
          </table:table-cell>
          <table:table-cell table:formula="of:=POWER([.C223]-6.75;2)" office:value-type="float" office:value="0.0000131946021914085" calcext:value-type="float">
            <text:p>1.31946021914085E-00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452582" calcext:value-type="float">
            <text:p>6.452582</text:p>
          </table:table-cell>
          <table:table-cell office:value-type="float" office:value="6.7569739125" calcext:value-type="float">
            <text:p>6.7569739125</text:p>
          </table:table-cell>
          <table:table-cell table:formula="of:=POWER([.C224]-6.75;2)" office:value-type="float" office:value="0.0000486354555576611" calcext:value-type="float">
            <text:p>4.86354555576611E-00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26037" calcext:value-type="float">
            <text:p>6.626037</text:p>
          </table:table-cell>
          <table:table-cell office:value-type="float" office:value="6.757460625" calcext:value-type="float">
            <text:p>6.757460625</text:p>
          </table:table-cell>
          <table:table-cell table:formula="of:=POWER([.C225]-6.75;2)" office:value-type="float" office:value="0.0000556609253906283" calcext:value-type="float">
            <text:p>5.56609253906283E-00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105906" calcext:value-type="float">
            <text:p>7.105906</text:p>
          </table:table-cell>
          <table:table-cell office:value-type="float" office:value="6.753693175" calcext:value-type="float">
            <text:p>6.753693175</text:p>
          </table:table-cell>
          <table:table-cell table:formula="of:=POWER([.C226]-6.75;2)" office:value-type="float" office:value="0.0000136395415806282" calcext:value-type="float">
            <text:p>1.36395415806282E-00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.536175" calcext:value-type="float">
            <text:p>15.536175</text:p>
          </table:table-cell>
          <table:table-cell office:value-type="float" office:value="6.74233945" calcext:value-type="float">
            <text:p>6.74233945</text:p>
          </table:table-cell>
          <table:table-cell table:formula="of:=POWER([.C227]-6.75;2)" office:value-type="float" office:value="0.0000586840263024964" calcext:value-type="float">
            <text:p>0.00005868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640161" calcext:value-type="float">
            <text:p>4.640161</text:p>
          </table:table-cell>
          <table:table-cell office:value-type="float" office:value="6.625083475" calcext:value-type="float">
            <text:p>6.625083475</text:p>
          </table:table-cell>
          <table:table-cell table:formula="of:=POWER([.C228]-6.75;2)" office:value-type="float" office:value="0.0156041382180756" calcext:value-type="float">
            <text:p>0.015604138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542636" calcext:value-type="float">
            <text:p>5.542636</text:p>
          </table:table-cell>
          <table:table-cell office:value-type="float" office:value="6.6446398375" calcext:value-type="float">
            <text:p>6.6446398375</text:p>
          </table:table-cell>
          <table:table-cell table:formula="of:=POWER([.C229]-6.75;2)" office:value-type="float" office:value="0.0111007638420265" calcext:value-type="float">
            <text:p>0.011100763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904361" calcext:value-type="float">
            <text:p>5.904361</text:p>
          </table:table-cell>
          <table:table-cell office:value-type="float" office:value="6.6541989" calcext:value-type="float">
            <text:p>6.6541989</text:p>
          </table:table-cell>
          <table:table-cell table:formula="of:=POWER([.C230]-6.75;2)" office:value-type="float" office:value="0.00917785076121002" calcext:value-type="float">
            <text:p>0.009177850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169005" calcext:value-type="float">
            <text:p>6.169005</text:p>
          </table:table-cell>
          <table:table-cell office:value-type="float" office:value="6.6604875" calcext:value-type="float">
            <text:p>6.6604875</text:p>
          </table:table-cell>
          <table:table-cell table:formula="of:=POWER([.C231]-6.75;2)" office:value-type="float" office:value="0.00801248765624994" calcext:value-type="float">
            <text:p>0.008012487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389879" calcext:value-type="float">
            <text:p>6.389879</text:p>
          </table:table-cell>
          <table:table-cell office:value-type="float" office:value="6.6641111125" calcext:value-type="float">
            <text:p>6.6641111125</text:p>
          </table:table-cell>
          <table:table-cell table:formula="of:=POWER([.C232]-6.75;2)" office:value-type="float" office:value="0.00737690099598772" calcext:value-type="float">
            <text:p>0.00737690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568758" calcext:value-type="float">
            <text:p>6.568758</text:p>
          </table:table-cell>
          <table:table-cell office:value-type="float" office:value="6.6647574875" calcext:value-type="float">
            <text:p>6.6647574875</text:p>
          </table:table-cell>
          <table:table-cell table:formula="of:=POWER([.C233]-6.75;2)" office:value-type="float" office:value="0.00726628593731262" calcext:value-type="float">
            <text:p>0.007266285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97341" calcext:value-type="float">
            <text:p>6.697341</text:p>
          </table:table-cell>
          <table:table-cell office:value-type="float" office:value="6.6621582125" calcext:value-type="float">
            <text:p>6.6621582125</text:p>
          </table:table-cell>
          <table:table-cell table:formula="of:=POWER([.C234]-6.75;2)" office:value-type="float" office:value="0.00771617963119522" calcext:value-type="float">
            <text:p>0.007716179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66449" calcext:value-type="float">
            <text:p>6.766449</text:p>
          </table:table-cell>
          <table:table-cell office:value-type="float" office:value="6.656423225" calcext:value-type="float">
            <text:p>6.656423225</text:p>
          </table:table-cell>
          <table:table-cell table:formula="of:=POWER([.C235]-6.75;2)" office:value-type="float" office:value="0.00875661281940059" calcext:value-type="float">
            <text:p>0.008756612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71146" calcext:value-type="float">
            <text:p>6.771146</text:p>
          </table:table-cell>
          <table:table-cell office:value-type="float" office:value="6.6481640375" calcext:value-type="float">
            <text:p>6.6481640375</text:p>
          </table:table-cell>
          <table:table-cell table:formula="of:=POWER([.C236]-6.75;2)" office:value-type="float" office:value="0.0103705632583014" calcext:value-type="float">
            <text:p>0.010370563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16728" calcext:value-type="float">
            <text:p>6.716728</text:p>
          </table:table-cell>
          <table:table-cell office:value-type="float" office:value="6.6385364625" calcext:value-type="float">
            <text:p>6.6385364625</text:p>
          </table:table-cell>
          <table:table-cell table:formula="of:=POWER([.C237]-6.75;2)" office:value-type="float" office:value="0.0124241201920138" calcext:value-type="float">
            <text:p>0.012424120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22272" calcext:value-type="float">
            <text:p>6.622272</text:p>
          </table:table-cell>
          <table:table-cell office:value-type="float" office:value="6.629278425" calcext:value-type="float">
            <text:p>6.629278425</text:p>
          </table:table-cell>
          <table:table-cell table:formula="of:=POWER([.C238]-6.75;2)" office:value-type="float" office:value="0.0145736986704807" calcext:value-type="float">
            <text:p>0.014573698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171" calcext:value-type="float">
            <text:p>6.5171</text:p>
          </table:table-cell>
          <table:table-cell office:value-type="float" office:value="6.6228952625" calcext:value-type="float">
            <text:p>6.6228952625</text:p>
          </table:table-cell>
          <table:table-cell table:formula="of:=POWER([.C239]-6.75;2)" office:value-type="float" office:value="0.0161556142949439" calcext:value-type="float">
            <text:p>0.016155614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43027" calcext:value-type="float">
            <text:p>6.43027</text:p>
          </table:table-cell>
          <table:table-cell office:value-type="float" office:value="6.6239005125" calcext:value-type="float">
            <text:p>6.6239005125</text:p>
          </table:table-cell>
          <table:table-cell table:formula="of:=POWER([.C240]-6.75;2)" office:value-type="float" office:value="0.0159010807477627" calcext:value-type="float">
            <text:p>0.015901080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379687" calcext:value-type="float">
            <text:p>6.379687</text:p>
          </table:table-cell>
          <table:table-cell office:value-type="float" office:value="6.657134225" calcext:value-type="float">
            <text:p>6.657134225</text:p>
          </table:table-cell>
          <table:table-cell table:formula="of:=POWER([.C241]-6.75;2)" office:value-type="float" office:value="0.00862405216635061" calcext:value-type="float">
            <text:p>0.008624052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368523" calcext:value-type="float">
            <text:p>6.368523</text:p>
          </table:table-cell>
          <table:table-cell office:value-type="float" office:value="6.6133830875" calcext:value-type="float">
            <text:p>6.6133830875</text:p>
          </table:table-cell>
          <table:table-cell table:formula="of:=POWER([.C242]-6.75;2)" office:value-type="float" office:value="0.0186641807810327" calcext:value-type="float">
            <text:p>0.018664180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389837" calcext:value-type="float">
            <text:p>6.389837</text:p>
          </table:table-cell>
          <table:table-cell office:value-type="float" office:value="6.6005255" calcext:value-type="float">
            <text:p>6.6005255</text:p>
          </table:table-cell>
          <table:table-cell table:formula="of:=POWER([.C243]-6.75;2)" office:value-type="float" office:value="0.0223426261502501" calcext:value-type="float">
            <text:p>0.022342626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33156" calcext:value-type="float">
            <text:p>6.433156</text:p>
          </table:table-cell>
          <table:table-cell office:value-type="float" office:value="6.595738025" calcext:value-type="float">
            <text:p>6.595738025</text:p>
          </table:table-cell>
          <table:table-cell table:formula="of:=POWER([.C244]-6.75;2)" office:value-type="float" office:value="0.0237967569309006" calcext:value-type="float">
            <text:p>0.02379675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487613" calcext:value-type="float">
            <text:p>6.487613</text:p>
          </table:table-cell>
          <table:table-cell office:value-type="float" office:value="6.5948842625" calcext:value-type="float">
            <text:p>6.5948842625</text:p>
          </table:table-cell>
          <table:table-cell table:formula="of:=POWER([.C245]-6.75;2)" office:value-type="float" office:value="0.0240608920201689" calcext:value-type="float">
            <text:p>0.02406089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42349" calcext:value-type="float">
            <text:p>6.542349</text:p>
          </table:table-cell>
          <table:table-cell office:value-type="float" office:value="6.5955574375" calcext:value-type="float">
            <text:p>6.5955574375</text:p>
          </table:table-cell>
          <table:table-cell table:formula="of:=POWER([.C246]-6.75;2)" office:value-type="float" office:value="0.0238525051115664" calcext:value-type="float">
            <text:p>0.02385250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87944" calcext:value-type="float">
            <text:p>6.587944</text:p>
          </table:table-cell>
          <table:table-cell office:value-type="float" office:value="6.5961106" calcext:value-type="float">
            <text:p>6.5961106</text:p>
          </table:table-cell>
          <table:table-cell table:formula="of:=POWER([.C247]-6.75;2)" office:value-type="float" office:value="0.0236819474323599" calcext:value-type="float">
            <text:p>0.023681947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19839" calcext:value-type="float">
            <text:p>6.619839</text:p>
          </table:table-cell>
          <table:table-cell office:value-type="float" office:value="6.5956880375" calcext:value-type="float">
            <text:p>6.5956880375</text:p>
          </table:table-cell>
          <table:table-cell table:formula="of:=POWER([.C248]-6.75;2)" office:value-type="float" office:value="0.0238121817706013" calcext:value-type="float">
            <text:p>0.023812181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4062" calcext:value-type="float">
            <text:p>6.64062</text:p>
          </table:table-cell>
          <table:table-cell office:value-type="float" office:value="6.59422345" calcext:value-type="float">
            <text:p>6.59422345</text:p>
          </table:table-cell>
          <table:table-cell table:formula="of:=POWER([.C249]-6.75;2)" office:value-type="float" office:value="0.0242663335299024" calcext:value-type="float">
            <text:p>0.024266333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57668" calcext:value-type="float">
            <text:p>6.657668</text:p>
          </table:table-cell>
          <table:table-cell office:value-type="float" office:value="6.59216565" calcext:value-type="float">
            <text:p>6.59216565</text:p>
          </table:table-cell>
          <table:table-cell table:formula="of:=POWER([.C250]-6.75;2)" office:value-type="float" office:value="0.0249116820399225" calcext:value-type="float">
            <text:p>0.0249116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76637" calcext:value-type="float">
            <text:p>6.676637</text:p>
          </table:table-cell>
          <table:table-cell office:value-type="float" office:value="6.590021125" calcext:value-type="float">
            <text:p>6.590021125</text:p>
          </table:table-cell>
          <table:table-cell table:formula="of:=POWER([.C251]-6.75;2)" office:value-type="float" office:value="0.0255932404462657" calcext:value-type="float">
            <text:p>0.025593240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95852" calcext:value-type="float">
            <text:p>6.695852</text:p>
          </table:table-cell>
          <table:table-cell office:value-type="float" office:value="6.5880074375" calcext:value-type="float">
            <text:p>6.5880074375</text:p>
          </table:table-cell>
          <table:table-cell table:formula="of:=POWER([.C252]-6.75;2)" office:value-type="float" office:value="0.0262415903053164" calcext:value-type="float">
            <text:p>0.026241590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07049" calcext:value-type="float">
            <text:p>6.707049</text:p>
          </table:table-cell>
          <table:table-cell office:value-type="float" office:value="6.5860353875" calcext:value-type="float">
            <text:p>6.5860353875</text:p>
          </table:table-cell>
          <table:table-cell table:formula="of:=POWER([.C253]-6.75;2)" office:value-type="float" office:value="0.0268843941522752" calcext:value-type="float">
            <text:p>0.026884394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02586" calcext:value-type="float">
            <text:p>6.702586</text:p>
          </table:table-cell>
          <table:table-cell office:value-type="float" office:value="6.583951325" calcext:value-type="float">
            <text:p>6.583951325</text:p>
          </table:table-cell>
          <table:table-cell table:formula="of:=POWER([.C254]-6.75;2)" office:value-type="float" office:value="0.0275721624692556" calcext:value-type="float">
            <text:p>0.027572162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83284" calcext:value-type="float">
            <text:p>6.683284</text:p>
          </table:table-cell>
          <table:table-cell office:value-type="float" office:value="6.581778425" calcext:value-type="float">
            <text:p>6.581778425</text:p>
          </table:table-cell>
          <table:table-cell table:formula="of:=POWER([.C255]-6.75;2)" office:value-type="float" office:value="0.0282984982954808" calcext:value-type="float">
            <text:p>0.028298498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60155" calcext:value-type="float">
            <text:p>6.660155</text:p>
          </table:table-cell>
          <table:table-cell office:value-type="float" office:value="6.579749375" calcext:value-type="float">
            <text:p>6.5797493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48238" calcext:value-type="float">
            <text:p>6.648238</text:p>
          </table:table-cell>
          <table:table-cell office:value-type="float" office:value="6.578127825" calcext:value-type="float">
            <text:p>6.57812782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57198" calcext:value-type="float">
            <text:p>6.657198</text:p>
          </table:table-cell>
          <table:table-cell office:value-type="float" office:value="6.5769890375" calcext:value-type="float">
            <text:p>6.57698903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85969" calcext:value-type="float">
            <text:p>6.685969</text:p>
          </table:table-cell>
          <table:table-cell office:value-type="float" office:value="6.576143125" calcext:value-type="float">
            <text:p>6.57614312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24968" calcext:value-type="float">
            <text:p>6.724968</text:p>
          </table:table-cell>
          <table:table-cell office:value-type="float" office:value="6.5752440375" calcext:value-type="float">
            <text:p>6.575244037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62904" calcext:value-type="float">
            <text:p>6.762904</text:p>
          </table:table-cell>
          <table:table-cell office:value-type="float" office:value="6.5739802125" calcext:value-type="float">
            <text:p>6.57398021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92604" calcext:value-type="float">
            <text:p>6.792604</text:p>
          </table:table-cell>
          <table:table-cell office:value-type="float" office:value="6.5722116875" calcext:value-type="float">
            <text:p>6.57221168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812756" calcext:value-type="float">
            <text:p>6.812756</text:p>
          </table:table-cell>
          <table:table-cell office:value-type="float" office:value="6.5699876125" calcext:value-type="float">
            <text:p>6.56998761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26111" calcext:value-type="float">
            <text:p>6.826111</text:p>
          </table:table-cell>
          <table:table-cell office:value-type="float" office:value="6.567464575" calcext:value-type="float">
            <text:p>6.56746457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36409" calcext:value-type="float">
            <text:p>6.836409</text:p>
          </table:table-cell>
          <table:table-cell office:value-type="float" office:value="6.5647983" calcext:value-type="float">
            <text:p>6.564798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45946" calcext:value-type="float">
            <text:p>6.845946</text:p>
          </table:table-cell>
          <table:table-cell office:value-type="float" office:value="6.562079875" calcext:value-type="float">
            <text:p>6.5620798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854586" calcext:value-type="float">
            <text:p>6.854586</text:p>
          </table:table-cell>
          <table:table-cell office:value-type="float" office:value="6.55934235" calcext:value-type="float">
            <text:p>6.5593423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6019" calcext:value-type="float">
            <text:p>6.86019</text:p>
          </table:table-cell>
          <table:table-cell office:value-type="float" office:value="6.556611275" calcext:value-type="float">
            <text:p>6.5566112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60007" calcext:value-type="float">
            <text:p>6.860007</text:p>
          </table:table-cell>
          <table:table-cell office:value-type="float" office:value="6.553953325" calcext:value-type="float">
            <text:p>6.55395332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52437" calcext:value-type="float">
            <text:p>6.852437</text:p>
          </table:table-cell>
          <table:table-cell office:value-type="float" office:value="6.5514944625" calcext:value-type="float">
            <text:p>6.551494462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38511" calcext:value-type="float">
            <text:p>6.838511</text:p>
          </table:table-cell>
          <table:table-cell office:value-type="float" office:value="6.5494047125" calcext:value-type="float">
            <text:p>6.549404712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2229" calcext:value-type="float">
            <text:p>6.82229</text:p>
          </table:table-cell>
          <table:table-cell office:value-type="float" office:value="6.5478570375" calcext:value-type="float">
            <text:p>6.54785703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09584" calcext:value-type="float">
            <text:p>6.809584</text:p>
          </table:table-cell>
          <table:table-cell office:value-type="float" office:value="6.54696955" calcext:value-type="float">
            <text:p>6.5469695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05246" calcext:value-type="float">
            <text:p>6.805246</text:p>
          </table:table-cell>
          <table:table-cell office:value-type="float" office:value="6.5467492625" calcext:value-type="float">
            <text:p>6.546749262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810568" calcext:value-type="float">
            <text:p>6.810568</text:p>
          </table:table-cell>
          <table:table-cell office:value-type="float" office:value="6.54706835" calcext:value-type="float">
            <text:p>6.5470683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2276" calcext:value-type="float">
            <text:p>6.82276</text:p>
          </table:table-cell>
          <table:table-cell office:value-type="float" office:value="6.547695775" calcext:value-type="float">
            <text:p>6.5476957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37147" calcext:value-type="float">
            <text:p>6.837147</text:p>
          </table:table-cell>
          <table:table-cell office:value-type="float" office:value="6.5483728625" calcext:value-type="float">
            <text:p>6.548372862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50304" calcext:value-type="float">
            <text:p>6.850304</text:p>
          </table:table-cell>
          <table:table-cell office:value-type="float" office:value="6.5488899875" calcext:value-type="float">
            <text:p>6.548889987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61352" calcext:value-type="float">
            <text:p>6.861352</text:p>
          </table:table-cell>
          <table:table-cell office:value-type="float" office:value="6.5491268625" calcext:value-type="float">
            <text:p>6.549126862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70335" calcext:value-type="float">
            <text:p>6.870335</text:p>
          </table:table-cell>
          <table:table-cell office:value-type="float" office:value="6.5490535625" calcext:value-type="float">
            <text:p>6.549053562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755" calcext:value-type="float">
            <text:p>6.8755</text:p>
          </table:table-cell>
          <table:table-cell office:value-type="float" office:value="6.54871575" calcext:value-type="float">
            <text:p>6.548715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72475" calcext:value-type="float">
            <text:p>6.872475</text:p>
          </table:table-cell>
          <table:table-cell office:value-type="float" office:value="6.5482239" calcext:value-type="float">
            <text:p>6.548223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56515" calcext:value-type="float">
            <text:p>6.856515</text:p>
          </table:table-cell>
          <table:table-cell office:value-type="float" office:value="6.5477455125" calcext:value-type="float">
            <text:p>6.54774551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2606" calcext:value-type="float">
            <text:p>6.82606</text:p>
          </table:table-cell>
          <table:table-cell office:value-type="float" office:value="6.5474880375" calcext:value-type="float">
            <text:p>6.54748803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84812" calcext:value-type="float">
            <text:p>6.784812</text:p>
          </table:table-cell>
          <table:table-cell office:value-type="float" office:value="6.54766435" calcext:value-type="float">
            <text:p>6.5476643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40937" calcext:value-type="float">
            <text:p>6.740937</text:p>
          </table:table-cell>
          <table:table-cell office:value-type="float" office:value="6.5484412625" calcext:value-type="float">
            <text:p>6.548441262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04046" calcext:value-type="float">
            <text:p>6.704046</text:p>
          </table:table-cell>
          <table:table-cell office:value-type="float" office:value="6.549881075" calcext:value-type="float">
            <text:p>6.5498810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8153" calcext:value-type="float">
            <text:p>6.68153</text:p>
          </table:table-cell>
          <table:table-cell office:value-type="float" office:value="6.5518987625" calcext:value-type="float">
            <text:p>6.551898762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75684" calcext:value-type="float">
            <text:p>6.675684</text:p>
          </table:table-cell>
          <table:table-cell office:value-type="float" office:value="6.5542647375" calcext:value-type="float">
            <text:p>6.55426473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82688" calcext:value-type="float">
            <text:p>6.682688</text:p>
          </table:table-cell>
          <table:table-cell office:value-type="float" office:value="6.556669225" calcext:value-type="float">
            <text:p>6.55666922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94054" calcext:value-type="float">
            <text:p>6.694054</text:p>
          </table:table-cell>
          <table:table-cell office:value-type="float" office:value="6.5588303" calcext:value-type="float">
            <text:p>6.558830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00126" calcext:value-type="float">
            <text:p>6.700126</text:p>
          </table:table-cell>
          <table:table-cell office:value-type="float" office:value="6.5605978125" calcext:value-type="float">
            <text:p>6.56059781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94117" calcext:value-type="float">
            <text:p>6.694117</text:p>
          </table:table-cell>
          <table:table-cell office:value-type="float" office:value="6.5620055375" calcext:value-type="float">
            <text:p>6.562005537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74953" calcext:value-type="float">
            <text:p>6.674953</text:p>
          </table:table-cell>
          <table:table-cell office:value-type="float" office:value="6.5632507625" calcext:value-type="float">
            <text:p>6.56325076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4811" calcext:value-type="float">
            <text:p>6.64811</text:p>
          </table:table-cell>
          <table:table-cell office:value-type="float" office:value="6.5646117" calcext:value-type="float">
            <text:p>6.564611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2443" calcext:value-type="float">
            <text:p>6.62443</text:p>
          </table:table-cell>
          <table:table-cell office:value-type="float" office:value="6.5663302875" calcext:value-type="float">
            <text:p>6.566330287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16838" calcext:value-type="float">
            <text:p>6.616838</text:p>
          </table:table-cell>
          <table:table-cell office:value-type="float" office:value="6.568493625" calcext:value-type="float">
            <text:p>6.56849362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34686" calcext:value-type="float">
            <text:p>6.634686</text:p>
          </table:table-cell>
          <table:table-cell office:value-type="float" office:value="6.5709564375" calcext:value-type="float">
            <text:p>6.57095643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76752" calcext:value-type="float">
            <text:p>6.676752</text:p>
          </table:table-cell>
          <table:table-cell office:value-type="float" office:value="6.573356875" calcext:value-type="float">
            <text:p>6.57335687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26673" calcext:value-type="float">
            <text:p>6.726673</text:p>
          </table:table-cell>
          <table:table-cell office:value-type="float" office:value="6.57526135" calcext:value-type="float">
            <text:p>6.5752613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55459" calcext:value-type="float">
            <text:p>6.755459</text:p>
          </table:table-cell>
          <table:table-cell office:value-type="float" office:value="6.57640775" calcext:value-type="float">
            <text:p>6.576407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32457" calcext:value-type="float">
            <text:p>6.732457</text:p>
          </table:table-cell>
          <table:table-cell office:value-type="float" office:value="6.576931825" calcext:value-type="float">
            <text:p>6.5769318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40986" calcext:value-type="float">
            <text:p>6.640986</text:p>
          </table:table-cell>
          <table:table-cell office:value-type="float" office:value="6.5774311375" calcext:value-type="float">
            <text:p>6.57743113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491519" calcext:value-type="float">
            <text:p>6.491519</text:p>
          </table:table-cell>
          <table:table-cell office:value-type="float" office:value="6.5787850375" calcext:value-type="float">
            <text:p>6.57878503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324641" calcext:value-type="float">
            <text:p>6.324641</text:p>
          </table:table-cell>
          <table:table-cell office:value-type="float" office:value="6.5817752" calcext:value-type="float">
            <text:p>6.581775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197608" calcext:value-type="float">
            <text:p>6.197608</text:p>
          </table:table-cell>
          <table:table-cell office:value-type="float" office:value="6.5866724625" calcext:value-type="float">
            <text:p>6.586672462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155697" calcext:value-type="float">
            <text:p>6.155697</text:p>
          </table:table-cell>
          <table:table-cell office:value-type="float" office:value="6.59301955" calcext:value-type="float">
            <text:p>6.5930195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20467" calcext:value-type="float">
            <text:p>6.20467</text:p>
          </table:table-cell>
          <table:table-cell office:value-type="float" office:value="6.599787825" calcext:value-type="float">
            <text:p>6.5997878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307361" calcext:value-type="float">
            <text:p>6.307361</text:p>
          </table:table-cell>
          <table:table-cell office:value-type="float" office:value="6.605862875" calcext:value-type="float">
            <text:p>6.6058628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407449" calcext:value-type="float">
            <text:p>6.407449</text:p>
          </table:table-cell>
          <table:table-cell office:value-type="float" office:value="6.6105480375" calcext:value-type="float">
            <text:p>6.61054803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458894" calcext:value-type="float">
            <text:p>6.458894</text:p>
          </table:table-cell>
          <table:table-cell office:value-type="float" office:value="6.6137767125" calcext:value-type="float">
            <text:p>6.61377671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441589" calcext:value-type="float">
            <text:p>6.441589</text:p>
          </table:table-cell>
          <table:table-cell office:value-type="float" office:value="6.6160049" calcext:value-type="float">
            <text:p>6.616004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360816" calcext:value-type="float">
            <text:p>6.360816</text:p>
          </table:table-cell>
          <table:table-cell office:value-type="float" office:value="6.617961125" calcext:value-type="float">
            <text:p>6.61796112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238542" calcext:value-type="float">
            <text:p>6.238542</text:p>
          </table:table-cell>
          <table:table-cell office:value-type="float" office:value="6.6204082125" calcext:value-type="float">
            <text:p>6.620408212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105714" calcext:value-type="float">
            <text:p>6.105714</text:p>
          </table:table-cell>
          <table:table-cell office:value-type="float" office:value="6.623958025" calcext:value-type="float">
            <text:p>6.6239580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00094" calcext:value-type="float">
            <text:p>6.00094</text:p>
          </table:table-cell>
          <table:table-cell office:value-type="float" office:value="6.6289121625" calcext:value-type="float">
            <text:p>6.628912162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976085" calcext:value-type="float">
            <text:p>5.976085</text:p>
          </table:table-cell>
          <table:table-cell office:value-type="float" office:value="6.635094325" calcext:value-type="float">
            <text:p>6.6350943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111619" calcext:value-type="float">
            <text:p>6.111619</text:p>
          </table:table-cell>
          <table:table-cell office:value-type="float" office:value="6.6416403625" calcext:value-type="float">
            <text:p>6.64164036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59752" calcext:value-type="float">
            <text:p>6.59752</text:p>
          </table:table-cell>
          <table:table-cell office:value-type="float" office:value="6.6466261125" calcext:value-type="float">
            <text:p>6.64662611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088967" calcext:value-type="float">
            <text:p>9.088967</text:p>
          </table:table-cell>
          <table:table-cell office:value-type="float" office:value="6.6456779375" calcext:value-type="float">
            <text:p>6.64567793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879596" calcext:value-type="float">
            <text:p>2.879596</text:p>
          </table:table-cell>
          <table:table-cell office:value-type="float" office:value="6.613620125" calcext:value-type="float">
            <text:p>6.61362012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339916" calcext:value-type="float">
            <text:p>5.339916</text:p>
          </table:table-cell>
          <table:table-cell office:value-type="float" office:value="6.6589795375" calcext:value-type="float">
            <text:p>6.658979537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006839" calcext:value-type="float">
            <text:p>6.006839</text:p>
          </table:table-cell>
          <table:table-cell office:value-type="float" office:value="6.6730796375" calcext:value-type="float">
            <text:p>6.67307963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364855" calcext:value-type="float">
            <text:p>6.364855</text:p>
          </table:table-cell>
          <table:table-cell office:value-type="float" office:value="6.67808245" calcext:value-type="float">
            <text:p>6.6780824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41467" calcext:value-type="float">
            <text:p>6.541467</text:p>
          </table:table-cell>
          <table:table-cell office:value-type="float" office:value="6.6777809875" calcext:value-type="float">
            <text:p>6.67778098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86602" calcext:value-type="float">
            <text:p>6.586602</text:p>
          </table:table-cell>
          <table:table-cell office:value-type="float" office:value="6.6746583125" calcext:value-type="float">
            <text:p>6.67465831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54139" calcext:value-type="float">
            <text:p>6.554139</text:p>
          </table:table-cell>
          <table:table-cell office:value-type="float" office:value="6.6708832625" calcext:value-type="float">
            <text:p>6.67088326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02672" calcext:value-type="float">
            <text:p>6.502672</text:p>
          </table:table-cell>
          <table:table-cell office:value-type="float" office:value="6.66819525" calcext:value-type="float">
            <text:p>6.668195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475996" calcext:value-type="float">
            <text:p>6.475996</text:p>
          </table:table-cell>
          <table:table-cell office:value-type="float" office:value="6.6676585625" calcext:value-type="float">
            <text:p>6.667658562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486106" calcext:value-type="float">
            <text:p>6.486106</text:p>
          </table:table-cell>
          <table:table-cell office:value-type="float" office:value="6.6695400375" calcext:value-type="float">
            <text:p>6.66954003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15542" calcext:value-type="float">
            <text:p>6.515542</text:p>
          </table:table-cell>
          <table:table-cell office:value-type="float" office:value="6.6733522875" calcext:value-type="float">
            <text:p>6.673352287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38088" calcext:value-type="float">
            <text:p>6.538088</text:p>
          </table:table-cell>
          <table:table-cell office:value-type="float" office:value="6.677892975" calcext:value-type="float">
            <text:p>6.67789297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540324" calcext:value-type="float">
            <text:p>6.540324</text:p>
          </table:table-cell>
          <table:table-cell office:value-type="float" office:value="6.6807032375" calcext:value-type="float">
            <text:p>6.680703237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528754" calcext:value-type="float">
            <text:p>6.528754</text:p>
          </table:table-cell>
          <table:table-cell office:value-type="float" office:value="6.66814125" calcext:value-type="float">
            <text:p>6.6681412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52096" calcext:value-type="float">
            <text:p>6.52096</text:p>
          </table:table-cell>
          <table:table-cell office:value-type="float" office:value="6.6859884125" calcext:value-type="float">
            <text:p>6.68598841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30431" calcext:value-type="float">
            <text:p>6.530431</text:p>
          </table:table-cell>
          <table:table-cell office:value-type="float" office:value="6.692945825" calcext:value-type="float">
            <text:p>6.6929458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57135" calcext:value-type="float">
            <text:p>6.557135</text:p>
          </table:table-cell>
          <table:table-cell office:value-type="float" office:value="6.6943876" calcext:value-type="float">
            <text:p>6.694387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89525" calcext:value-type="float">
            <text:p>6.589525</text:p>
          </table:table-cell>
          <table:table-cell office:value-type="float" office:value="6.6917697875" calcext:value-type="float">
            <text:p>6.691769787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14042" calcext:value-type="float">
            <text:p>6.614042</text:p>
          </table:table-cell>
          <table:table-cell office:value-type="float" office:value="6.6867841375" calcext:value-type="float">
            <text:p>6.68678413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23862" calcext:value-type="float">
            <text:p>6.623862</text:p>
          </table:table-cell>
          <table:table-cell office:value-type="float" office:value="6.6812867375" calcext:value-type="float">
            <text:p>6.681286737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21422" calcext:value-type="float">
            <text:p>6.621422</text:p>
          </table:table-cell>
          <table:table-cell office:value-type="float" office:value="6.6766971875" calcext:value-type="float">
            <text:p>6.676697187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14678" calcext:value-type="float">
            <text:p>6.614678</text:p>
          </table:table-cell>
          <table:table-cell office:value-type="float" office:value="6.6735828875" calcext:value-type="float">
            <text:p>6.67358288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10913" calcext:value-type="float">
            <text:p>6.610913</text:p>
          </table:table-cell>
          <table:table-cell office:value-type="float" office:value="6.67168685" calcext:value-type="float">
            <text:p>6.6716868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12809" calcext:value-type="float">
            <text:p>6.612809</text:p>
          </table:table-cell>
          <table:table-cell office:value-type="float" office:value="6.6703013375" calcext:value-type="float">
            <text:p>6.670301337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18935" calcext:value-type="float">
            <text:p>6.618935</text:p>
          </table:table-cell>
          <table:table-cell office:value-type="float" office:value="6.6687383375" calcext:value-type="float">
            <text:p>6.668738337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26944" calcext:value-type="float">
            <text:p>6.626944</text:p>
          </table:table-cell>
          <table:table-cell office:value-type="float" office:value="6.6666646625" calcext:value-type="float">
            <text:p>6.666664662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361" calcext:value-type="float">
            <text:p>6.6361</text:p>
          </table:table-cell>
          <table:table-cell office:value-type="float" office:value="6.6641773" calcext:value-type="float">
            <text:p>6.664177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47554" calcext:value-type="float">
            <text:p>6.647554</text:p>
          </table:table-cell>
          <table:table-cell office:value-type="float" office:value="6.6616408375" calcext:value-type="float">
            <text:p>6.661640837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63298" calcext:value-type="float">
            <text:p>6.663298</text:p>
          </table:table-cell>
          <table:table-cell office:value-type="float" office:value="6.659426225" calcext:value-type="float">
            <text:p>6.6594262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85257" calcext:value-type="float">
            <text:p>6.685257</text:p>
          </table:table-cell>
          <table:table-cell office:value-type="float" office:value="6.65770975" calcext:value-type="float">
            <text:p>6.657709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14697" calcext:value-type="float">
            <text:p>6.714697</text:p>
          </table:table-cell>
          <table:table-cell office:value-type="float" office:value="6.656413175" calcext:value-type="float">
            <text:p>6.65641317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51291" calcext:value-type="float">
            <text:p>6.751291</text:p>
          </table:table-cell>
          <table:table-cell office:value-type="float" office:value="6.6552692" calcext:value-type="float">
            <text:p>6.655269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91961" calcext:value-type="float">
            <text:p>6.791961</text:p>
          </table:table-cell>
          <table:table-cell office:value-type="float" office:value="6.65394995" calcext:value-type="float">
            <text:p>6.6539499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30773" calcext:value-type="float">
            <text:p>6.830773</text:p>
          </table:table-cell>
          <table:table-cell office:value-type="float" office:value="6.6521967375" calcext:value-type="float">
            <text:p>6.652196737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60762" calcext:value-type="float">
            <text:p>6.860762</text:p>
          </table:table-cell>
          <table:table-cell office:value-type="float" office:value="6.6499045" calcext:value-type="float">
            <text:p>6.649904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76927" calcext:value-type="float">
            <text:p>6.876927</text:p>
          </table:table-cell>
          <table:table-cell office:value-type="float" office:value="6.64713355" calcext:value-type="float">
            <text:p>6.64713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78517" calcext:value-type="float">
            <text:p>6.878517</text:p>
          </table:table-cell>
          <table:table-cell office:value-type="float" office:value="6.6440507375" calcext:value-type="float">
            <text:p>6.64405073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69254" calcext:value-type="float">
            <text:p>6.869254</text:p>
          </table:table-cell>
          <table:table-cell office:value-type="float" office:value="6.6408366125" calcext:value-type="float">
            <text:p>6.64083661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855488" calcext:value-type="float">
            <text:p>6.855488</text:p>
          </table:table-cell>
          <table:table-cell office:value-type="float" office:value="6.6376135375" calcext:value-type="float">
            <text:p>6.63761353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4331" calcext:value-type="float">
            <text:p>6.84331</text:p>
          </table:table-cell>
          <table:table-cell office:value-type="float" office:value="6.6344358" calcext:value-type="float">
            <text:p>6.634435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36152" calcext:value-type="float">
            <text:p>6.836152</text:p>
          </table:table-cell>
          <table:table-cell office:value-type="float" office:value="6.631340975" calcext:value-type="float">
            <text:p>6.6313409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34204" calcext:value-type="float">
            <text:p>6.834204</text:p>
          </table:table-cell>
          <table:table-cell office:value-type="float" office:value="6.62841735" calcext:value-type="float">
            <text:p>6.6284173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835917" calcext:value-type="float">
            <text:p>6.835917</text:p>
          </table:table-cell>
          <table:table-cell office:value-type="float" office:value="6.625826625" calcext:value-type="float">
            <text:p>6.62582662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40165" calcext:value-type="float">
            <text:p>6.840165</text:p>
          </table:table-cell>
          <table:table-cell office:value-type="float" office:value="6.623750175" calcext:value-type="float">
            <text:p>6.62375017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46965" calcext:value-type="float">
            <text:p>6.846965</text:p>
          </table:table-cell>
          <table:table-cell office:value-type="float" office:value="6.6222863375" calcext:value-type="float">
            <text:p>6.622286337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56122" calcext:value-type="float">
            <text:p>6.856122</text:p>
          </table:table-cell>
          <table:table-cell office:value-type="float" office:value="6.6213700125" calcext:value-type="float">
            <text:p>6.62137001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65461" calcext:value-type="float">
            <text:p>6.865461</text:p>
          </table:table-cell>
          <table:table-cell office:value-type="float" office:value="6.620778" calcext:value-type="float">
            <text:p>6.62077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870808" calcext:value-type="float">
            <text:p>6.870808</text:p>
          </table:table-cell>
          <table:table-cell office:value-type="float" office:value="6.6202291375" calcext:value-type="float">
            <text:p>6.62022913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68043" calcext:value-type="float">
            <text:p>6.868043</text:p>
          </table:table-cell>
          <table:table-cell office:value-type="float" office:value="6.61952815" calcext:value-type="float">
            <text:p>6.6195281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55574" calcext:value-type="float">
            <text:p>6.855574</text:p>
          </table:table-cell>
          <table:table-cell office:value-type="float" office:value="6.618672975" calcext:value-type="float">
            <text:p>6.6186729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35455" calcext:value-type="float">
            <text:p>6.835455</text:p>
          </table:table-cell>
          <table:table-cell office:value-type="float" office:value="6.61785995" calcext:value-type="float">
            <text:p>6.6178599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12744" calcext:value-type="float">
            <text:p>6.812744</text:p>
          </table:table-cell>
          <table:table-cell office:value-type="float" office:value="6.6173756" calcext:value-type="float">
            <text:p>6.617375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93735" calcext:value-type="float">
            <text:p>6.793735</text:p>
          </table:table-cell>
          <table:table-cell office:value-type="float" office:value="6.61743285" calcext:value-type="float">
            <text:p>6.6174328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83828" calcext:value-type="float">
            <text:p>6.783828</text:p>
          </table:table-cell>
          <table:table-cell office:value-type="float" office:value="6.6180489125" calcext:value-type="float">
            <text:p>6.618048912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85597" calcext:value-type="float">
            <text:p>6.785597</text:p>
          </table:table-cell>
          <table:table-cell office:value-type="float" office:value="6.6190337" calcext:value-type="float">
            <text:p>6.619033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97497" calcext:value-type="float">
            <text:p>6.797497</text:p>
          </table:table-cell>
          <table:table-cell office:value-type="float" office:value="6.6200818125" calcext:value-type="float">
            <text:p>6.620081812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13863" calcext:value-type="float">
            <text:p>6.813863</text:p>
          </table:table-cell>
          <table:table-cell office:value-type="float" office:value="6.6209037125" calcext:value-type="float">
            <text:p>6.620903712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26721" calcext:value-type="float">
            <text:p>6.826721</text:p>
          </table:table-cell>
          <table:table-cell office:value-type="float" office:value="6.6213278" calcext:value-type="float">
            <text:p>6.621327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2911" calcext:value-type="float">
            <text:p>6.82911</text:p>
          </table:table-cell>
          <table:table-cell office:value-type="float" office:value="6.6213416" calcext:value-type="float">
            <text:p>6.621341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818385" calcext:value-type="float">
            <text:p>6.818385</text:p>
          </table:table-cell>
          <table:table-cell office:value-type="float" office:value="6.6210774625" calcext:value-type="float">
            <text:p>6.621077462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97385" calcext:value-type="float">
            <text:p>6.797385</text:p>
          </table:table-cell>
          <table:table-cell office:value-type="float" office:value="6.620761925" calcext:value-type="float">
            <text:p>6.62076192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72402" calcext:value-type="float">
            <text:p>6.772402</text:p>
          </table:table-cell>
          <table:table-cell office:value-type="float" office:value="6.62064635" calcext:value-type="float">
            <text:p>6.6206463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49298" calcext:value-type="float">
            <text:p>6.749298</text:p>
          </table:table-cell>
          <table:table-cell office:value-type="float" office:value="6.6209382375" calcext:value-type="float">
            <text:p>6.62093823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30732" calcext:value-type="float">
            <text:p>6.730732</text:p>
          </table:table-cell>
          <table:table-cell office:value-type="float" office:value="6.6217577375" calcext:value-type="float">
            <text:p>6.62175773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16422" calcext:value-type="float">
            <text:p>6.716422</text:p>
          </table:table-cell>
          <table:table-cell office:value-type="float" office:value="6.6231330625" calcext:value-type="float">
            <text:p>6.62313306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05375" calcext:value-type="float">
            <text:p>6.705375</text:p>
          </table:table-cell>
          <table:table-cell office:value-type="float" office:value="6.625020775" calcext:value-type="float">
            <text:p>6.62502077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97159" calcext:value-type="float">
            <text:p>6.697159</text:p>
          </table:table-cell>
          <table:table-cell office:value-type="float" office:value="6.6273209" calcext:value-type="float">
            <text:p>6.627320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90674" calcext:value-type="float">
            <text:p>6.690674</text:p>
          </table:table-cell>
          <table:table-cell office:value-type="float" office:value="6.629877475" calcext:value-type="float">
            <text:p>6.62987747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82174" calcext:value-type="float">
            <text:p>6.682174</text:p>
          </table:table-cell>
          <table:table-cell office:value-type="float" office:value="6.632490575" calcext:value-type="float">
            <text:p>6.6324905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65743" calcext:value-type="float">
            <text:p>6.665743</text:p>
          </table:table-cell>
          <table:table-cell office:value-type="float" office:value="6.6349663875" calcext:value-type="float">
            <text:p>6.634966387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37149" calcext:value-type="float">
            <text:p>6.637149</text:p>
          </table:table-cell>
          <table:table-cell office:value-type="float" office:value="6.6371878875" calcext:value-type="float">
            <text:p>6.63718788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98087" calcext:value-type="float">
            <text:p>6.598087</text:p>
          </table:table-cell>
          <table:table-cell office:value-type="float" office:value="6.6391512375" calcext:value-type="float">
            <text:p>6.63915123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56583" calcext:value-type="float">
            <text:p>6.556583</text:p>
          </table:table-cell>
          <table:table-cell office:value-type="float" office:value="6.6409344875" calcext:value-type="float">
            <text:p>6.640934487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22527" calcext:value-type="float">
            <text:p>6.522527</text:p>
          </table:table-cell>
          <table:table-cell office:value-type="float" office:value="6.6426309375" calcext:value-type="float">
            <text:p>6.64263093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02045" calcext:value-type="float">
            <text:p>6.502045</text:p>
          </table:table-cell>
          <table:table-cell office:value-type="float" office:value="6.6443148125" calcext:value-type="float">
            <text:p>6.644314812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95513" calcext:value-type="float">
            <text:p>6.495513</text:p>
          </table:table-cell>
          <table:table-cell office:value-type="float" office:value="6.6460636875" calcext:value-type="float">
            <text:p>6.646063687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499768" calcext:value-type="float">
            <text:p>6.499768</text:p>
          </table:table-cell>
          <table:table-cell office:value-type="float" office:value="6.647986575" calcext:value-type="float">
            <text:p>6.6479865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10479" calcext:value-type="float">
            <text:p>6.510479</text:p>
          </table:table-cell>
          <table:table-cell office:value-type="float" office:value="6.6501954" calcext:value-type="float">
            <text:p>6.650195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21666" calcext:value-type="float">
            <text:p>6.521666</text:p>
          </table:table-cell>
          <table:table-cell office:value-type="float" office:value="6.6527319625" calcext:value-type="float">
            <text:p>6.652731962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24342" calcext:value-type="float">
            <text:p>6.524342</text:p>
          </table:table-cell>
          <table:table-cell office:value-type="float" office:value="6.6555286875" calcext:value-type="float">
            <text:p>6.65552868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08349" calcext:value-type="float">
            <text:p>6.508349</text:p>
          </table:table-cell>
          <table:table-cell office:value-type="float" office:value="6.6584553375" calcext:value-type="float">
            <text:p>6.658455337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467924" calcext:value-type="float">
            <text:p>6.467924</text:p>
          </table:table-cell>
          <table:table-cell office:value-type="float" office:value="6.661416825" calcext:value-type="float">
            <text:p>6.6614168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407064" calcext:value-type="float">
            <text:p>6.407064</text:p>
          </table:table-cell>
          <table:table-cell office:value-type="float" office:value="6.6644177375" calcext:value-type="float">
            <text:p>6.664417737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340738" calcext:value-type="float">
            <text:p>6.340738</text:p>
          </table:table-cell>
          <table:table-cell office:value-type="float" office:value="6.6675342375" calcext:value-type="float">
            <text:p>6.667534237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291653" calcext:value-type="float">
            <text:p>6.291653</text:p>
          </table:table-cell>
          <table:table-cell office:value-type="float" office:value="6.6707922375" calcext:value-type="float">
            <text:p>6.67079223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284598" calcext:value-type="float">
            <text:p>6.284598</text:p>
          </table:table-cell>
          <table:table-cell office:value-type="float" office:value="6.6740004875" calcext:value-type="float">
            <text:p>6.67400048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339098" calcext:value-type="float">
            <text:p>6.339098</text:p>
          </table:table-cell>
          <table:table-cell office:value-type="float" office:value="6.6766313625" calcext:value-type="float">
            <text:p>6.67663136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459737" calcext:value-type="float">
            <text:p>6.459737</text:p>
          </table:table-cell>
          <table:table-cell office:value-type="float" office:value="6.6778756125" calcext:value-type="float">
            <text:p>6.677875612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26514" calcext:value-type="float">
            <text:p>6.626514</text:p>
          </table:table-cell>
          <table:table-cell office:value-type="float" office:value="6.676961325" calcext:value-type="float">
            <text:p>6.67696132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91086" calcext:value-type="float">
            <text:p>6.791086</text:p>
          </table:table-cell>
          <table:table-cell office:value-type="float" office:value="6.6736650375" calcext:value-type="float">
            <text:p>6.673665037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78797" calcext:value-type="float">
            <text:p>6.878797</text:p>
          </table:table-cell>
          <table:table-cell office:value-type="float" office:value="6.6687361375" calcext:value-type="float">
            <text:p>6.668736137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62909" calcext:value-type="float">
            <text:p>6.762909</text:p>
          </table:table-cell>
          <table:table-cell office:value-type="float" office:value="6.6639821875" calcext:value-type="float">
            <text:p>6.663982187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535365" calcext:value-type="float">
            <text:p>5.535365</text:p>
          </table:table-cell>
          <table:table-cell office:value-type="float" office:value="6.662440825" calcext:value-type="float">
            <text:p>6.66244082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956527" calcext:value-type="float">
            <text:p>7.956527</text:p>
          </table:table-cell>
          <table:table-cell office:value-type="float" office:value="6.6777697375" calcext:value-type="float">
            <text:p>6.677769737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077553" calcext:value-type="float">
            <text:p>7.077553</text:p>
          </table:table-cell>
          <table:table-cell office:value-type="float" office:value="6.6633987375" calcext:value-type="float">
            <text:p>6.663398737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45773" calcext:value-type="float">
            <text:p>6.645773</text:p>
          </table:table-cell>
          <table:table-cell office:value-type="float" office:value="6.6592757" calcext:value-type="float">
            <text:p>6.659275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34771" calcext:value-type="float">
            <text:p>6.34771</text:p>
          </table:table-cell>
          <table:table-cell office:value-type="float" office:value="6.6586961875" calcext:value-type="float">
            <text:p>6.65869618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190673" calcext:value-type="float">
            <text:p>6.190673</text:p>
          </table:table-cell>
          <table:table-cell office:value-type="float" office:value="6.659494125" calcext:value-type="float">
            <text:p>6.65949412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17425" calcext:value-type="float">
            <text:p>6.17425</text:p>
          </table:table-cell>
          <table:table-cell office:value-type="float" office:value="6.6601894875" calcext:value-type="float">
            <text:p>6.6601894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256698" calcext:value-type="float">
            <text:p>6.256698</text:p>
          </table:table-cell>
          <table:table-cell office:value-type="float" office:value="6.65992065" calcext:value-type="float">
            <text:p>6.6599206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372278" calcext:value-type="float">
            <text:p>6.372278</text:p>
          </table:table-cell>
          <table:table-cell office:value-type="float" office:value="6.6585685875" calcext:value-type="float">
            <text:p>6.658568587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62995" calcext:value-type="float">
            <text:p>6.462995</text:p>
          </table:table-cell>
          <table:table-cell office:value-type="float" office:value="6.65663515" calcext:value-type="float">
            <text:p>6.6566351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00072" calcext:value-type="float">
            <text:p>6.500072</text:p>
          </table:table-cell>
          <table:table-cell office:value-type="float" office:value="6.6548734625" calcext:value-type="float">
            <text:p>6.65487346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487769" calcext:value-type="float">
            <text:p>6.487769</text:p>
          </table:table-cell>
          <table:table-cell office:value-type="float" office:value="6.6538294" calcext:value-type="float">
            <text:p>6.653829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453041" calcext:value-type="float">
            <text:p>6.453041</text:p>
          </table:table-cell>
          <table:table-cell office:value-type="float" office:value="6.6533740625" calcext:value-type="float">
            <text:p>6.65337406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27955" calcext:value-type="float">
            <text:p>6.427955</text:p>
          </table:table-cell>
          <table:table-cell office:value-type="float" office:value="6.6519672125" calcext:value-type="float">
            <text:p>6.65196721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433183" calcext:value-type="float">
            <text:p>6.433183</text:p>
          </table:table-cell>
          <table:table-cell office:value-type="float" office:value="6.6415374625" calcext:value-type="float">
            <text:p>6.641537462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470385" calcext:value-type="float">
            <text:p>6.470385</text:p>
          </table:table-cell>
          <table:table-cell office:value-type="float" office:value="6.673426775" calcext:value-type="float">
            <text:p>6.67342677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2598" calcext:value-type="float">
            <text:p>6.52598</text:p>
          </table:table-cell>
          <table:table-cell office:value-type="float" office:value="6.6834373625" calcext:value-type="float">
            <text:p>6.683437362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81531" calcext:value-type="float">
            <text:p>6.581531</text:p>
          </table:table-cell>
          <table:table-cell office:value-type="float" office:value="6.6883486875" calcext:value-type="float">
            <text:p>6.68834868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23179" calcext:value-type="float">
            <text:p>6.623179</text:p>
          </table:table-cell>
          <table:table-cell office:value-type="float" office:value="6.690099975" calcext:value-type="float">
            <text:p>6.6900999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45751" calcext:value-type="float">
            <text:p>6.645751</text:p>
          </table:table-cell>
          <table:table-cell office:value-type="float" office:value="6.6898354625" calcext:value-type="float">
            <text:p>6.68983546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51704" calcext:value-type="float">
            <text:p>6.651704</text:p>
          </table:table-cell>
          <table:table-cell office:value-type="float" office:value="6.6885211875" calcext:value-type="float">
            <text:p>6.688521187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47394" calcext:value-type="float">
            <text:p>6.647394</text:p>
          </table:table-cell>
          <table:table-cell office:value-type="float" office:value="6.6868495875" calcext:value-type="float">
            <text:p>6.68684958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39086" calcext:value-type="float">
            <text:p>6.639086</text:p>
          </table:table-cell>
          <table:table-cell office:value-type="float" office:value="6.6851575375" calcext:value-type="float">
            <text:p>6.685157537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30302" calcext:value-type="float">
            <text:p>6.630302</text:p>
          </table:table-cell>
          <table:table-cell office:value-type="float" office:value="6.6834769" calcext:value-type="float">
            <text:p>6.683476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21387" calcext:value-type="float">
            <text:p>6.621387</text:p>
          </table:table-cell>
          <table:table-cell office:value-type="float" office:value="6.6816861" calcext:value-type="float">
            <text:p>6.681686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11408" calcext:value-type="float">
            <text:p>6.611408</text:p>
          </table:table-cell>
          <table:table-cell office:value-type="float" office:value="6.6796869125" calcext:value-type="float">
            <text:p>6.679686912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01269" calcext:value-type="float">
            <text:p>6.601269</text:p>
          </table:table-cell>
          <table:table-cell office:value-type="float" office:value="6.6775247875" calcext:value-type="float">
            <text:p>6.677524787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595724" calcext:value-type="float">
            <text:p>6.595724</text:p>
          </table:table-cell>
          <table:table-cell office:value-type="float" office:value="6.675392625" calcext:value-type="float">
            <text:p>6.67539262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02262" calcext:value-type="float">
            <text:p>6.602262</text:p>
          </table:table-cell>
          <table:table-cell office:value-type="float" office:value="6.6735174125" calcext:value-type="float">
            <text:p>6.67351741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26946" calcext:value-type="float">
            <text:p>6.626946</text:p>
          </table:table-cell>
          <table:table-cell office:value-type="float" office:value="6.672004175" calcext:value-type="float">
            <text:p>6.67200417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69801" calcext:value-type="float">
            <text:p>6.669801</text:p>
          </table:table-cell>
          <table:table-cell office:value-type="float" office:value="6.6707448" calcext:value-type="float">
            <text:p>6.670744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23058" calcext:value-type="float">
            <text:p>6.723058</text:p>
          </table:table-cell>
          <table:table-cell office:value-type="float" office:value="6.6694553875" calcext:value-type="float">
            <text:p>6.669455387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73659" calcext:value-type="float">
            <text:p>6.773659</text:p>
          </table:table-cell>
          <table:table-cell office:value-type="float" office:value="6.66781805" calcext:value-type="float">
            <text:p>6.6678180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08761" calcext:value-type="float">
            <text:p>6.808761</text:p>
          </table:table-cell>
          <table:table-cell office:value-type="float" office:value="6.665644025" calcext:value-type="float">
            <text:p>6.6656440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21552" calcext:value-type="float">
            <text:p>6.821552</text:p>
          </table:table-cell>
          <table:table-cell office:value-type="float" office:value="6.6629737625" calcext:value-type="float">
            <text:p>6.66297376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14729" calcext:value-type="float">
            <text:p>6.814729</text:p>
          </table:table-cell>
          <table:table-cell office:value-type="float" office:value="6.6600657125" calcext:value-type="float">
            <text:p>6.660065712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99629" calcext:value-type="float">
            <text:p>6.799629</text:p>
          </table:table-cell>
          <table:table-cell office:value-type="float" office:value="6.6572737" calcext:value-type="float">
            <text:p>6.657273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90532" calcext:value-type="float">
            <text:p>6.790532</text:p>
          </table:table-cell>
          <table:table-cell office:value-type="float" office:value="6.6548679375" calcext:value-type="float">
            <text:p>6.654867937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96707" calcext:value-type="float">
            <text:p>6.796707</text:p>
          </table:table-cell>
          <table:table-cell office:value-type="float" office:value="6.6529004875" calcext:value-type="float">
            <text:p>6.652900487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17324" calcext:value-type="float">
            <text:p>6.817324</text:p>
          </table:table-cell>
          <table:table-cell office:value-type="float" office:value="6.651204825" calcext:value-type="float">
            <text:p>6.6512048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4302" calcext:value-type="float">
            <text:p>6.84302</text:p>
          </table:table-cell>
          <table:table-cell office:value-type="float" office:value="6.6495318875" calcext:value-type="float">
            <text:p>6.64953188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62611" calcext:value-type="float">
            <text:p>6.862611</text:p>
          </table:table-cell>
          <table:table-cell office:value-type="float" office:value="6.6477252375" calcext:value-type="float">
            <text:p>6.64772523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69446" calcext:value-type="float">
            <text:p>6.869446</text:p>
          </table:table-cell>
          <table:table-cell office:value-type="float" office:value="6.6458189625" calcext:value-type="float">
            <text:p>6.645818962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63249" calcext:value-type="float">
            <text:p>6.863249</text:p>
          </table:table-cell>
          <table:table-cell office:value-type="float" office:value="6.6440149375" calcext:value-type="float">
            <text:p>6.64401493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4779" calcext:value-type="float">
            <text:p>6.84779</text:p>
          </table:table-cell>
          <table:table-cell office:value-type="float" office:value="6.6425799875" calcext:value-type="float">
            <text:p>6.64257998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27825" calcext:value-type="float">
            <text:p>6.827825</text:p>
          </table:table-cell>
          <table:table-cell office:value-type="float" office:value="6.64173055" calcext:value-type="float">
            <text:p>6.6417305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07979" calcext:value-type="float">
            <text:p>6.807979</text:p>
          </table:table-cell>
          <table:table-cell office:value-type="float" office:value="6.6415446375" calcext:value-type="float">
            <text:p>6.641544637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93142" calcext:value-type="float">
            <text:p>6.793142</text:p>
          </table:table-cell>
          <table:table-cell office:value-type="float" office:value="6.6419124" calcext:value-type="float">
            <text:p>6.641912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88139" calcext:value-type="float">
            <text:p>6.788139</text:p>
          </table:table-cell>
          <table:table-cell office:value-type="float" office:value="6.6425390375" calcext:value-type="float">
            <text:p>6.64253903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95753" calcext:value-type="float">
            <text:p>6.795753</text:p>
          </table:table-cell>
          <table:table-cell office:value-type="float" office:value="6.6430214375" calcext:value-type="float">
            <text:p>6.643021437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14858" calcext:value-type="float">
            <text:p>6.814858</text:p>
          </table:table-cell>
          <table:table-cell office:value-type="float" office:value="6.642993625" calcext:value-type="float">
            <text:p>6.64299362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40758" calcext:value-type="float">
            <text:p>6.840758</text:p>
          </table:table-cell>
          <table:table-cell office:value-type="float" office:value="6.64227845" calcext:value-type="float">
            <text:p>6.6422784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67439" calcext:value-type="float">
            <text:p>6.867439</text:p>
          </table:table-cell>
          <table:table-cell office:value-type="float" office:value="6.64095495" calcext:value-type="float">
            <text:p>6.6409549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89385" calcext:value-type="float">
            <text:p>6.889385</text:p>
          </table:table-cell>
          <table:table-cell office:value-type="float" office:value="6.6392981375" calcext:value-type="float">
            <text:p>6.63929813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901685" calcext:value-type="float">
            <text:p>6.901685</text:p>
          </table:table-cell>
          <table:table-cell office:value-type="float" office:value="6.6376422" calcext:value-type="float">
            <text:p>6.637642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99722" calcext:value-type="float">
            <text:p>6.899722</text:p>
          </table:table-cell>
          <table:table-cell office:value-type="float" office:value="6.6362678125" calcext:value-type="float">
            <text:p>6.63626781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80239" calcext:value-type="float">
            <text:p>6.880239</text:p>
          </table:table-cell>
          <table:table-cell office:value-type="float" office:value="6.6353724625" calcext:value-type="float">
            <text:p>6.635372462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43463" calcext:value-type="float">
            <text:p>6.843463</text:p>
          </table:table-cell>
          <table:table-cell office:value-type="float" office:value="6.63509895" calcext:value-type="float">
            <text:p>6.6350989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94217" calcext:value-type="float">
            <text:p>6.794217</text:p>
          </table:table-cell>
          <table:table-cell office:value-type="float" office:value="6.6355573875" calcext:value-type="float">
            <text:p>6.635557387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40747" calcext:value-type="float">
            <text:p>6.740747</text:p>
          </table:table-cell>
          <table:table-cell office:value-type="float" office:value="6.636805175" calcext:value-type="float">
            <text:p>6.6368051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92299" calcext:value-type="float">
            <text:p>6.692299</text:p>
          </table:table-cell>
          <table:table-cell office:value-type="float" office:value="6.6388047" calcext:value-type="float">
            <text:p>6.638804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57237" calcext:value-type="float">
            <text:p>6.657237</text:p>
          </table:table-cell>
          <table:table-cell office:value-type="float" office:value="6.641401725" calcext:value-type="float">
            <text:p>6.64140172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41955" calcext:value-type="float">
            <text:p>6.641955</text:p>
          </table:table-cell>
          <table:table-cell office:value-type="float" office:value="6.644344825" calcext:value-type="float">
            <text:p>6.6443448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49344" calcext:value-type="float">
            <text:p>6.649344</text:p>
          </table:table-cell>
          <table:table-cell office:value-type="float" office:value="6.6473328875" calcext:value-type="float">
            <text:p>6.64733288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76474" calcext:value-type="float">
            <text:p>6.676474</text:p>
          </table:table-cell>
          <table:table-cell office:value-type="float" office:value="6.6500702125" calcext:value-type="float">
            <text:p>6.650070212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13404" calcext:value-type="float">
            <text:p>6.713404</text:p>
          </table:table-cell>
          <table:table-cell office:value-type="float" office:value="6.6523218625" calcext:value-type="float">
            <text:p>6.65232186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45404" calcext:value-type="float">
            <text:p>6.745404</text:p>
          </table:table-cell>
          <table:table-cell office:value-type="float" office:value="6.653967225" calcext:value-type="float">
            <text:p>6.6539672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58474" calcext:value-type="float">
            <text:p>6.758474</text:p>
          </table:table-cell>
          <table:table-cell office:value-type="float" office:value="6.6550388875" calcext:value-type="float">
            <text:p>6.655038887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45268" calcext:value-type="float">
            <text:p>6.745268</text:p>
          </table:table-cell>
          <table:table-cell office:value-type="float" office:value="6.6557262625" calcext:value-type="float">
            <text:p>6.65572626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07997" calcext:value-type="float">
            <text:p>6.707997</text:p>
          </table:table-cell>
          <table:table-cell office:value-type="float" office:value="6.656333475" calcext:value-type="float">
            <text:p>6.65633347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56384" calcext:value-type="float">
            <text:p>6.656384</text:p>
          </table:table-cell>
          <table:table-cell office:value-type="float" office:value="6.6572015375" calcext:value-type="float">
            <text:p>6.657201537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01378" calcext:value-type="float">
            <text:p>6.601378</text:p>
          </table:table-cell>
          <table:table-cell office:value-type="float" office:value="6.6586257" calcext:value-type="float">
            <text:p>6.658625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48313" calcext:value-type="float">
            <text:p>6.548313</text:p>
          </table:table-cell>
          <table:table-cell office:value-type="float" office:value="6.66080775" calcext:value-type="float">
            <text:p>6.660807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495068" calcext:value-type="float">
            <text:p>6.495068</text:p>
          </table:table-cell>
          <table:table-cell office:value-type="float" office:value="6.663863225" calcext:value-type="float">
            <text:p>6.6638632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438638" calcext:value-type="float">
            <text:p>6.438638</text:p>
          </table:table-cell>
          <table:table-cell office:value-type="float" office:value="6.6678508125" calcext:value-type="float">
            <text:p>6.667850812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386594" calcext:value-type="float">
            <text:p>6.386594</text:p>
          </table:table-cell>
          <table:table-cell office:value-type="float" office:value="6.67274625" calcext:value-type="float">
            <text:p>6.6727462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362811" calcext:value-type="float">
            <text:p>6.362811</text:p>
          </table:table-cell>
          <table:table-cell office:value-type="float" office:value="6.6783140625" calcext:value-type="float">
            <text:p>6.67831406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396774" calcext:value-type="float">
            <text:p>6.396774</text:p>
          </table:table-cell>
          <table:table-cell office:value-type="float" office:value="6.6839507125" calcext:value-type="float">
            <text:p>6.68395071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498481" calcext:value-type="float">
            <text:p>6.498481</text:p>
          </table:table-cell>
          <table:table-cell office:value-type="float" office:value="6.6886942125" calcext:value-type="float">
            <text:p>6.688694212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396" calcext:value-type="float">
            <text:p>6.6396</text:p>
          </table:table-cell>
          <table:table-cell office:value-type="float" office:value="6.6915540625" calcext:value-type="float">
            <text:p>6.69155406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61678" calcext:value-type="float">
            <text:p>6.761678</text:p>
          </table:table-cell>
          <table:table-cell office:value-type="float" office:value="6.6920450375" calcext:value-type="float">
            <text:p>6.692045037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06847" calcext:value-type="float">
            <text:p>6.806847</text:p>
          </table:table-cell>
          <table:table-cell office:value-type="float" office:value="6.6905552" calcext:value-type="float">
            <text:p>6.690555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4771" calcext:value-type="float">
            <text:p>6.74771</text:p>
          </table:table-cell>
          <table:table-cell office:value-type="float" office:value="6.6882668125" calcext:value-type="float">
            <text:p>6.688266812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99412" calcext:value-type="float">
            <text:p>6.599412</text:p>
          </table:table-cell>
          <table:table-cell office:value-type="float" office:value="6.68667705" calcext:value-type="float">
            <text:p>6.6866770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411545" calcext:value-type="float">
            <text:p>6.411545</text:p>
          </table:table-cell>
          <table:table-cell office:value-type="float" office:value="6.6869907375" calcext:value-type="float">
            <text:p>6.68699073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246302" calcext:value-type="float">
            <text:p>6.246302</text:p>
          </table:table-cell>
          <table:table-cell office:value-type="float" office:value="6.689669025" calcext:value-type="float">
            <text:p>6.68966902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152743" calcext:value-type="float">
            <text:p>6.152743</text:p>
          </table:table-cell>
          <table:table-cell office:value-type="float" office:value="6.6943077375" calcext:value-type="float">
            <text:p>6.69430773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148533" calcext:value-type="float">
            <text:p>6.148533</text:p>
          </table:table-cell>
          <table:table-cell office:value-type="float" office:value="6.69987295" calcext:value-type="float">
            <text:p>6.6998729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217603" calcext:value-type="float">
            <text:p>6.217603</text:p>
          </table:table-cell>
          <table:table-cell office:value-type="float" office:value="6.7051669875" calcext:value-type="float">
            <text:p>6.705166987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32206" calcext:value-type="float">
            <text:p>6.32206</text:p>
          </table:table-cell>
          <table:table-cell office:value-type="float" office:value="6.7092895125" calcext:value-type="float">
            <text:p>6.709289512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416547" calcext:value-type="float">
            <text:p>6.416547</text:p>
          </table:table-cell>
          <table:table-cell office:value-type="float" office:value="6.7118932875" calcext:value-type="float">
            <text:p>6.71189328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451342" calcext:value-type="float">
            <text:p>6.451342</text:p>
          </table:table-cell>
          <table:table-cell office:value-type="float" office:value="6.713215825" calcext:value-type="float">
            <text:p>6.71321582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340493" calcext:value-type="float">
            <text:p>6.340493</text:p>
          </table:table-cell>
          <table:table-cell office:value-type="float" office:value="6.71407425" calcext:value-type="float">
            <text:p>6.714074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593575" calcext:value-type="float">
            <text:p>5.593575</text:p>
          </table:table-cell>
          <table:table-cell office:value-type="float" office:value="6.7163068" calcext:value-type="float">
            <text:p>6.716306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984328" calcext:value-type="float">
            <text:p>8.984328</text:p>
          </table:table-cell>
          <table:table-cell office:value-type="float" office:value="6.7278680875" calcext:value-type="float">
            <text:p>6.727868087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271232" calcext:value-type="float">
            <text:p>7.271232</text:p>
          </table:table-cell>
          <table:table-cell office:value-type="float" office:value="6.6970675" calcext:value-type="float">
            <text:p>6.69706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918886" calcext:value-type="float">
            <text:p>6.918886</text:p>
          </table:table-cell>
          <table:table-cell office:value-type="float" office:value="6.6877416" calcext:value-type="float">
            <text:p>6.687741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21634" calcext:value-type="float">
            <text:p>6.721634</text:p>
          </table:table-cell>
          <table:table-cell office:value-type="float" office:value="6.6828390375" calcext:value-type="float">
            <text:p>6.68283903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02018" calcext:value-type="float">
            <text:p>6.602018</text:p>
          </table:table-cell>
          <table:table-cell office:value-type="float" office:value="6.6801997375" calcext:value-type="float">
            <text:p>6.680199737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40609" calcext:value-type="float">
            <text:p>6.540609</text:p>
          </table:table-cell>
          <table:table-cell office:value-type="float" office:value="6.6784359125" calcext:value-type="float">
            <text:p>6.67843591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17976" calcext:value-type="float">
            <text:p>6.517976</text:p>
          </table:table-cell>
          <table:table-cell office:value-type="float" office:value="6.6763329875" calcext:value-type="float">
            <text:p>6.676332987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1203" calcext:value-type="float">
            <text:p>6.51203</text:p>
          </table:table-cell>
          <table:table-cell office:value-type="float" office:value="6.6731079375" calcext:value-type="float">
            <text:p>6.673107937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04635" calcext:value-type="float">
            <text:p>6.504635</text:p>
          </table:table-cell>
          <table:table-cell office:value-type="float" office:value="6.6687511375" calcext:value-type="float">
            <text:p>6.66875113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487038" calcext:value-type="float">
            <text:p>6.487038</text:p>
          </table:table-cell>
          <table:table-cell office:value-type="float" office:value="6.6642003875" calcext:value-type="float">
            <text:p>6.664200387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61452" calcext:value-type="float">
            <text:p>6.461452</text:p>
          </table:table-cell>
          <table:table-cell office:value-type="float" office:value="6.6612246875" calcext:value-type="float">
            <text:p>6.66122468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38438" calcext:value-type="float">
            <text:p>6.438438</text:p>
          </table:table-cell>
          <table:table-cell office:value-type="float" office:value="6.66209515" calcext:value-type="float">
            <text:p>6.6620951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30696" calcext:value-type="float">
            <text:p>6.430696</text:p>
          </table:table-cell>
          <table:table-cell office:value-type="float" office:value="6.6697012625" calcext:value-type="float">
            <text:p>6.66970126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445707" calcext:value-type="float">
            <text:p>6.445707</text:p>
          </table:table-cell>
          <table:table-cell office:value-type="float" office:value="6.6925596875" calcext:value-type="float">
            <text:p>6.69255968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481203" calcext:value-type="float">
            <text:p>6.481203</text:p>
          </table:table-cell>
          <table:table-cell office:value-type="float" office:value="6.715230475" calcext:value-type="float">
            <text:p>6.71523047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26196" calcext:value-type="float">
            <text:p>6.526196</text:p>
          </table:table-cell>
          <table:table-cell office:value-type="float" office:value="6.7026682125" calcext:value-type="float">
            <text:p>6.702668212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66648" calcext:value-type="float">
            <text:p>6.566648</text:p>
          </table:table-cell>
          <table:table-cell office:value-type="float" office:value="6.69794705" calcext:value-type="float">
            <text:p>6.6979470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92071" calcext:value-type="float">
            <text:p>6.592071</text:p>
          </table:table-cell>
          <table:table-cell office:value-type="float" office:value="6.695215125" calcext:value-type="float">
            <text:p>6.6952151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99737" calcext:value-type="float">
            <text:p>6.599737</text:p>
          </table:table-cell>
          <table:table-cell office:value-type="float" office:value="6.693051925" calcext:value-type="float">
            <text:p>6.69305192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59514" calcext:value-type="float">
            <text:p>6.59514</text:p>
          </table:table-cell>
          <table:table-cell office:value-type="float" office:value="6.6913325625" calcext:value-type="float">
            <text:p>6.69133256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88908" calcext:value-type="float">
            <text:p>6.588908</text:p>
          </table:table-cell>
          <table:table-cell office:value-type="float" office:value="6.690304875" calcext:value-type="float">
            <text:p>6.69030487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591368" calcext:value-type="float">
            <text:p>6.591368</text:p>
          </table:table-cell>
          <table:table-cell office:value-type="float" office:value="6.690088975" calcext:value-type="float">
            <text:p>6.69008897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07168" calcext:value-type="float">
            <text:p>6.607168</text:p>
          </table:table-cell>
          <table:table-cell office:value-type="float" office:value="6.69049235" calcext:value-type="float">
            <text:p>6.6904923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33136" calcext:value-type="float">
            <text:p>6.633136</text:p>
          </table:table-cell>
          <table:table-cell office:value-type="float" office:value="6.6910716125" calcext:value-type="float">
            <text:p>6.69107161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61054" calcext:value-type="float">
            <text:p>6.661054</text:p>
          </table:table-cell>
          <table:table-cell office:value-type="float" office:value="6.691305575" calcext:value-type="float">
            <text:p>6.69130557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83489" calcext:value-type="float">
            <text:p>6.683489</text:p>
          </table:table-cell>
          <table:table-cell office:value-type="float" office:value="6.6907627375" calcext:value-type="float">
            <text:p>6.69076273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98488" calcext:value-type="float">
            <text:p>6.698488</text:p>
          </table:table-cell>
          <table:table-cell office:value-type="float" office:value="6.6892097875" calcext:value-type="float">
            <text:p>6.689209787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10109" calcext:value-type="float">
            <text:p>6.710109</text:p>
          </table:table-cell>
          <table:table-cell office:value-type="float" office:value="6.686646575" calcext:value-type="float">
            <text:p>6.68664657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25124" calcext:value-type="float">
            <text:p>6.725124</text:p>
          </table:table-cell>
          <table:table-cell office:value-type="float" office:value="6.6832583625" calcext:value-type="float">
            <text:p>6.683258362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48453" calcext:value-type="float">
            <text:p>6.748453</text:p>
          </table:table-cell>
          <table:table-cell office:value-type="float" office:value="6.679296725" calcext:value-type="float">
            <text:p>6.67929672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79835" calcext:value-type="float">
            <text:p>6.779835</text:p>
          </table:table-cell>
          <table:table-cell office:value-type="float" office:value="6.6749591375" calcext:value-type="float">
            <text:p>6.674959137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12952" calcext:value-type="float">
            <text:p>6.812952</text:p>
          </table:table-cell>
          <table:table-cell office:value-type="float" office:value="6.6703650875" calcext:value-type="float">
            <text:p>6.670365087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374" calcext:value-type="float">
            <text:p>6.8374</text:p>
          </table:table-cell>
          <table:table-cell office:value-type="float" office:value="6.665653" calcext:value-type="float">
            <text:p>6.66565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43273" calcext:value-type="float">
            <text:p>6.843273</text:p>
          </table:table-cell>
          <table:table-cell office:value-type="float" office:value="6.6610988625" calcext:value-type="float">
            <text:p>6.661098862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26731" calcext:value-type="float">
            <text:p>6.826731</text:p>
          </table:table-cell>
          <table:table-cell office:value-type="float" office:value="6.657115425" calcext:value-type="float">
            <text:p>6.6571154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93528" calcext:value-type="float">
            <text:p>6.793528</text:p>
          </table:table-cell>
          <table:table-cell office:value-type="float" office:value="6.6540885125" calcext:value-type="float">
            <text:p>6.654088512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57644" calcext:value-type="float">
            <text:p>6.757644</text:p>
          </table:table-cell>
          <table:table-cell office:value-type="float" office:value="6.6521582875" calcext:value-type="float">
            <text:p>6.65215828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34878" calcext:value-type="float">
            <text:p>6.734878</text:p>
          </table:table-cell>
          <table:table-cell office:value-type="float" office:value="6.65111435" calcext:value-type="float">
            <text:p>6.6511143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34894" calcext:value-type="float">
            <text:p>6.734894</text:p>
          </table:table-cell>
          <table:table-cell office:value-type="float" office:value="6.6504920875" calcext:value-type="float">
            <text:p>6.650492087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5691" calcext:value-type="float">
            <text:p>6.75691</text:p>
          </table:table-cell>
          <table:table-cell office:value-type="float" office:value="6.6498100125" calcext:value-type="float">
            <text:p>6.649810012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91734" calcext:value-type="float">
            <text:p>6.791734</text:p>
          </table:table-cell>
          <table:table-cell office:value-type="float" office:value="6.6487901125" calcext:value-type="float">
            <text:p>6.648790112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828094" calcext:value-type="float">
            <text:p>6.828094</text:p>
          </table:table-cell>
          <table:table-cell office:value-type="float" office:value="6.6474247875" calcext:value-type="float">
            <text:p>6.64742478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58358" calcext:value-type="float">
            <text:p>6.858358</text:p>
          </table:table-cell>
          <table:table-cell office:value-type="float" office:value="6.64587495" calcext:value-type="float">
            <text:p>6.6458749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80138" calcext:value-type="float">
            <text:p>6.880138</text:p>
          </table:table-cell>
          <table:table-cell office:value-type="float" office:value="6.6443029875" calcext:value-type="float">
            <text:p>6.644302987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9404" calcext:value-type="float">
            <text:p>6.89404</text:p>
          </table:table-cell>
          <table:table-cell office:value-type="float" office:value="6.6427652125" calcext:value-type="float">
            <text:p>6.64276521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900709" calcext:value-type="float">
            <text:p>6.900709</text:p>
          </table:table-cell>
          <table:table-cell office:value-type="float" office:value="6.641216325" calcext:value-type="float">
            <text:p>6.64121632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900061" calcext:value-type="float">
            <text:p>6.900061</text:p>
          </table:table-cell>
          <table:table-cell office:value-type="float" office:value="6.63959005" calcext:value-type="float">
            <text:p>6.6395900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892685" calcext:value-type="float">
            <text:p>6.892685</text:p>
          </table:table-cell>
          <table:table-cell office:value-type="float" office:value="6.63788065" calcext:value-type="float">
            <text:p>6.6378806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81" calcext:value-type="float">
            <text:p>6.881</text:p>
          </table:table-cell>
          <table:table-cell office:value-type="float" office:value="6.636172075" calcext:value-type="float">
            <text:p>6.63617207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6833" calcext:value-type="float">
            <text:p>6.86833</text:p>
          </table:table-cell>
          <table:table-cell office:value-type="float" office:value="6.634611175" calcext:value-type="float">
            <text:p>6.6346111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56606" calcext:value-type="float">
            <text:p>6.856606</text:p>
          </table:table-cell>
          <table:table-cell office:value-type="float" office:value="6.6333548" calcext:value-type="float">
            <text:p>6.633354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45033" calcext:value-type="float">
            <text:p>6.845033</text:p>
          </table:table-cell>
          <table:table-cell office:value-type="float" office:value="6.632522775" calcext:value-type="float">
            <text:p>6.63252277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31137" calcext:value-type="float">
            <text:p>6.831137</text:p>
          </table:table-cell>
          <table:table-cell office:value-type="float" office:value="6.6321731625" calcext:value-type="float">
            <text:p>6.63217316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13464" calcext:value-type="float">
            <text:p>6.813464</text:p>
          </table:table-cell>
          <table:table-cell office:value-type="float" office:value="6.6323007625" calcext:value-type="float">
            <text:p>6.63230076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93845" calcext:value-type="float">
            <text:p>6.793845</text:p>
          </table:table-cell>
          <table:table-cell office:value-type="float" office:value="6.63284865" calcext:value-type="float">
            <text:p>6.6328486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77442" calcext:value-type="float">
            <text:p>6.777442</text:p>
          </table:table-cell>
          <table:table-cell office:value-type="float" office:value="6.6337196" calcext:value-type="float">
            <text:p>6.633719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70317" calcext:value-type="float">
            <text:p>6.770317</text:p>
          </table:table-cell>
          <table:table-cell office:value-type="float" office:value="6.6347816375" calcext:value-type="float">
            <text:p>6.634781637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75942" calcext:value-type="float">
            <text:p>6.775942</text:p>
          </table:table-cell>
          <table:table-cell office:value-type="float" office:value="6.63587515" calcext:value-type="float">
            <text:p>6.6358751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92751" calcext:value-type="float">
            <text:p>6.792751</text:p>
          </table:table-cell>
          <table:table-cell office:value-type="float" office:value="6.63683585" calcext:value-type="float">
            <text:p>6.6368358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14075" calcext:value-type="float">
            <text:p>6.814075</text:p>
          </table:table-cell>
          <table:table-cell office:value-type="float" office:value="6.637538475" calcext:value-type="float">
            <text:p>6.63753847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30273" calcext:value-type="float">
            <text:p>6.830273</text:p>
          </table:table-cell>
          <table:table-cell office:value-type="float" office:value="6.6379458625" calcext:value-type="float">
            <text:p>6.63794586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32019" calcext:value-type="float">
            <text:p>6.832019</text:p>
          </table:table-cell>
          <table:table-cell office:value-type="float" office:value="6.6381357" calcext:value-type="float">
            <text:p>6.638135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13743" calcext:value-type="float">
            <text:p>6.813743</text:p>
          </table:table-cell>
          <table:table-cell office:value-type="float" office:value="6.638283325" calcext:value-type="float">
            <text:p>6.63828332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76254" calcext:value-type="float">
            <text:p>6.776254</text:p>
          </table:table-cell>
          <table:table-cell office:value-type="float" office:value="6.6386035125" calcext:value-type="float">
            <text:p>6.638603512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27269" calcext:value-type="float">
            <text:p>6.727269</text:p>
          </table:table-cell>
          <table:table-cell office:value-type="float" office:value="6.6392797125" calcext:value-type="float">
            <text:p>6.63927971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78878" calcext:value-type="float">
            <text:p>6.678878</text:p>
          </table:table-cell>
          <table:table-cell office:value-type="float" office:value="6.6404168125" calcext:value-type="float">
            <text:p>6.640416812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42491" calcext:value-type="float">
            <text:p>6.642491</text:p>
          </table:table-cell>
          <table:table-cell office:value-type="float" office:value="6.642033775" calcext:value-type="float">
            <text:p>6.64203377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23776" calcext:value-type="float">
            <text:p>6.623776</text:p>
          </table:table-cell>
          <table:table-cell office:value-type="float" office:value="6.644083075" calcext:value-type="float">
            <text:p>6.64408307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20529" calcext:value-type="float">
            <text:p>6.620529</text:p>
          </table:table-cell>
          <table:table-cell office:value-type="float" office:value="6.6464704875" calcext:value-type="float">
            <text:p>6.646470487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24507" calcext:value-type="float">
            <text:p>6.624507</text:p>
          </table:table-cell>
          <table:table-cell office:value-type="float" office:value="6.649065025" calcext:value-type="float">
            <text:p>6.6490650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25808" calcext:value-type="float">
            <text:p>6.625808</text:p>
          </table:table-cell>
          <table:table-cell office:value-type="float" office:value="6.6517139375" calcext:value-type="float">
            <text:p>6.65171393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17399" calcext:value-type="float">
            <text:p>6.617399</text:p>
          </table:table-cell>
          <table:table-cell office:value-type="float" office:value="6.654279525" calcext:value-type="float">
            <text:p>6.6542795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9796" calcext:value-type="float">
            <text:p>6.59796</text:p>
          </table:table-cell>
          <table:table-cell office:value-type="float" office:value="6.65668755" calcext:value-type="float">
            <text:p>6.6566875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72056" calcext:value-type="float">
            <text:p>6.572056</text:p>
          </table:table-cell>
          <table:table-cell office:value-type="float" office:value="6.658951525" calcext:value-type="float">
            <text:p>6.65895152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47405" calcext:value-type="float">
            <text:p>6.547405</text:p>
          </table:table-cell>
          <table:table-cell office:value-type="float" office:value="6.66114365" calcext:value-type="float">
            <text:p>6.6611436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30362" calcext:value-type="float">
            <text:p>6.530362</text:p>
          </table:table-cell>
          <table:table-cell office:value-type="float" office:value="6.66332445" calcext:value-type="float">
            <text:p>6.6633244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2235" calcext:value-type="float">
            <text:p>6.52235</text:p>
          </table:table-cell>
          <table:table-cell office:value-type="float" office:value="6.665484725" calcext:value-type="float">
            <text:p>6.6654847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20016" calcext:value-type="float">
            <text:p>6.520016</text:p>
          </table:table-cell>
          <table:table-cell office:value-type="float" office:value="6.667549525" calcext:value-type="float">
            <text:p>6.6675495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519097" calcext:value-type="float">
            <text:p>6.519097</text:p>
          </table:table-cell>
          <table:table-cell office:value-type="float" office:value="6.6694404875" calcext:value-type="float">
            <text:p>6.66944048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518478" calcext:value-type="float">
            <text:p>6.518478</text:p>
          </table:table-cell>
          <table:table-cell office:value-type="float" office:value="6.6711411625" calcext:value-type="float">
            <text:p>6.671141162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520281" calcext:value-type="float">
            <text:p>6.520281</text:p>
          </table:table-cell>
          <table:table-cell office:value-type="float" office:value="6.672713425" calcext:value-type="float">
            <text:p>6.67271342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2516" calcext:value-type="float">
            <text:p>6.52516</text:p>
          </table:table-cell>
          <table:table-cell office:value-type="float" office:value="6.67426565" calcext:value-type="float">
            <text:p>6.6742656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26681" calcext:value-type="float">
            <text:p>6.526681</text:p>
          </table:table-cell>
          <table:table-cell office:value-type="float" office:value="6.675919725" calcext:value-type="float">
            <text:p>6.67591972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51049" calcext:value-type="float">
            <text:p>6.51049</text:p>
          </table:table-cell>
          <table:table-cell office:value-type="float" office:value="6.6778148375" calcext:value-type="float">
            <text:p>6.677814837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460912" calcext:value-type="float">
            <text:p>6.460912</text:p>
          </table:table-cell>
          <table:table-cell office:value-type="float" office:value="6.68012935" calcext:value-type="float">
            <text:p>6.6801293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372375" calcext:value-type="float">
            <text:p>6.372375</text:p>
          </table:table-cell>
          <table:table-cell office:value-type="float" office:value="6.6830613875" calcext:value-type="float">
            <text:p>6.68306138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259972" calcext:value-type="float">
            <text:p>6.259972</text:p>
          </table:table-cell>
          <table:table-cell office:value-type="float" office:value="6.6867316375" calcext:value-type="float">
            <text:p>6.686731637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163486" calcext:value-type="float">
            <text:p>6.163486</text:p>
          </table:table-cell>
          <table:table-cell office:value-type="float" office:value="6.6910332125" calcext:value-type="float">
            <text:p>6.69103321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140575" calcext:value-type="float">
            <text:p>6.140575</text:p>
          </table:table-cell>
          <table:table-cell office:value-type="float" office:value="6.695494475" calcext:value-type="float">
            <text:p>6.6954944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248982" calcext:value-type="float">
            <text:p>6.248982</text:p>
          </table:table-cell>
          <table:table-cell office:value-type="float" office:value="6.69921825" calcext:value-type="float">
            <text:p>6.6992182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31089" calcext:value-type="float">
            <text:p>6.531089</text:p>
          </table:table-cell>
          <table:table-cell office:value-type="float" office:value="6.700923175" calcext:value-type="float">
            <text:p>6.70092317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046927" calcext:value-type="float">
            <text:p>7.046927</text:p>
          </table:table-cell>
          <table:table-cell office:value-type="float" office:value="6.69899445" calcext:value-type="float">
            <text:p>6.6989944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25937" calcext:value-type="float">
            <text:p>8.25937</text:p>
          </table:table-cell>
          <table:table-cell office:value-type="float" office:value="6.6910145125" calcext:value-type="float">
            <text:p>6.691014512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25937" calcext:value-type="float">
            <text:p>8.25937</text:p>
          </table:table-cell>
          <table:table-cell office:value-type="float" office:value="6.6685489125" calcext:value-type="float">
            <text:p>6.668548912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476222" calcext:value-type="float">
            <text:p>5.476222</text:p>
          </table:table-cell>
          <table:table-cell office:value-type="float" office:value="6.6467995375" calcext:value-type="float">
            <text:p>6.646799537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148503" calcext:value-type="float">
            <text:p>6.148503</text:p>
          </table:table-cell>
          <table:table-cell office:value-type="float" office:value="6.6605043625" calcext:value-type="float">
            <text:p>6.660504362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348094" calcext:value-type="float">
            <text:p>6.348094</text:p>
          </table:table-cell>
          <table:table-cell office:value-type="float" office:value="6.6664153" calcext:value-type="float">
            <text:p>6.666415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19015" calcext:value-type="float">
            <text:p>6.419015</text:p>
          </table:table-cell>
          <table:table-cell office:value-type="float" office:value="6.67032935" calcext:value-type="float">
            <text:p>6.6703293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462188" calcext:value-type="float">
            <text:p>6.462188</text:p>
          </table:table-cell>
          <table:table-cell office:value-type="float" office:value="6.6735215375" calcext:value-type="float">
            <text:p>6.673521537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12925" calcext:value-type="float">
            <text:p>6.512925</text:p>
          </table:table-cell>
          <table:table-cell office:value-type="float" office:value="6.6756578375" calcext:value-type="float">
            <text:p>6.675657837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71636" calcext:value-type="float">
            <text:p>6.571636</text:p>
          </table:table-cell>
          <table:table-cell office:value-type="float" office:value="6.6756933875" calcext:value-type="float">
            <text:p>6.675693387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23638" calcext:value-type="float">
            <text:p>6.623638</text:p>
          </table:table-cell>
          <table:table-cell office:value-type="float" office:value="6.6726983125" calcext:value-type="float">
            <text:p>6.67269831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53509" calcext:value-type="float">
            <text:p>6.653509</text:p>
          </table:table-cell>
          <table:table-cell office:value-type="float" office:value="6.666825775" calcext:value-type="float">
            <text:p>6.66682577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51853" calcext:value-type="float">
            <text:p>6.651853</text:p>
          </table:table-cell>
          <table:table-cell office:value-type="float" office:value="6.6605896125" calcext:value-type="float">
            <text:p>6.66058961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17627" calcext:value-type="float">
            <text:p>6.617627</text:p>
          </table:table-cell>
          <table:table-cell office:value-type="float" office:value="6.6605840875" calcext:value-type="float">
            <text:p>6.660584087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559253" calcext:value-type="float">
            <text:p>6.559253</text:p>
          </table:table-cell>
          <table:table-cell office:value-type="float" office:value="6.68006585" calcext:value-type="float">
            <text:p>6.6800658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493431" calcext:value-type="float">
            <text:p>6.493431</text:p>
          </table:table-cell>
          <table:table-cell office:value-type="float" office:value="6.7506396125" calcext:value-type="float">
            <text:p>6.750639612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439052" calcext:value-type="float">
            <text:p>6.439052</text:p>
          </table:table-cell>
          <table:table-cell office:value-type="float" office:value="6.82203615" calcext:value-type="float">
            <text:p>6.8220361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408193" calcext:value-type="float">
            <text:p>6.408193</text:p>
          </table:table-cell>
          <table:table-cell office:value-type="float" office:value="6.894112425" calcext:value-type="float">
            <text:p>6.8941124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401446" calcext:value-type="float">
            <text:p>6.401446</text:p>
          </table:table-cell>
          <table:table-cell office:value-type="float" office:value="6.9665744375" calcext:value-type="float">
            <text:p>6.96657443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412311" calcext:value-type="float">
            <text:p>6.412311</text:p>
          </table:table-cell>
          <table:table-cell office:value-type="float" office:value="7.0391207875" calcext:value-type="float">
            <text:p>7.039120787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435985" calcext:value-type="float">
            <text:p>6.435985</text:p>
          </table:table-cell>
          <table:table-cell office:value-type="float" office:value="7.026260875" calcext:value-type="float">
            <text:p>7.02626087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473069" calcext:value-type="float">
            <text:p>6.473069</text:p>
          </table:table-cell>
          <table:table-cell office:value-type="float" office:value="7.037336275" calcext:value-type="float">
            <text:p>7.0373362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24598" calcext:value-type="float">
            <text:p>6.524598</text:p>
          </table:table-cell>
          <table:table-cell office:value-type="float" office:value="7.0592440875" calcext:value-type="float">
            <text:p>7.059244087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84578" calcext:value-type="float">
            <text:p>6.584578</text:p>
          </table:table-cell>
          <table:table-cell office:value-type="float" office:value="7.0837503625" calcext:value-type="float">
            <text:p>7.08375036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3911" calcext:value-type="float">
            <text:p>6.63911</text:p>
          </table:table-cell>
          <table:table-cell office:value-type="float" office:value="7.1054379375" calcext:value-type="float">
            <text:p>7.10543793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74129" calcext:value-type="float">
            <text:p>6.674129</text:p>
          </table:table-cell>
          <table:table-cell office:value-type="float" office:value="7.1214871375" calcext:value-type="float">
            <text:p>7.121487137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85097" calcext:value-type="float">
            <text:p>6.685097</text:p>
          </table:table-cell>
          <table:table-cell office:value-type="float" office:value="7.1313887375" calcext:value-type="float">
            <text:p>7.131388737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80328" calcext:value-type="float">
            <text:p>6.680328</text:p>
          </table:table-cell>
          <table:table-cell office:value-type="float" office:value="7.13622645" calcext:value-type="float">
            <text:p>7.1362264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75318" calcext:value-type="float">
            <text:p>6.675318</text:p>
          </table:table-cell>
          <table:table-cell office:value-type="float" office:value="7.1376823125" calcext:value-type="float">
            <text:p>7.13768231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82508" calcext:value-type="float">
            <text:p>6.682508</text:p>
          </table:table-cell>
          <table:table-cell office:value-type="float" office:value="7.1371822375" calcext:value-type="float">
            <text:p>7.137182237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04107" calcext:value-type="float">
            <text:p>6.704107</text:p>
          </table:table-cell>
          <table:table-cell office:value-type="float" office:value="7.135530675" calcext:value-type="float">
            <text:p>7.1355306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32601" calcext:value-type="float">
            <text:p>6.732601</text:p>
          </table:table-cell>
          <table:table-cell office:value-type="float" office:value="7.133036175" calcext:value-type="float">
            <text:p>7.13303617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57116" calcext:value-type="float">
            <text:p>6.757116</text:p>
          </table:table-cell>
          <table:table-cell office:value-type="float" office:value="7.129845275" calcext:value-type="float">
            <text:p>7.12984527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70129" calcext:value-type="float">
            <text:p>6.770129</text:p>
          </table:table-cell>
          <table:table-cell office:value-type="float" office:value="7.126194775" calcext:value-type="float">
            <text:p>7.12619477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70607" calcext:value-type="float">
            <text:p>6.770607</text:p>
          </table:table-cell>
          <table:table-cell office:value-type="float" office:value="7.1224611625" calcext:value-type="float">
            <text:p>7.122461162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63309" calcext:value-type="float">
            <text:p>6.763309</text:p>
          </table:table-cell>
          <table:table-cell office:value-type="float" office:value="7.11905155" calcext:value-type="float">
            <text:p>7.1190515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55999" calcext:value-type="float">
            <text:p>6.755999</text:p>
          </table:table-cell>
          <table:table-cell office:value-type="float" office:value="7.11625295" calcext:value-type="float">
            <text:p>7.1162529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56128" calcext:value-type="float">
            <text:p>6.756128</text:p>
          </table:table-cell>
          <table:table-cell office:value-type="float" office:value="7.1141344375" calcext:value-type="float">
            <text:p>7.114134437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6782" calcext:value-type="float">
            <text:p>6.76782</text:p>
          </table:table-cell>
          <table:table-cell office:value-type="float" office:value="7.1125391375" calcext:value-type="float">
            <text:p>7.11253913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90044" calcext:value-type="float">
            <text:p>6.790044</text:p>
          </table:table-cell>
          <table:table-cell office:value-type="float" office:value="7.1111615625" calcext:value-type="float">
            <text:p>7.111161562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17064" calcext:value-type="float">
            <text:p>6.817064</text:p>
          </table:table-cell>
          <table:table-cell office:value-type="float" office:value="7.1096854" calcext:value-type="float">
            <text:p>7.109685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41345" calcext:value-type="float">
            <text:p>6.841345</text:p>
          </table:table-cell>
          <table:table-cell office:value-type="float" office:value="7.1079318625" calcext:value-type="float">
            <text:p>7.107931862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57295" calcext:value-type="float">
            <text:p>6.857295</text:p>
          </table:table-cell>
          <table:table-cell office:value-type="float" office:value="7.1059465125" calcext:value-type="float">
            <text:p>7.105946512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863521" calcext:value-type="float">
            <text:p>6.863521</text:p>
          </table:table-cell>
          <table:table-cell office:value-type="float" office:value="7.103966975" calcext:value-type="float">
            <text:p>7.10396697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862405" calcext:value-type="float">
            <text:p>6.862405</text:p>
          </table:table-cell>
          <table:table-cell office:value-type="float" office:value="7.1022805375" calcext:value-type="float">
            <text:p>7.102280537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57798" calcext:value-type="float">
            <text:p>6.857798</text:p>
          </table:table-cell>
          <table:table-cell office:value-type="float" office:value="7.1010576375" calcext:value-type="float">
            <text:p>7.101057637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852798" calcext:value-type="float">
            <text:p>6.852798</text:p>
          </table:table-cell>
          <table:table-cell office:value-type="float" office:value="7.1002671375" calcext:value-type="float">
            <text:p>7.10026713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48961" calcext:value-type="float">
            <text:p>6.848961</text:p>
          </table:table-cell>
          <table:table-cell office:value-type="float" office:value="7.0997175625" calcext:value-type="float">
            <text:p>7.099717562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46666" calcext:value-type="float">
            <text:p>6.846666</text:p>
          </table:table-cell>
          <table:table-cell office:value-type="float" office:value="7.099181925" calcext:value-type="float">
            <text:p>7.0991819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4546" calcext:value-type="float">
            <text:p>6.84546</text:p>
          </table:table-cell>
          <table:table-cell office:value-type="float" office:value="7.0985219375" calcext:value-type="float">
            <text:p>7.09852193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43829" calcext:value-type="float">
            <text:p>6.843829</text:p>
          </table:table-cell>
          <table:table-cell office:value-type="float" office:value="7.097748725" calcext:value-type="float">
            <text:p>7.09774872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39358" calcext:value-type="float">
            <text:p>6.839358</text:p>
          </table:table-cell>
          <table:table-cell office:value-type="float" office:value="7.0970069" calcext:value-type="float">
            <text:p>7.0970069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3035" calcext:value-type="float">
            <text:p>6.83035</text:p>
          </table:table-cell>
          <table:table-cell office:value-type="float" office:value="7.0965035375" calcext:value-type="float">
            <text:p>7.09650353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18237" calcext:value-type="float">
            <text:p>6.818237</text:p>
          </table:table-cell>
          <table:table-cell office:value-type="float" office:value="7.0964129" calcext:value-type="float">
            <text:p>7.0964129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08235" calcext:value-type="float">
            <text:p>6.808235</text:p>
          </table:table-cell>
          <table:table-cell office:value-type="float" office:value="7.0967884" calcext:value-type="float">
            <text:p>7.096788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06435" calcext:value-type="float">
            <text:p>6.806435</text:p>
          </table:table-cell>
          <table:table-cell office:value-type="float" office:value="7.097518625" calcext:value-type="float">
            <text:p>7.0975186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14769" calcext:value-type="float">
            <text:p>6.814769</text:p>
          </table:table-cell>
          <table:table-cell office:value-type="float" office:value="7.098361225" calcext:value-type="float">
            <text:p>7.09836122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28092" calcext:value-type="float">
            <text:p>6.828092</text:p>
          </table:table-cell>
          <table:table-cell office:value-type="float" office:value="7.0990556875" calcext:value-type="float">
            <text:p>7.099055687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3642" calcext:value-type="float">
            <text:p>6.83642</text:p>
          </table:table-cell>
          <table:table-cell office:value-type="float" office:value="7.0994615375" calcext:value-type="float">
            <text:p>7.09946153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31055" calcext:value-type="float">
            <text:p>6.831055</text:p>
          </table:table-cell>
          <table:table-cell office:value-type="float" office:value="7.0996377" calcext:value-type="float">
            <text:p>7.099637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10041" calcext:value-type="float">
            <text:p>6.810041</text:p>
          </table:table-cell>
          <table:table-cell office:value-type="float" office:value="7.0998069875" calcext:value-type="float">
            <text:p>7.099806987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79078" calcext:value-type="float">
            <text:p>6.779078</text:p>
          </table:table-cell>
          <table:table-cell office:value-type="float" office:value="7.100224325" calcext:value-type="float">
            <text:p>7.1002243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47426" calcext:value-type="float">
            <text:p>6.747426</text:p>
          </table:table-cell>
          <table:table-cell office:value-type="float" office:value="7.101035" calcext:value-type="float">
            <text:p>7.10103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21869" calcext:value-type="float">
            <text:p>6.721869</text:p>
          </table:table-cell>
          <table:table-cell office:value-type="float" office:value="7.1022199875" calcext:value-type="float">
            <text:p>7.102219987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03184" calcext:value-type="float">
            <text:p>6.703184</text:p>
          </table:table-cell>
          <table:table-cell office:value-type="float" office:value="7.1036645" calcext:value-type="float">
            <text:p>7.103664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87534" calcext:value-type="float">
            <text:p>6.687534</text:p>
          </table:table-cell>
          <table:table-cell office:value-type="float" office:value="7.1052901375" calcext:value-type="float">
            <text:p>7.105290137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71293" calcext:value-type="float">
            <text:p>6.671293</text:p>
          </table:table-cell>
          <table:table-cell office:value-type="float" office:value="7.1071367375" calcext:value-type="float">
            <text:p>7.10713673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55151" calcext:value-type="float">
            <text:p>6.655151</text:p>
          </table:table-cell>
          <table:table-cell office:value-type="float" office:value="7.1093182375" calcext:value-type="float">
            <text:p>7.109318237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44259" calcext:value-type="float">
            <text:p>6.644259</text:p>
          </table:table-cell>
          <table:table-cell office:value-type="float" office:value="7.11188095" calcext:value-type="float">
            <text:p>7.1118809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44459" calcext:value-type="float">
            <text:p>6.644459</text:p>
          </table:table-cell>
          <table:table-cell office:value-type="float" office:value="7.1146756125" calcext:value-type="float">
            <text:p>7.114675612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57486" calcext:value-type="float">
            <text:p>6.657486</text:p>
          </table:table-cell>
          <table:table-cell office:value-type="float" office:value="7.11734915" calcext:value-type="float">
            <text:p>7.1173491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7829" calcext:value-type="float">
            <text:p>6.67829</text:p>
          </table:table-cell>
          <table:table-cell office:value-type="float" office:value="7.119481325" calcext:value-type="float">
            <text:p>7.11948132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95651" calcext:value-type="float">
            <text:p>6.695651</text:p>
          </table:table-cell>
          <table:table-cell office:value-type="float" office:value="7.1208014125" calcext:value-type="float">
            <text:p>7.120801412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95475" calcext:value-type="float">
            <text:p>6.695475</text:p>
          </table:table-cell>
          <table:table-cell office:value-type="float" office:value="7.121376125" calcext:value-type="float">
            <text:p>7.12137612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65995" calcext:value-type="float">
            <text:p>6.665995</text:p>
          </table:table-cell>
          <table:table-cell office:value-type="float" office:value="7.1216685875" calcext:value-type="float">
            <text:p>7.12166858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04098" calcext:value-type="float">
            <text:p>6.604098</text:p>
          </table:table-cell>
          <table:table-cell office:value-type="float" office:value="7.1224149125" calcext:value-type="float">
            <text:p>7.122414912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20387" calcext:value-type="float">
            <text:p>6.520387</text:p>
          </table:table-cell>
          <table:table-cell office:value-type="float" office:value="7.1243416375" calcext:value-type="float">
            <text:p>7.12434163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438477" calcext:value-type="float">
            <text:p>6.438477</text:p>
          </table:table-cell>
          <table:table-cell office:value-type="float" office:value="7.127834575" calcext:value-type="float">
            <text:p>7.12783457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385376" calcext:value-type="float">
            <text:p>6.385376</text:p>
          </table:table-cell>
          <table:table-cell office:value-type="float" office:value="7.13272125" calcext:value-type="float">
            <text:p>7.1327212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376791" calcext:value-type="float">
            <text:p>6.376791</text:p>
          </table:table-cell>
          <table:table-cell office:value-type="float" office:value="7.1383001875" calcext:value-type="float">
            <text:p>7.138300187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08532" calcext:value-type="float">
            <text:p>6.408532</text:p>
          </table:table-cell>
          <table:table-cell office:value-type="float" office:value="7.143626725" calcext:value-type="float">
            <text:p>7.14362672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462122" calcext:value-type="float">
            <text:p>6.462122</text:p>
          </table:table-cell>
          <table:table-cell office:value-type="float" office:value="7.1478974875" calcext:value-type="float">
            <text:p>7.147897487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1942" calcext:value-type="float">
            <text:p>6.51942</text:p>
          </table:table-cell>
          <table:table-cell office:value-type="float" office:value="7.1507021625" calcext:value-type="float">
            <text:p>7.150702162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72608" calcext:value-type="float">
            <text:p>6.572608</text:p>
          </table:table-cell>
          <table:table-cell office:value-type="float" office:value="7.152026275" calcext:value-type="float">
            <text:p>7.15202627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21378" calcext:value-type="float">
            <text:p>6.621378</text:p>
          </table:table-cell>
          <table:table-cell office:value-type="float" office:value="7.1520874" calcext:value-type="float">
            <text:p>7.152087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61218" calcext:value-type="float">
            <text:p>6.661218</text:p>
          </table:table-cell>
          <table:table-cell office:value-type="float" office:value="7.1511823125" calcext:value-type="float">
            <text:p>7.151182312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7439" calcext:value-type="float">
            <text:p>6.67439</text:p>
          </table:table-cell>
          <table:table-cell office:value-type="float" office:value="7.14966205" calcext:value-type="float">
            <text:p>7.1496620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33092" calcext:value-type="float">
            <text:p>6.633092</text:p>
          </table:table-cell>
          <table:table-cell office:value-type="float" office:value="7.14802425" calcext:value-type="float">
            <text:p>7.1480242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15769" calcext:value-type="float">
            <text:p>6.515769</text:p>
          </table:table-cell>
          <table:table-cell office:value-type="float" office:value="7.147018925" calcext:value-type="float">
            <text:p>7.14701892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33203" calcext:value-type="float">
            <text:p>6.33203</text:p>
          </table:table-cell>
          <table:table-cell office:value-type="float" office:value="7.147629475" calcext:value-type="float">
            <text:p>7.14762947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153835" calcext:value-type="float">
            <text:p>6.153835</text:p>
          </table:table-cell>
          <table:table-cell office:value-type="float" office:value="7.1507716125" calcext:value-type="float">
            <text:p>7.150771612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154616" calcext:value-type="float">
            <text:p>6.154616</text:p>
          </table:table-cell>
          <table:table-cell office:value-type="float" office:value="7.1565269" calcext:value-type="float">
            <text:p>7.156526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51411" calcext:value-type="float">
            <text:p>6.651411</text:p>
          </table:table-cell>
          <table:table-cell office:value-type="float" office:value="7.162755075" calcext:value-type="float">
            <text:p>7.16275507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176168" calcext:value-type="float">
            <text:p>8.176168</text:p>
          </table:table-cell>
          <table:table-cell office:value-type="float" office:value="7.1631244875" calcext:value-type="float">
            <text:p>7.16312448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.205154" calcext:value-type="float">
            <text:p>12.205154</text:p>
          </table:table-cell>
          <table:table-cell office:value-type="float" office:value="7.144356925" calcext:value-type="float">
            <text:p>7.1443569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.205154" calcext:value-type="float">
            <text:p>12.205154</text:p>
          </table:table-cell>
          <table:table-cell office:value-type="float" office:value="7.07455935" calcext:value-type="float">
            <text:p>7.0745593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.205154" calcext:value-type="float">
            <text:p>12.205154</text:p>
          </table:table-cell>
          <table:table-cell office:value-type="float" office:value="7.00363025" calcext:value-type="float">
            <text:p>7.003630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.205154" calcext:value-type="float">
            <text:p>12.205154</text:p>
          </table:table-cell>
          <table:table-cell office:value-type="float" office:value="6.9315054375" calcext:value-type="float">
            <text:p>6.931505437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.205154" calcext:value-type="float">
            <text:p>12.205154</text:p>
          </table:table-cell>
          <table:table-cell office:value-type="float" office:value="6.858601275" calcext:value-type="float">
            <text:p>6.8586012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383518" calcext:value-type="float">
            <text:p>5.383518</text:p>
          </table:table-cell>
          <table:table-cell office:value-type="float" office:value="6.7856267875" calcext:value-type="float">
            <text:p>6.785626787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322017" calcext:value-type="float">
            <text:p>7.322017</text:p>
          </table:table-cell>
          <table:table-cell office:value-type="float" office:value="6.798489" calcext:value-type="float">
            <text:p>6.79848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225694" calcext:value-type="float">
            <text:p>8.225694</text:p>
          </table:table-cell>
          <table:table-cell office:value-type="float" office:value="6.7879096875" calcext:value-type="float">
            <text:p>6.787909687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4851" calcext:value-type="float">
            <text:p>8.4851</text:p>
          </table:table-cell>
          <table:table-cell office:value-type="float" office:value="6.766475875" calcext:value-type="float">
            <text:p>6.76647587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319584" calcext:value-type="float">
            <text:p>8.319584</text:p>
          </table:table-cell>
          <table:table-cell office:value-type="float" office:value="6.7413740125" calcext:value-type="float">
            <text:p>6.74137401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923046" calcext:value-type="float">
            <text:p>7.923046</text:p>
          </table:table-cell>
          <table:table-cell office:value-type="float" office:value="6.7167421625" calcext:value-type="float">
            <text:p>6.716742162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466257" calcext:value-type="float">
            <text:p>7.466257</text:p>
          </table:table-cell>
          <table:table-cell office:value-type="float" office:value="6.69429305" calcext:value-type="float">
            <text:p>6.6942930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072114" calcext:value-type="float">
            <text:p>7.072114</text:p>
          </table:table-cell>
          <table:table-cell office:value-type="float" office:value="6.6739173" calcext:value-type="float">
            <text:p>6.673917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96797" calcext:value-type="float">
            <text:p>6.796797</text:p>
          </table:table-cell>
          <table:table-cell office:value-type="float" office:value="6.6543851375" calcext:value-type="float">
            <text:p>6.65438513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35312" calcext:value-type="float">
            <text:p>6.635312</text:p>
          </table:table-cell>
          <table:table-cell office:value-type="float" office:value="6.6326903" calcext:value-type="float">
            <text:p>6.632690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550383" calcext:value-type="float">
            <text:p>6.550383</text:p>
          </table:table-cell>
          <table:table-cell office:value-type="float" office:value="6.6452819125" calcext:value-type="float">
            <text:p>6.64528191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04547" calcext:value-type="float">
            <text:p>6.504547</text:p>
          </table:table-cell>
          <table:table-cell office:value-type="float" office:value="6.6371799125" calcext:value-type="float">
            <text:p>6.63717991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477329" calcext:value-type="float">
            <text:p>6.477329</text:p>
          </table:table-cell>
          <table:table-cell office:value-type="float" office:value="6.62949065" calcext:value-type="float">
            <text:p>6.6294906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465076" calcext:value-type="float">
            <text:p>6.465076</text:p>
          </table:table-cell>
          <table:table-cell office:value-type="float" office:value="6.6233531125" calcext:value-type="float">
            <text:p>6.623353112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47144" calcext:value-type="float">
            <text:p>6.47144</text:p>
          </table:table-cell>
          <table:table-cell office:value-type="float" office:value="6.6185455625" calcext:value-type="float">
            <text:p>6.61854556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497838" calcext:value-type="float">
            <text:p>6.497838</text:p>
          </table:table-cell>
          <table:table-cell office:value-type="float" office:value="6.61442275" calcext:value-type="float">
            <text:p>6.6144227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539421" calcext:value-type="float">
            <text:p>6.539421</text:p>
          </table:table-cell>
          <table:table-cell office:value-type="float" office:value="6.6103910875" calcext:value-type="float">
            <text:p>6.61039108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86518" calcext:value-type="float">
            <text:p>6.586518</text:p>
          </table:table-cell>
          <table:table-cell office:value-type="float" office:value="6.606196275" calcext:value-type="float">
            <text:p>6.6061962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28504" calcext:value-type="float">
            <text:p>6.628504</text:p>
          </table:table-cell>
          <table:table-cell office:value-type="float" office:value="6.6020031375" calcext:value-type="float">
            <text:p>6.602003137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57614" calcext:value-type="float">
            <text:p>6.657614</text:p>
          </table:table-cell>
          <table:table-cell office:value-type="float" office:value="6.598279925" calcext:value-type="float">
            <text:p>6.59827992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71951" calcext:value-type="float">
            <text:p>6.671951</text:p>
          </table:table-cell>
          <table:table-cell office:value-type="float" office:value="6.5955501625" calcext:value-type="float">
            <text:p>6.59555016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76781" calcext:value-type="float">
            <text:p>6.676781</text:p>
          </table:table-cell>
          <table:table-cell office:value-type="float" office:value="6.594114575" calcext:value-type="float">
            <text:p>6.59411457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82517" calcext:value-type="float">
            <text:p>6.682517</text:p>
          </table:table-cell>
          <table:table-cell office:value-type="float" office:value="6.5938648375" calcext:value-type="float">
            <text:p>6.593864837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98932" calcext:value-type="float">
            <text:p>6.698932</text:p>
          </table:table-cell>
          <table:table-cell office:value-type="float" office:value="6.5942829" calcext:value-type="float">
            <text:p>6.59428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28606" calcext:value-type="float">
            <text:p>6.728606</text:p>
          </table:table-cell>
          <table:table-cell office:value-type="float" office:value="6.5946421125" calcext:value-type="float">
            <text:p>6.594642112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64573" calcext:value-type="float">
            <text:p>6.764573</text:p>
          </table:table-cell>
          <table:table-cell office:value-type="float" office:value="6.594317875" calcext:value-type="float">
            <text:p>6.59431787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94558" calcext:value-type="float">
            <text:p>6.794558</text:p>
          </table:table-cell>
          <table:table-cell office:value-type="float" office:value="6.5930369875" calcext:value-type="float">
            <text:p>6.593036987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08832" calcext:value-type="float">
            <text:p>6.808832</text:p>
          </table:table-cell>
          <table:table-cell office:value-type="float" office:value="6.5909189" calcext:value-type="float">
            <text:p>6.590918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0611" calcext:value-type="float">
            <text:p>6.80611</text:p>
          </table:table-cell>
          <table:table-cell office:value-type="float" office:value="6.588303525" calcext:value-type="float">
            <text:p>6.58830352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93867" calcext:value-type="float">
            <text:p>6.793867</text:p>
          </table:table-cell>
          <table:table-cell office:value-type="float" office:value="6.585508475" calcext:value-type="float">
            <text:p>6.58550847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83603" calcext:value-type="float">
            <text:p>6.783603</text:p>
          </table:table-cell>
          <table:table-cell office:value-type="float" office:value="6.5826833375" calcext:value-type="float">
            <text:p>6.582683337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84483" calcext:value-type="float">
            <text:p>6.784483</text:p>
          </table:table-cell>
          <table:table-cell office:value-type="float" office:value="6.579821225" calcext:value-type="float">
            <text:p>6.57982122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99089" calcext:value-type="float">
            <text:p>6.799089</text:p>
          </table:table-cell>
          <table:table-cell office:value-type="float" office:value="6.5768622125" calcext:value-type="float">
            <text:p>6.57686221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23099" calcext:value-type="float">
            <text:p>6.823099</text:p>
          </table:table-cell>
          <table:table-cell office:value-type="float" office:value="6.573780425" calcext:value-type="float">
            <text:p>6.5737804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48277" calcext:value-type="float">
            <text:p>6.848277</text:p>
          </table:table-cell>
          <table:table-cell office:value-type="float" office:value="6.5706002375" calcext:value-type="float">
            <text:p>6.570600237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66653" calcext:value-type="float">
            <text:p>6.866653</text:p>
          </table:table-cell>
          <table:table-cell office:value-type="float" office:value="6.5673689875" calcext:value-type="float">
            <text:p>6.567368987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73843" calcext:value-type="float">
            <text:p>6.873843</text:p>
          </table:table-cell>
          <table:table-cell office:value-type="float" office:value="6.5641448375" calcext:value-type="float">
            <text:p>6.56414483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70326" calcext:value-type="float">
            <text:p>6.870326</text:p>
          </table:table-cell>
          <table:table-cell office:value-type="float" office:value="6.5610202" calcext:value-type="float">
            <text:p>6.5610202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6056" calcext:value-type="float">
            <text:p>6.86056</text:p>
          </table:table-cell>
          <table:table-cell office:value-type="float" office:value="6.5581466625" calcext:value-type="float">
            <text:p>6.558146662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50513" calcext:value-type="float">
            <text:p>6.850513</text:p>
          </table:table-cell>
          <table:table-cell office:value-type="float" office:value="6.55571275" calcext:value-type="float">
            <text:p>6.5557127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44598" calcext:value-type="float">
            <text:p>6.844598</text:p>
          </table:table-cell>
          <table:table-cell office:value-type="float" office:value="6.5538666375" calcext:value-type="float">
            <text:p>6.553866637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43428" calcext:value-type="float">
            <text:p>6.843428</text:p>
          </table:table-cell>
          <table:table-cell office:value-type="float" office:value="6.5526360875" calcext:value-type="float">
            <text:p>6.552636087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43932" calcext:value-type="float">
            <text:p>6.843932</text:p>
          </table:table-cell>
          <table:table-cell office:value-type="float" office:value="6.5519144" calcext:value-type="float">
            <text:p>6.5519144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42225" calcext:value-type="float">
            <text:p>6.842225</text:p>
          </table:table-cell>
          <table:table-cell office:value-type="float" office:value="6.551528825" calcext:value-type="float">
            <text:p>6.5515288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3743" calcext:value-type="float">
            <text:p>6.83743</text:p>
          </table:table-cell>
          <table:table-cell office:value-type="float" office:value="6.5513343375" calcext:value-type="float">
            <text:p>6.551334337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33235" calcext:value-type="float">
            <text:p>6.833235</text:p>
          </table:table-cell>
          <table:table-cell office:value-type="float" office:value="6.5512538875" calcext:value-type="float">
            <text:p>6.551253887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35262" calcext:value-type="float">
            <text:p>6.835262</text:p>
          </table:table-cell>
          <table:table-cell office:value-type="float" office:value="6.55123845" calcext:value-type="float">
            <text:p>6.5512384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45813" calcext:value-type="float">
            <text:p>6.845813</text:p>
          </table:table-cell>
          <table:table-cell office:value-type="float" office:value="6.551198475" calcext:value-type="float">
            <text:p>6.5511984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60168" calcext:value-type="float">
            <text:p>6.860168</text:p>
          </table:table-cell>
          <table:table-cell office:value-type="float" office:value="6.5509905" calcext:value-type="float">
            <text:p>6.550990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67832" calcext:value-type="float">
            <text:p>6.867832</text:p>
          </table:table-cell>
          <table:table-cell office:value-type="float" office:value="6.5504950625" calcext:value-type="float">
            <text:p>6.55049506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58342" calcext:value-type="float">
            <text:p>6.858342</text:p>
          </table:table-cell>
          <table:table-cell office:value-type="float" office:value="6.549735625" calcext:value-type="float">
            <text:p>6.5497356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2806" calcext:value-type="float">
            <text:p>6.82806</text:p>
          </table:table-cell>
          <table:table-cell office:value-type="float" office:value="6.5489411375" calcext:value-type="float">
            <text:p>6.54894113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83897" calcext:value-type="float">
            <text:p>6.783897</text:p>
          </table:table-cell>
          <table:table-cell office:value-type="float" office:value="6.5484852375" calcext:value-type="float">
            <text:p>6.54848523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41628" calcext:value-type="float">
            <text:p>6.741628</text:p>
          </table:table-cell>
          <table:table-cell office:value-type="float" office:value="6.5487176125" calcext:value-type="float">
            <text:p>6.54871761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18872" calcext:value-type="float">
            <text:p>6.718872</text:p>
          </table:table-cell>
          <table:table-cell office:value-type="float" office:value="6.5497793625" calcext:value-type="float">
            <text:p>6.549779362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25701" calcext:value-type="float">
            <text:p>6.725701</text:p>
          </table:table-cell>
          <table:table-cell office:value-type="float" office:value="6.5515126" calcext:value-type="float">
            <text:p>6.5515126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58236" calcext:value-type="float">
            <text:p>6.758236</text:p>
          </table:table-cell>
          <table:table-cell office:value-type="float" office:value="6.5535209125" calcext:value-type="float">
            <text:p>6.55352091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99822" calcext:value-type="float">
            <text:p>6.799822</text:p>
          </table:table-cell>
          <table:table-cell office:value-type="float" office:value="6.5553452" calcext:value-type="float">
            <text:p>6.555345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29411" calcext:value-type="float">
            <text:p>6.829411</text:p>
          </table:table-cell>
          <table:table-cell office:value-type="float" office:value="6.55665555" calcext:value-type="float">
            <text:p>6.5566555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31691" calcext:value-type="float">
            <text:p>6.831691</text:p>
          </table:table-cell>
          <table:table-cell office:value-type="float" office:value="6.5573679125" calcext:value-type="float">
            <text:p>6.557367912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02914" calcext:value-type="float">
            <text:p>6.802914</text:p>
          </table:table-cell>
          <table:table-cell office:value-type="float" office:value="6.5576533" calcext:value-type="float">
            <text:p>6.557653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50193" calcext:value-type="float">
            <text:p>6.750193</text:p>
          </table:table-cell>
          <table:table-cell office:value-type="float" office:value="6.5578597125" calcext:value-type="float">
            <text:p>6.557859712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86496" calcext:value-type="float">
            <text:p>6.686496</text:p>
          </table:table-cell>
          <table:table-cell office:value-type="float" office:value="6.558387675" calcext:value-type="float">
            <text:p>6.55838767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25349" calcext:value-type="float">
            <text:p>6.625349</text:p>
          </table:table-cell>
          <table:table-cell office:value-type="float" office:value="6.5595608625" calcext:value-type="float">
            <text:p>6.559560862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77498" calcext:value-type="float">
            <text:p>6.577498</text:p>
          </table:table-cell>
          <table:table-cell office:value-type="float" office:value="6.5615294" calcext:value-type="float">
            <text:p>6.5615294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548971" calcext:value-type="float">
            <text:p>6.548971</text:p>
          </table:table-cell>
          <table:table-cell office:value-type="float" office:value="6.5642348875" calcext:value-type="float">
            <text:p>6.564234887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539597" calcext:value-type="float">
            <text:p>6.539597</text:p>
          </table:table-cell>
          <table:table-cell office:value-type="float" office:value="6.5674500625" calcext:value-type="float">
            <text:p>6.567450062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543366" calcext:value-type="float">
            <text:p>6.543366</text:p>
          </table:table-cell>
          <table:table-cell office:value-type="float" office:value="6.57087995" calcext:value-type="float">
            <text:p>6.5708799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552666" calcext:value-type="float">
            <text:p>6.552666</text:p>
          </table:table-cell>
          <table:table-cell office:value-type="float" office:value="6.5742743875" calcext:value-type="float">
            <text:p>6.57427438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64613" calcext:value-type="float">
            <text:p>6.564613</text:p>
          </table:table-cell>
          <table:table-cell office:value-type="float" office:value="6.5774787125" calcext:value-type="float">
            <text:p>6.577478712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83401" calcext:value-type="float">
            <text:p>6.583401</text:p>
          </table:table-cell>
          <table:table-cell office:value-type="float" office:value="6.580383525" calcext:value-type="float">
            <text:p>6.58038352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14258" calcext:value-type="float">
            <text:p>6.614258</text:p>
          </table:table-cell>
          <table:table-cell office:value-type="float" office:value="6.5828262375" calcext:value-type="float">
            <text:p>6.582826237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5287" calcext:value-type="float">
            <text:p>6.65287</text:p>
          </table:table-cell>
          <table:table-cell office:value-type="float" office:value="6.5845675375" calcext:value-type="float">
            <text:p>6.584567537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80964" calcext:value-type="float">
            <text:p>6.680964</text:p>
          </table:table-cell>
          <table:table-cell office:value-type="float" office:value="6.5854220375" calcext:value-type="float">
            <text:p>6.585422037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74763" calcext:value-type="float">
            <text:p>6.674763</text:p>
          </table:table-cell>
          <table:table-cell office:value-type="float" office:value="6.5854716375" calcext:value-type="float">
            <text:p>6.585471637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21348" calcext:value-type="float">
            <text:p>6.621348</text:p>
          </table:table-cell>
          <table:table-cell office:value-type="float" office:value="6.5851766375" calcext:value-type="float">
            <text:p>6.585176637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30826" calcext:value-type="float">
            <text:p>6.530826</text:p>
          </table:table-cell>
          <table:table-cell office:value-type="float" office:value="6.5852478875" calcext:value-type="float">
            <text:p>6.58524788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435169" calcext:value-type="float">
            <text:p>6.435169</text:p>
          </table:table-cell>
          <table:table-cell office:value-type="float" office:value="6.586313275" calcext:value-type="float">
            <text:p>6.5863132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372821" calcext:value-type="float">
            <text:p>6.372821</text:p>
          </table:table-cell>
          <table:table-cell office:value-type="float" office:value="6.5885650375" calcext:value-type="float">
            <text:p>6.588565037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367195" calcext:value-type="float">
            <text:p>6.367195</text:p>
          </table:table-cell>
          <table:table-cell office:value-type="float" office:value="6.5916095125" calcext:value-type="float">
            <text:p>6.591609512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412495" calcext:value-type="float">
            <text:p>6.412495</text:p>
          </table:table-cell>
          <table:table-cell office:value-type="float" office:value="6.594633025" calcext:value-type="float">
            <text:p>6.59463302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475672" calcext:value-type="float">
            <text:p>6.475672</text:p>
          </table:table-cell>
          <table:table-cell office:value-type="float" office:value="6.5968071625" calcext:value-type="float">
            <text:p>6.59680716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10989" calcext:value-type="float">
            <text:p>6.510989</text:p>
          </table:table-cell>
          <table:table-cell office:value-type="float" office:value="6.597727075" calcext:value-type="float">
            <text:p>6.59772707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476951" calcext:value-type="float">
            <text:p>6.476951</text:p>
          </table:table-cell>
          <table:table-cell office:value-type="float" office:value="6.5976980125" calcext:value-type="float">
            <text:p>6.597698012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349036" calcext:value-type="float">
            <text:p>6.349036</text:p>
          </table:table-cell>
          <table:table-cell office:value-type="float" office:value="6.5977803" calcext:value-type="float">
            <text:p>6.597780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127117" calcext:value-type="float">
            <text:p>6.127117</text:p>
          </table:table-cell>
          <table:table-cell office:value-type="float" office:value="6.5995639125" calcext:value-type="float">
            <text:p>6.599563912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836197" calcext:value-type="float">
            <text:p>5.836197</text:p>
          </table:table-cell>
          <table:table-cell office:value-type="float" office:value="6.6046972625" calcext:value-type="float">
            <text:p>6.60469726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509541" calcext:value-type="float">
            <text:p>5.509541</text:p>
          </table:table-cell>
          <table:table-cell office:value-type="float" office:value="6.6143190875" calcext:value-type="float">
            <text:p>6.614319087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06121" calcext:value-type="float">
            <text:p>5.06121</text:p>
          </table:table-cell>
          <table:table-cell office:value-type="float" office:value="6.6287673375" calcext:value-type="float">
            <text:p>6.628767337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642641" calcext:value-type="float">
            <text:p>7.642641</text:p>
          </table:table-cell>
          <table:table-cell office:value-type="float" office:value="6.649076075" calcext:value-type="float">
            <text:p>6.6490760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902223" calcext:value-type="float">
            <text:p>5.902223</text:p>
          </table:table-cell>
          <table:table-cell office:value-type="float" office:value="6.636718725" calcext:value-type="float">
            <text:p>6.63671872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889406" calcext:value-type="float">
            <text:p>5.889406</text:p>
          </table:table-cell>
          <table:table-cell office:value-type="float" office:value="6.645202375" calcext:value-type="float">
            <text:p>6.64520237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986326" calcext:value-type="float">
            <text:p>5.986326</text:p>
          </table:table-cell>
          <table:table-cell office:value-type="float" office:value="6.65279335" calcext:value-type="float">
            <text:p>6.6527933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080472" calcext:value-type="float">
            <text:p>6.080472</text:p>
          </table:table-cell>
          <table:table-cell office:value-type="float" office:value="6.658386725" calcext:value-type="float">
            <text:p>6.65838672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141615" calcext:value-type="float">
            <text:p>6.141615</text:p>
          </table:table-cell>
          <table:table-cell office:value-type="float" office:value="6.6624652625" calcext:value-type="float">
            <text:p>6.662465262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175305" calcext:value-type="float">
            <text:p>6.175305</text:p>
          </table:table-cell>
          <table:table-cell office:value-type="float" office:value="6.665711925" calcext:value-type="float">
            <text:p>6.66571192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203836" calcext:value-type="float">
            <text:p>6.203836</text:p>
          </table:table-cell>
          <table:table-cell office:value-type="float" office:value="6.6682937375" calcext:value-type="float">
            <text:p>6.668293737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251067" calcext:value-type="float">
            <text:p>6.251067</text:p>
          </table:table-cell>
          <table:table-cell office:value-type="float" office:value="6.6696577" calcext:value-type="float">
            <text:p>6.669657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330647" calcext:value-type="float">
            <text:p>6.330647</text:p>
          </table:table-cell>
          <table:table-cell office:value-type="float" office:value="6.6688258125" calcext:value-type="float">
            <text:p>6.66882581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39233" calcext:value-type="float">
            <text:p>6.439233</text:p>
          </table:table-cell>
          <table:table-cell office:value-type="float" office:value="6.66502665" calcext:value-type="float">
            <text:p>6.6650266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57104" calcext:value-type="float">
            <text:p>6.557104</text:p>
          </table:table-cell>
          <table:table-cell office:value-type="float" office:value="6.658351375" calcext:value-type="float">
            <text:p>6.65835137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56802" calcext:value-type="float">
            <text:p>6.656802</text:p>
          </table:table-cell>
          <table:table-cell office:value-type="float" office:value="6.650019325" calcext:value-type="float">
            <text:p>6.65001932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15962" calcext:value-type="float">
            <text:p>6.715962</text:p>
          </table:table-cell>
          <table:table-cell office:value-type="float" office:value="6.6419656" calcext:value-type="float">
            <text:p>6.6419656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27669" calcext:value-type="float">
            <text:p>6.727669</text:p>
          </table:table-cell>
          <table:table-cell office:value-type="float" office:value="6.6347575125" calcext:value-type="float">
            <text:p>6.634757512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02667" calcext:value-type="float">
            <text:p>6.702667</text:p>
          </table:table-cell>
          <table:table-cell office:value-type="float" office:value="6.6323397875" calcext:value-type="float">
            <text:p>6.632339787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62102" calcext:value-type="float">
            <text:p>6.662102</text:p>
          </table:table-cell>
          <table:table-cell office:value-type="float" office:value="6.6329261125" calcext:value-type="float">
            <text:p>6.632926112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25111" calcext:value-type="float">
            <text:p>6.625111</text:p>
          </table:table-cell>
          <table:table-cell office:value-type="float" office:value="6.635466" calcext:value-type="float">
            <text:p>6.635466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599602" calcext:value-type="float">
            <text:p>6.599602</text:p>
          </table:table-cell>
          <table:table-cell office:value-type="float" office:value="6.6383847375" calcext:value-type="float">
            <text:p>6.638384737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82506" calcext:value-type="float">
            <text:p>6.582506</text:p>
          </table:table-cell>
          <table:table-cell office:value-type="float" office:value="6.640218" calcext:value-type="float">
            <text:p>6.640218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567856" calcext:value-type="float">
            <text:p>6.567856</text:p>
          </table:table-cell>
          <table:table-cell office:value-type="float" office:value="6.64014075" calcext:value-type="float">
            <text:p>6.640140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554634" calcext:value-type="float">
            <text:p>6.554634</text:p>
          </table:table-cell>
          <table:table-cell office:value-type="float" office:value="6.638209675" calcext:value-type="float">
            <text:p>6.6382096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547762" calcext:value-type="float">
            <text:p>6.547762</text:p>
          </table:table-cell>
          <table:table-cell office:value-type="float" office:value="6.6352148" calcext:value-type="float">
            <text:p>6.6352148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52546" calcext:value-type="float">
            <text:p>6.552546</text:p>
          </table:table-cell>
          <table:table-cell office:value-type="float" office:value="6.6322131875" calcext:value-type="float">
            <text:p>6.632213187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68684" calcext:value-type="float">
            <text:p>6.568684</text:p>
          </table:table-cell>
          <table:table-cell office:value-type="float" office:value="6.6300067" calcext:value-type="float">
            <text:p>6.630006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89777" calcext:value-type="float">
            <text:p>6.589777</text:p>
          </table:table-cell>
          <table:table-cell office:value-type="float" office:value="6.6288513" calcext:value-type="float">
            <text:p>6.628851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08721" calcext:value-type="float">
            <text:p>6.608721</text:p>
          </table:table-cell>
          <table:table-cell office:value-type="float" office:value="6.628487" calcext:value-type="float">
            <text:p>6.62848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23872" calcext:value-type="float">
            <text:p>6.623872</text:p>
          </table:table-cell>
          <table:table-cell office:value-type="float" office:value="6.62836615" calcext:value-type="float">
            <text:p>6.6283661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40443" calcext:value-type="float">
            <text:p>6.640443</text:p>
          </table:table-cell>
          <table:table-cell office:value-type="float" office:value="6.627914425" calcext:value-type="float">
            <text:p>6.62791442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65847" calcext:value-type="float">
            <text:p>6.665847</text:p>
          </table:table-cell>
          <table:table-cell office:value-type="float" office:value="6.62672605" calcext:value-type="float">
            <text:p>6.6267260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02824" calcext:value-type="float">
            <text:p>6.702824</text:p>
          </table:table-cell>
          <table:table-cell office:value-type="float" office:value="6.6246605875" calcext:value-type="float">
            <text:p>6.624660587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46154" calcext:value-type="float">
            <text:p>6.746154</text:p>
          </table:table-cell>
          <table:table-cell office:value-type="float" office:value="6.6218424625" calcext:value-type="float">
            <text:p>6.621842462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85693" calcext:value-type="float">
            <text:p>6.785693</text:p>
          </table:table-cell>
          <table:table-cell office:value-type="float" office:value="6.6185849" calcext:value-type="float">
            <text:p>6.6185849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13086" calcext:value-type="float">
            <text:p>6.813086</text:p>
          </table:table-cell>
          <table:table-cell office:value-type="float" office:value="6.615274225" calcext:value-type="float">
            <text:p>6.61527422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26666" calcext:value-type="float">
            <text:p>6.826666</text:p>
          </table:table-cell>
          <table:table-cell office:value-type="float" office:value="6.6122499125" calcext:value-type="float">
            <text:p>6.61224991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30994" calcext:value-type="float">
            <text:p>6.830994</text:p>
          </table:table-cell>
          <table:table-cell office:value-type="float" office:value="6.60970945" calcext:value-type="float">
            <text:p>6.6097094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32" calcext:value-type="float">
            <text:p>6.832</text:p>
          </table:table-cell>
          <table:table-cell office:value-type="float" office:value="6.6076665625" calcext:value-type="float">
            <text:p>6.607666562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32064" calcext:value-type="float">
            <text:p>6.832064</text:p>
          </table:table-cell>
          <table:table-cell office:value-type="float" office:value="6.605985675" calcext:value-type="float">
            <text:p>6.60598567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29175" calcext:value-type="float">
            <text:p>6.829175</text:p>
          </table:table-cell>
          <table:table-cell office:value-type="float" office:value="6.6044849375" calcext:value-type="float">
            <text:p>6.604484937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20533" calcext:value-type="float">
            <text:p>6.820533</text:p>
          </table:table-cell>
          <table:table-cell office:value-type="float" office:value="6.603053625" calcext:value-type="float">
            <text:p>6.60305362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07077" calcext:value-type="float">
            <text:p>6.807077</text:p>
          </table:table-cell>
          <table:table-cell office:value-type="float" office:value="6.6017094875" calcext:value-type="float">
            <text:p>6.601709487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94783" calcext:value-type="float">
            <text:p>6.794783</text:p>
          </table:table-cell>
          <table:table-cell office:value-type="float" office:value="6.600554225" calcext:value-type="float">
            <text:p>6.60055422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91588" calcext:value-type="float">
            <text:p>6.791588</text:p>
          </table:table-cell>
          <table:table-cell office:value-type="float" office:value="6.59965655" calcext:value-type="float">
            <text:p>6.5996565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02487" calcext:value-type="float">
            <text:p>6.802487</text:p>
          </table:table-cell>
          <table:table-cell office:value-type="float" office:value="6.5989491625" calcext:value-type="float">
            <text:p>6.598949162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26568" calcext:value-type="float">
            <text:p>6.826568</text:p>
          </table:table-cell>
          <table:table-cell office:value-type="float" office:value="6.59822205" calcext:value-type="float">
            <text:p>6.5982220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57531" calcext:value-type="float">
            <text:p>6.857531</text:p>
          </table:table-cell>
          <table:table-cell office:value-type="float" office:value="6.597226275" calcext:value-type="float">
            <text:p>6.59722627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86366" calcext:value-type="float">
            <text:p>6.886366</text:p>
          </table:table-cell>
          <table:table-cell office:value-type="float" office:value="6.5958248875" calcext:value-type="float">
            <text:p>6.595824887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904179" calcext:value-type="float">
            <text:p>6.904179</text:p>
          </table:table-cell>
          <table:table-cell office:value-type="float" office:value="6.5940956375" calcext:value-type="float">
            <text:p>6.594095637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90465" calcext:value-type="float">
            <text:p>6.90465</text:p>
          </table:table-cell>
          <table:table-cell office:value-type="float" office:value="6.5923197625" calcext:value-type="float">
            <text:p>6.592319762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864" calcext:value-type="float">
            <text:p>6.8864</text:p>
          </table:table-cell>
          <table:table-cell office:value-type="float" office:value="6.59085825" calcext:value-type="float">
            <text:p>6.5908582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54522" calcext:value-type="float">
            <text:p>6.854522</text:p>
          </table:table-cell>
          <table:table-cell office:value-type="float" office:value="6.589984" calcext:value-type="float">
            <text:p>6.58998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19427" calcext:value-type="float">
            <text:p>6.819427</text:p>
          </table:table-cell>
          <table:table-cell office:value-type="float" office:value="6.5897636875" calcext:value-type="float">
            <text:p>6.58976368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9243" calcext:value-type="float">
            <text:p>6.79243</text:p>
          </table:table-cell>
          <table:table-cell office:value-type="float" office:value="6.590052875" calcext:value-type="float">
            <text:p>6.59005287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80351" calcext:value-type="float">
            <text:p>6.780351</text:p>
          </table:table-cell>
          <table:table-cell office:value-type="float" office:value="6.590600175" calcext:value-type="float">
            <text:p>6.59060017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82832" calcext:value-type="float">
            <text:p>6.782832</text:p>
          </table:table-cell>
          <table:table-cell office:value-type="float" office:value="6.5911905" calcext:value-type="float">
            <text:p>6.591190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93937" calcext:value-type="float">
            <text:p>6.793937</text:p>
          </table:table-cell>
          <table:table-cell office:value-type="float" office:value="6.5917353375" calcext:value-type="float">
            <text:p>6.591735337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06185" calcext:value-type="float">
            <text:p>6.806185</text:p>
          </table:table-cell>
          <table:table-cell office:value-type="float" office:value="6.5922651" calcext:value-type="float">
            <text:p>6.592265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13988" calcext:value-type="float">
            <text:p>6.813988</text:p>
          </table:table-cell>
          <table:table-cell office:value-type="float" office:value="6.592858925" calcext:value-type="float">
            <text:p>6.5928589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14921" calcext:value-type="float">
            <text:p>6.814921</text:p>
          </table:table-cell>
          <table:table-cell office:value-type="float" office:value="6.5935830375" calcext:value-type="float">
            <text:p>6.593583037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09012" calcext:value-type="float">
            <text:p>6.809012</text:p>
          </table:table-cell>
          <table:table-cell office:value-type="float" office:value="6.5944733125" calcext:value-type="float">
            <text:p>6.59447331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96998" calcext:value-type="float">
            <text:p>6.796998</text:p>
          </table:table-cell>
          <table:table-cell office:value-type="float" office:value="6.59554535" calcext:value-type="float">
            <text:p>6.5955453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78818" calcext:value-type="float">
            <text:p>6.778818</text:p>
          </table:table-cell>
          <table:table-cell office:value-type="float" office:value="6.59680475" calcext:value-type="float">
            <text:p>6.5968047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53562" calcext:value-type="float">
            <text:p>6.753562</text:p>
          </table:table-cell>
          <table:table-cell office:value-type="float" office:value="6.5982522125" calcext:value-type="float">
            <text:p>6.598252212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2123" calcext:value-type="float">
            <text:p>6.72123</text:p>
          </table:table-cell>
          <table:table-cell office:value-type="float" office:value="6.59989045" calcext:value-type="float">
            <text:p>6.5998904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84932" calcext:value-type="float">
            <text:p>6.684932</text:p>
          </table:table-cell>
          <table:table-cell office:value-type="float" office:value="6.60172715" calcext:value-type="float">
            <text:p>6.6017271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51163" calcext:value-type="float">
            <text:p>6.651163</text:p>
          </table:table-cell>
          <table:table-cell office:value-type="float" office:value="6.60376055" calcext:value-type="float">
            <text:p>6.6037605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27048" calcext:value-type="float">
            <text:p>6.627048</text:p>
          </table:table-cell>
          <table:table-cell office:value-type="float" office:value="6.6059531125" calcext:value-type="float">
            <text:p>6.605953112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16057" calcext:value-type="float">
            <text:p>6.616057</text:p>
          </table:table-cell>
          <table:table-cell office:value-type="float" office:value="6.6082228375" calcext:value-type="float">
            <text:p>6.608222837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1531" calcext:value-type="float">
            <text:p>6.61531</text:p>
          </table:table-cell>
          <table:table-cell office:value-type="float" office:value="6.610478175" calcext:value-type="float">
            <text:p>6.61047817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16379" calcext:value-type="float">
            <text:p>6.616379</text:p>
          </table:table-cell>
          <table:table-cell office:value-type="float" office:value="6.6126862125" calcext:value-type="float">
            <text:p>6.612686212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09076" calcext:value-type="float">
            <text:p>6.609076</text:p>
          </table:table-cell>
          <table:table-cell office:value-type="float" office:value="6.6149294625" calcext:value-type="float">
            <text:p>6.614929462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86426" calcext:value-type="float">
            <text:p>6.586426</text:p>
          </table:table-cell>
          <table:table-cell office:value-type="float" office:value="6.617402725" calcext:value-type="float">
            <text:p>6.61740272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49265" calcext:value-type="float">
            <text:p>6.549265</text:p>
          </table:table-cell>
          <table:table-cell office:value-type="float" office:value="6.6203300875" calcext:value-type="float">
            <text:p>6.620330087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08664" calcext:value-type="float">
            <text:p>6.508664</text:p>
          </table:table-cell>
          <table:table-cell office:value-type="float" office:value="6.623823425" calcext:value-type="float">
            <text:p>6.62382342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83534" calcext:value-type="float">
            <text:p>6.483534</text:p>
          </table:table-cell>
          <table:table-cell office:value-type="float" office:value="6.627742475" calcext:value-type="float">
            <text:p>6.6277424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91725" calcext:value-type="float">
            <text:p>6.491725</text:p>
          </table:table-cell>
          <table:table-cell office:value-type="float" office:value="6.631640425" calcext:value-type="float">
            <text:p>6.63164042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37785" calcext:value-type="float">
            <text:p>6.537785</text:p>
          </table:table-cell>
          <table:table-cell office:value-type="float" office:value="6.6348681625" calcext:value-type="float">
            <text:p>6.634868162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05943" calcext:value-type="float">
            <text:p>6.605943</text:p>
          </table:table-cell>
          <table:table-cell office:value-type="float" office:value="6.636840575" calcext:value-type="float">
            <text:p>6.63684057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65401" calcext:value-type="float">
            <text:p>6.665401</text:p>
          </table:table-cell>
          <table:table-cell office:value-type="float" office:value="6.637351125" calcext:value-type="float">
            <text:p>6.63735112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85909" calcext:value-type="float">
            <text:p>6.685909</text:p>
          </table:table-cell>
          <table:table-cell office:value-type="float" office:value="6.63674735" calcext:value-type="float">
            <text:p>6.636747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54053" calcext:value-type="float">
            <text:p>6.654053</text:p>
          </table:table-cell>
          <table:table-cell office:value-type="float" office:value="6.6358371" calcext:value-type="float">
            <text:p>6.635837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80915" calcext:value-type="float">
            <text:p>6.580915</text:p>
          </table:table-cell>
          <table:table-cell office:value-type="float" office:value="6.6355507625" calcext:value-type="float">
            <text:p>6.635550762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96684" calcext:value-type="float">
            <text:p>6.496684</text:p>
          </table:table-cell>
          <table:table-cell office:value-type="float" office:value="6.636523825" calcext:value-type="float">
            <text:p>6.6365238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433796" calcext:value-type="float">
            <text:p>6.433796</text:p>
          </table:table-cell>
          <table:table-cell office:value-type="float" office:value="6.63881465" calcext:value-type="float">
            <text:p>6.6388146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06755" calcext:value-type="float">
            <text:p>6.406755</text:p>
          </table:table-cell>
          <table:table-cell office:value-type="float" office:value="6.6419213875" calcext:value-type="float">
            <text:p>6.641921387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01348" calcext:value-type="float">
            <text:p>6.401348</text:p>
          </table:table-cell>
          <table:table-cell office:value-type="float" office:value="6.6451180375" calcext:value-type="float">
            <text:p>6.645118037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38185" calcext:value-type="float">
            <text:p>6.38185</text:p>
          </table:table-cell>
          <table:table-cell office:value-type="float" office:value="6.647938325" calcext:value-type="float">
            <text:p>6.64793832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312953" calcext:value-type="float">
            <text:p>6.312953</text:p>
          </table:table-cell>
          <table:table-cell office:value-type="float" office:value="6.650524675" calcext:value-type="float">
            <text:p>6.65052467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184516" calcext:value-type="float">
            <text:p>6.184516</text:p>
          </table:table-cell>
          <table:table-cell office:value-type="float" office:value="6.6536287875" calcext:value-type="float">
            <text:p>6.653628787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026714" calcext:value-type="float">
            <text:p>6.026714</text:p>
          </table:table-cell>
          <table:table-cell office:value-type="float" office:value="6.6582404625" calcext:value-type="float">
            <text:p>6.658240462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905211" calcext:value-type="float">
            <text:p>5.905211</text:p>
          </table:table-cell>
          <table:table-cell office:value-type="float" office:value="6.664995725" calcext:value-type="float">
            <text:p>6.66499572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89054" calcext:value-type="float">
            <text:p>5.89054</text:p>
          </table:table-cell>
          <table:table-cell office:value-type="float" office:value="6.6736332875" calcext:value-type="float">
            <text:p>6.67363328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012504" calcext:value-type="float">
            <text:p>6.012504</text:p>
          </table:table-cell>
          <table:table-cell office:value-type="float" office:value="6.682831875" calcext:value-type="float">
            <text:p>6.68283187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139315" calcext:value-type="float">
            <text:p>6.139315</text:p>
          </table:table-cell>
          <table:table-cell office:value-type="float" office:value="6.6906473875" calcext:value-type="float">
            <text:p>6.690647387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34251" calcext:value-type="float">
            <text:p>6.534251</text:p>
          </table:table-cell>
          <table:table-cell office:value-type="float" office:value="6.6965519375" calcext:value-type="float">
            <text:p>6.696551937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49573" calcext:value-type="float">
            <text:p>6.749573</text:p>
          </table:table-cell>
          <table:table-cell office:value-type="float" office:value="6.6966525" calcext:value-type="float">
            <text:p>6.696652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65293" calcext:value-type="float">
            <text:p>6.865293</text:p>
          </table:table-cell>
          <table:table-cell office:value-type="float" office:value="6.692849125" calcext:value-type="float">
            <text:p>6.69284912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5861" calcext:value-type="float">
            <text:p>6.85861</text:p>
          </table:table-cell>
          <table:table-cell office:value-type="float" office:value="6.686502625" calcext:value-type="float">
            <text:p>6.68650262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46263" calcext:value-type="float">
            <text:p>6.746263</text:p>
          </table:table-cell>
          <table:table-cell office:value-type="float" office:value="6.6797972" calcext:value-type="float">
            <text:p>6.679797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76326" calcext:value-type="float">
            <text:p>6.576326</text:p>
          </table:table-cell>
          <table:table-cell office:value-type="float" office:value="6.6750046375" calcext:value-type="float">
            <text:p>6.675004637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41337" calcext:value-type="float">
            <text:p>6.41337</text:p>
          </table:table-cell>
          <table:table-cell office:value-type="float" office:value="6.6736020625" calcext:value-type="float">
            <text:p>6.673602062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315044" calcext:value-type="float">
            <text:p>6.315044</text:p>
          </table:table-cell>
          <table:table-cell office:value-type="float" office:value="6.675603975" calcext:value-type="float">
            <text:p>6.67560397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307633" calcext:value-type="float">
            <text:p>6.307633</text:p>
          </table:table-cell>
          <table:table-cell office:value-type="float" office:value="6.6794715625" calcext:value-type="float">
            <text:p>6.679471562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376027" calcext:value-type="float">
            <text:p>6.376027</text:p>
          </table:table-cell>
          <table:table-cell office:value-type="float" office:value="6.6826340125" calcext:value-type="float">
            <text:p>6.682634012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476252" calcext:value-type="float">
            <text:p>6.476252</text:p>
          </table:table-cell>
          <table:table-cell office:value-type="float" office:value="6.682219525" calcext:value-type="float">
            <text:p>6.68221952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60633" calcext:value-type="float">
            <text:p>6.560633</text:p>
          </table:table-cell>
          <table:table-cell office:value-type="float" office:value="6.6751578375" calcext:value-type="float">
            <text:p>6.675157837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99053" calcext:value-type="float">
            <text:p>6.599053</text:p>
          </table:table-cell>
          <table:table-cell office:value-type="float" office:value="6.6543225375" calcext:value-type="float">
            <text:p>6.654322537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87734" calcext:value-type="float">
            <text:p>6.587734</text:p>
          </table:table-cell>
          <table:table-cell office:value-type="float" office:value="6.6330069875" calcext:value-type="float">
            <text:p>6.63300698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45373" calcext:value-type="float">
            <text:p>6.545373</text:p>
          </table:table-cell>
          <table:table-cell office:value-type="float" office:value="6.6446824125" calcext:value-type="float">
            <text:p>6.644682412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50061" calcext:value-type="float">
            <text:p>6.50061</text:p>
          </table:table-cell>
          <table:table-cell office:value-type="float" office:value="6.6455970375" calcext:value-type="float">
            <text:p>6.645597037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477374" calcext:value-type="float">
            <text:p>6.477374</text:p>
          </table:table-cell>
          <table:table-cell office:value-type="float" office:value="6.64280405" calcext:value-type="float">
            <text:p>6.6428040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85549" calcext:value-type="float">
            <text:p>6.485549</text:p>
          </table:table-cell>
          <table:table-cell office:value-type="float" office:value="6.63837695" calcext:value-type="float">
            <text:p>6.6383769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20839" calcext:value-type="float">
            <text:p>6.520839</text:p>
          </table:table-cell>
          <table:table-cell office:value-type="float" office:value="6.6332007375" calcext:value-type="float">
            <text:p>6.633200737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71141" calcext:value-type="float">
            <text:p>6.571141</text:p>
          </table:table-cell>
          <table:table-cell office:value-type="float" office:value="6.627653675" calcext:value-type="float">
            <text:p>6.62765367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23429" calcext:value-type="float">
            <text:p>6.623429</text:p>
          </table:table-cell>
          <table:table-cell office:value-type="float" office:value="6.621914325" calcext:value-type="float">
            <text:p>6.62191432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67563" calcext:value-type="float">
            <text:p>6.667563</text:p>
          </table:table-cell>
          <table:table-cell office:value-type="float" office:value="6.61622425" calcext:value-type="float">
            <text:p>6.6162242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97529" calcext:value-type="float">
            <text:p>6.697529</text:p>
          </table:table-cell>
          <table:table-cell office:value-type="float" office:value="6.6110698" calcext:value-type="float">
            <text:p>6.6110698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12005" calcext:value-type="float">
            <text:p>6.712005</text:p>
          </table:table-cell>
          <table:table-cell office:value-type="float" office:value="6.6071411875" calcext:value-type="float">
            <text:p>6.607141187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1467" calcext:value-type="float">
            <text:p>6.71467</text:p>
          </table:table-cell>
          <table:table-cell office:value-type="float" office:value="6.6050281" calcext:value-type="float">
            <text:p>6.605028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13002" calcext:value-type="float">
            <text:p>6.713002</text:p>
          </table:table-cell>
          <table:table-cell office:value-type="float" office:value="6.6048332375" calcext:value-type="float">
            <text:p>6.604833237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14656" calcext:value-type="float">
            <text:p>6.714656</text:p>
          </table:table-cell>
          <table:table-cell office:value-type="float" office:value="6.6059891125" calcext:value-type="float">
            <text:p>6.60598911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22969" calcext:value-type="float">
            <text:p>6.722969</text:p>
          </table:table-cell>
          <table:table-cell office:value-type="float" office:value="6.60742835" calcext:value-type="float">
            <text:p>6.6074283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34997" calcext:value-type="float">
            <text:p>6.734997</text:p>
          </table:table-cell>
          <table:table-cell office:value-type="float" office:value="6.6080222125" calcext:value-type="float">
            <text:p>6.60802221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44318" calcext:value-type="float">
            <text:p>6.744318</text:p>
          </table:table-cell>
          <table:table-cell office:value-type="float" office:value="6.6070486875" calcext:value-type="float">
            <text:p>6.60704868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46906" calcext:value-type="float">
            <text:p>6.746906</text:p>
          </table:table-cell>
          <table:table-cell office:value-type="float" office:value="6.6044443375" calcext:value-type="float">
            <text:p>6.604444337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4542" calcext:value-type="float">
            <text:p>6.74542</text:p>
          </table:table-cell>
          <table:table-cell office:value-type="float" office:value="6.600724075" calcext:value-type="float">
            <text:p>6.60072407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48026" calcext:value-type="float">
            <text:p>6.748026</text:p>
          </table:table-cell>
          <table:table-cell office:value-type="float" office:value="6.59664595" calcext:value-type="float">
            <text:p>6.5966459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62109" calcext:value-type="float">
            <text:p>6.762109</text:p>
          </table:table-cell>
          <table:table-cell office:value-type="float" office:value="6.5928364" calcext:value-type="float">
            <text:p>6.5928364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87729" calcext:value-type="float">
            <text:p>6.787729</text:p>
          </table:table-cell>
          <table:table-cell office:value-type="float" office:value="6.5895800125" calcext:value-type="float">
            <text:p>6.58958001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1646" calcext:value-type="float">
            <text:p>6.81646</text:p>
          </table:table-cell>
          <table:table-cell office:value-type="float" office:value="6.58684015" calcext:value-type="float">
            <text:p>6.5868401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36897" calcext:value-type="float">
            <text:p>6.836897</text:p>
          </table:table-cell>
          <table:table-cell office:value-type="float" office:value="6.5844268875" calcext:value-type="float">
            <text:p>6.584426887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42562" calcext:value-type="float">
            <text:p>6.842562</text:p>
          </table:table-cell>
          <table:table-cell office:value-type="float" office:value="6.582169675" calcext:value-type="float">
            <text:p>6.58216967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36214" calcext:value-type="float">
            <text:p>6.836214</text:p>
          </table:table-cell>
          <table:table-cell office:value-type="float" office:value="6.579997075" calcext:value-type="float">
            <text:p>6.57999707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27577" calcext:value-type="float">
            <text:p>6.827577</text:p>
          </table:table-cell>
          <table:table-cell office:value-type="float" office:value="6.5779183125" calcext:value-type="float">
            <text:p>6.577918312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26419" calcext:value-type="float">
            <text:p>6.826419</text:p>
          </table:table-cell>
          <table:table-cell office:value-type="float" office:value="6.5759676375" calcext:value-type="float">
            <text:p>6.57596763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36318" calcext:value-type="float">
            <text:p>6.836318</text:p>
          </table:table-cell>
          <table:table-cell office:value-type="float" office:value="6.574173" calcext:value-type="float">
            <text:p>6.574173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53691" calcext:value-type="float">
            <text:p>6.853691</text:p>
          </table:table-cell>
          <table:table-cell office:value-type="float" office:value="6.5708547089" calcext:value-type="float">
            <text:p>6.5708547089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71917" calcext:value-type="float">
            <text:p>6.871917</text:p>
          </table:table-cell>
          <table:table-cell office:value-type="float" office:value="6.5672286026" calcext:value-type="float">
            <text:p>6.5672286026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86143" calcext:value-type="float">
            <text:p>6.886143</text:p>
          </table:table-cell>
          <table:table-cell office:value-type="float" office:value="6.5632716104" calcext:value-type="float">
            <text:p>6.5632716104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94775" calcext:value-type="float">
            <text:p>6.894775</text:p>
          </table:table-cell>
          <table:table-cell office:value-type="float" office:value="6.5590233026" calcext:value-type="float">
            <text:p>6.559023302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9775" calcext:value-type="float">
            <text:p>6.89775</text:p>
          </table:table-cell>
          <table:table-cell office:value-type="float" office:value="6.5545466133" calcext:value-type="float">
            <text:p>6.55454661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94615" calcext:value-type="float">
            <text:p>6.894615</text:p>
          </table:table-cell>
          <table:table-cell office:value-type="float" office:value="6.5499087297" calcext:value-type="float">
            <text:p>6.549908729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84621" calcext:value-type="float">
            <text:p>6.884621</text:p>
          </table:table-cell>
          <table:table-cell office:value-type="float" office:value="6.545186726" calcext:value-type="float">
            <text:p>6.545186726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68166" calcext:value-type="float">
            <text:p>6.868166</text:p>
          </table:table-cell>
          <table:table-cell office:value-type="float" office:value="6.5404723611" calcext:value-type="float">
            <text:p>6.5404723611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47604" calcext:value-type="float">
            <text:p>6.847604</text:p>
          </table:table-cell>
          <table:table-cell office:value-type="float" office:value="6.5358569577" calcext:value-type="float">
            <text:p>6.535856957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26568" calcext:value-type="float">
            <text:p>6.826568</text:p>
          </table:table-cell>
          <table:table-cell office:value-type="float" office:value="6.5314034286" calcext:value-type="float">
            <text:p>6.5314034286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08626" calcext:value-type="float">
            <text:p>6.808626</text:p>
          </table:table-cell>
          <table:table-cell office:value-type="float" office:value="6.5271256812" calcext:value-type="float">
            <text:p>6.5271256812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96484" calcext:value-type="float">
            <text:p>6.796484</text:p>
          </table:table-cell>
          <table:table-cell office:value-type="float" office:value="6.5229859706" calcext:value-type="float">
            <text:p>6.5229859706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91953" calcext:value-type="float">
            <text:p>6.791953</text:p>
          </table:table-cell>
          <table:table-cell office:value-type="float" office:value="6.5189039104" calcext:value-type="float">
            <text:p>6.5189039104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95839" calcext:value-type="float">
            <text:p>6.795839</text:p>
          </table:table-cell>
          <table:table-cell office:value-type="float" office:value="6.514766803" calcext:value-type="float">
            <text:p>6.51476680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06937" calcext:value-type="float">
            <text:p>6.806937</text:p>
          </table:table-cell>
          <table:table-cell office:value-type="float" office:value="6.5104426154" calcext:value-type="float">
            <text:p>6.5104426154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20615" calcext:value-type="float">
            <text:p>6.820615</text:p>
          </table:table-cell>
          <table:table-cell office:value-type="float" office:value="6.5058098906" calcext:value-type="float">
            <text:p>6.505809890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28732" calcext:value-type="float">
            <text:p>6.828732</text:p>
          </table:table-cell>
          <table:table-cell office:value-type="float" office:value="6.5008129841" calcext:value-type="float">
            <text:p>6.500812984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22188" calcext:value-type="float">
            <text:p>6.822188</text:p>
          </table:table-cell>
          <table:table-cell office:value-type="float" office:value="6.4955239677" calcext:value-type="float">
            <text:p>6.495523967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9537" calcext:value-type="float">
            <text:p>6.79537</text:p>
          </table:table-cell>
          <table:table-cell office:value-type="float" office:value="6.4901688197" calcext:value-type="float">
            <text:p>6.4901688197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49944" calcext:value-type="float">
            <text:p>6.749944</text:p>
          </table:table-cell>
          <table:table-cell office:value-type="float" office:value="6.4850821333" calcext:value-type="float">
            <text:p>6.48508213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95578" calcext:value-type="float">
            <text:p>6.695578</text:p>
          </table:table-cell>
          <table:table-cell office:value-type="float" office:value="6.4805929492" calcext:value-type="float">
            <text:p>6.480592949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46787" calcext:value-type="float">
            <text:p>6.646787</text:p>
          </table:table-cell>
          <table:table-cell office:value-type="float" office:value="6.4768863103" calcext:value-type="float">
            <text:p>6.4768863103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17099" calcext:value-type="float">
            <text:p>6.617099</text:p>
          </table:table-cell>
          <table:table-cell office:value-type="float" office:value="6.4739055965" calcext:value-type="float">
            <text:p>6.473905596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13089" calcext:value-type="float">
            <text:p>6.613089</text:p>
          </table:table-cell>
          <table:table-cell office:value-type="float" office:value="6.4713485714" calcext:value-type="float">
            <text:p>6.471348571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31146" calcext:value-type="float">
            <text:p>6.631146</text:p>
          </table:table-cell>
          <table:table-cell office:value-type="float" office:value="6.4687714727" calcext:value-type="float">
            <text:p>6.4687714727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5876" calcext:value-type="float">
            <text:p>6.65876</text:p>
          </table:table-cell>
          <table:table-cell office:value-type="float" office:value="6.465764537" calcext:value-type="float">
            <text:p>6.46576453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7995" calcext:value-type="float">
            <text:p>6.67995</text:p>
          </table:table-cell>
          <table:table-cell office:value-type="float" office:value="6.4621231132" calcext:value-type="float">
            <text:p>6.4621231132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82335" calcext:value-type="float">
            <text:p>6.682335</text:p>
          </table:table-cell>
          <table:table-cell office:value-type="float" office:value="6.4579341346" calcext:value-type="float">
            <text:p>6.4579341346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62487" calcext:value-type="float">
            <text:p>6.662487</text:p>
          </table:table-cell>
          <table:table-cell office:value-type="float" office:value="6.4535341176" calcext:value-type="float">
            <text:p>6.453534117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26971" calcext:value-type="float">
            <text:p>6.626971</text:p>
          </table:table-cell>
          <table:table-cell office:value-type="float" office:value="6.44935506" calcext:value-type="float">
            <text:p>6.4493550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88758" calcext:value-type="float">
            <text:p>6.588758</text:p>
          </table:table-cell>
          <table:table-cell office:value-type="float" office:value="6.4457302449" calcext:value-type="float">
            <text:p>6.4457302449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61282" calcext:value-type="float">
            <text:p>6.561282</text:p>
          </table:table-cell>
          <table:table-cell office:value-type="float" office:value="6.4427505" calcext:value-type="float">
            <text:p>6.442750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5345" calcext:value-type="float">
            <text:p>6.55345</text:p>
          </table:table-cell>
          <table:table-cell office:value-type="float" office:value="6.4402285532" calcext:value-type="float">
            <text:p>6.4402285532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67135" calcext:value-type="float">
            <text:p>6.567135</text:p>
          </table:table-cell>
          <table:table-cell office:value-type="float" office:value="6.4377672174" calcext:value-type="float">
            <text:p>6.4377672174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96216" calcext:value-type="float">
            <text:p>6.596216</text:p>
          </table:table-cell>
          <table:table-cell office:value-type="float" office:value="6.4348923778" calcext:value-type="float">
            <text:p>6.434892377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26427" calcext:value-type="float">
            <text:p>6.626427</text:p>
          </table:table-cell>
          <table:table-cell office:value-type="float" office:value="6.4312259318" calcext:value-type="float">
            <text:p>6.4312259318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37745" calcext:value-type="float">
            <text:p>6.637745</text:p>
          </table:table-cell>
          <table:table-cell office:value-type="float" office:value="6.4266863721" calcext:value-type="float">
            <text:p>6.426686372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11679" calcext:value-type="float">
            <text:p>6.611679</text:p>
          </table:table-cell>
          <table:table-cell office:value-type="float" office:value="6.4216611667" calcext:value-type="float">
            <text:p>6.4216611667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42296" calcext:value-type="float">
            <text:p>6.542296</text:p>
          </table:table-cell>
          <table:table-cell office:value-type="float" office:value="6.4170265854" calcext:value-type="float">
            <text:p>6.4170265854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445303" calcext:value-type="float">
            <text:p>6.445303</text:p>
          </table:table-cell>
          <table:table-cell office:value-type="float" office:value="6.41389485" calcext:value-type="float">
            <text:p>6.4138948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357573" calcext:value-type="float">
            <text:p>6.357573</text:p>
          </table:table-cell>
          <table:table-cell office:value-type="float" office:value="6.4130895128" calcext:value-type="float">
            <text:p>6.4130895128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322176" calcext:value-type="float">
            <text:p>6.322176</text:p>
          </table:table-cell>
          <table:table-cell office:value-type="float" office:value="6.4145504737" calcext:value-type="float">
            <text:p>6.414550473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362858" calcext:value-type="float">
            <text:p>6.362858</text:p>
          </table:table-cell>
          <table:table-cell office:value-type="float" office:value="6.4170470811" calcext:value-type="float">
            <text:p>6.4170470811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46412" calcext:value-type="float">
            <text:p>6.46412</text:p>
          </table:table-cell>
          <table:table-cell office:value-type="float" office:value="6.4185523333" calcext:value-type="float">
            <text:p>6.418552333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73523" calcext:value-type="float">
            <text:p>6.573523</text:p>
          </table:table-cell>
          <table:table-cell office:value-type="float" office:value="6.4172504" calcext:value-type="float">
            <text:p>6.4172504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24451" calcext:value-type="float">
            <text:p>6.624451</text:p>
          </table:table-cell>
          <table:table-cell office:value-type="float" office:value="6.4126541471" calcext:value-type="float">
            <text:p>6.412654147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560629" calcext:value-type="float">
            <text:p>6.560629</text:p>
          </table:table-cell>
          <table:table-cell office:value-type="float" office:value="6.4062360606" calcext:value-type="float">
            <text:p>6.4062360606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342868" calcext:value-type="float">
            <text:p>6.342868</text:p>
          </table:table-cell>
          <table:table-cell office:value-type="float" office:value="6.4014112813" calcext:value-type="float">
            <text:p>6.401411281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911317" calcext:value-type="float">
            <text:p>5.911317</text:p>
          </table:table-cell>
          <table:table-cell office:value-type="float" office:value="6.4032997742" calcext:value-type="float">
            <text:p>6.4032997742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893809" calcext:value-type="float">
            <text:p>4.893809</text:p>
          </table:table-cell>
          <table:table-cell office:value-type="float" office:value="6.4196992" calcext:value-type="float">
            <text:p>6.4196992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893809" calcext:value-type="float">
            <text:p>4.893809</text:p>
          </table:table-cell>
          <table:table-cell office:value-type="float" office:value="6.4723161034" calcext:value-type="float">
            <text:p>6.4723161034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521768" calcext:value-type="float">
            <text:p>7.521768</text:p>
          </table:table-cell>
          <table:table-cell office:value-type="float" office:value="6.5286913571" calcext:value-type="float">
            <text:p>6.528691357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18543" calcext:value-type="float">
            <text:p>6.618543</text:p>
          </table:table-cell>
          <table:table-cell office:value-type="float" office:value="6.4919107407" calcext:value-type="float">
            <text:p>6.4919107407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277171" calcext:value-type="float">
            <text:p>6.277171</text:p>
          </table:table-cell>
          <table:table-cell office:value-type="float" office:value="6.4870402692" calcext:value-type="float">
            <text:p>6.4870402692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123206" calcext:value-type="float">
            <text:p>6.123206</text:p>
          </table:table-cell>
          <table:table-cell office:value-type="float" office:value="6.49543504" calcext:value-type="float">
            <text:p>6.4954350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071452" calcext:value-type="float">
            <text:p>6.071452</text:p>
          </table:table-cell>
          <table:table-cell office:value-type="float" office:value="6.5109445833" calcext:value-type="float">
            <text:p>6.510944583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077074" calcext:value-type="float">
            <text:p>6.077074</text:p>
          </table:table-cell>
          <table:table-cell office:value-type="float" office:value="6.5300529565" calcext:value-type="float">
            <text:p>6.530052956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111993" calcext:value-type="float">
            <text:p>6.111993</text:p>
          </table:table-cell>
          <table:table-cell office:value-type="float" office:value="6.5506429091" calcext:value-type="float">
            <text:p>6.5506429091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168223" calcext:value-type="float">
            <text:p>6.168223</text:p>
          </table:table-cell>
          <table:table-cell office:value-type="float" office:value="6.571531" calcext:value-type="float">
            <text:p>6.57153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255207" calcext:value-type="float">
            <text:p>6.255207</text:p>
          </table:table-cell>
          <table:table-cell office:value-type="float" office:value="6.5916964" calcext:value-type="float">
            <text:p>6.5916964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38324" calcext:value-type="float">
            <text:p>6.38324</text:p>
          </table:table-cell>
          <table:table-cell office:value-type="float" office:value="6.6094063684" calcext:value-type="float">
            <text:p>6.6094063684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542958" calcext:value-type="float">
            <text:p>6.542958</text:p>
          </table:table-cell>
          <table:table-cell office:value-type="float" office:value="6.6219711667" calcext:value-type="float">
            <text:p>6.6219711667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99081" calcext:value-type="float">
            <text:p>6.699081</text:p>
          </table:table-cell>
          <table:table-cell office:value-type="float" office:value="6.626619" calcext:value-type="float">
            <text:p>6.62661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05472" calcext:value-type="float">
            <text:p>6.805472</text:p>
          </table:table-cell>
          <table:table-cell office:value-type="float" office:value="6.622090125" calcext:value-type="float">
            <text:p>6.622090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29795" calcext:value-type="float">
            <text:p>6.829795</text:p>
          </table:table-cell>
          <table:table-cell office:value-type="float" office:value="6.6098646667" calcext:value-type="float">
            <text:p>6.609864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70478" calcext:value-type="float">
            <text:p>6.770478</text:p>
          </table:table-cell>
          <table:table-cell office:value-type="float" office:value="6.5941553571" calcext:value-type="float">
            <text:p>6.5941553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57115" calcext:value-type="float">
            <text:p>6.657115</text:p>
          </table:table-cell>
          <table:table-cell office:value-type="float" office:value="6.5805920769" calcext:value-type="float">
            <text:p>6.580592076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53597" calcext:value-type="float">
            <text:p>6.53597</text:p>
          </table:table-cell>
          <table:table-cell office:value-type="float" office:value="6.5742151667" calcext:value-type="float">
            <text:p>6.57421516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449285" calcext:value-type="float">
            <text:p>6.449285</text:p>
          </table:table-cell>
          <table:table-cell office:value-type="float" office:value="6.577692" calcext:value-type="float">
            <text:p>6.57769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41917" calcext:value-type="float">
            <text:p>6.41917</text:p>
          </table:table-cell>
          <table:table-cell office:value-type="float" office:value="6.5905327" calcext:value-type="float">
            <text:p>6.590532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443262" calcext:value-type="float">
            <text:p>6.443262</text:p>
          </table:table-cell>
          <table:table-cell office:value-type="float" office:value="6.609573" calcext:value-type="float">
            <text:p>6.60957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501598" calcext:value-type="float">
            <text:p>6.501598</text:p>
          </table:table-cell>
          <table:table-cell office:value-type="float" office:value="6.630361875" calcext:value-type="float">
            <text:p>6.6303618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6854" calcext:value-type="float">
            <text:p>6.56854</text:p>
          </table:table-cell>
          <table:table-cell office:value-type="float" office:value="6.6487567143" calcext:value-type="float">
            <text:p>6.6487567143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23399" calcext:value-type="float">
            <text:p>6.623399</text:p>
          </table:table-cell>
          <table:table-cell office:value-type="float" office:value="6.6621261667" calcext:value-type="float">
            <text:p>6.6621261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5632" calcext:value-type="float">
            <text:p>6.65632</text:p>
          </table:table-cell>
          <table:table-cell office:value-type="float" office:value="6.6698716" calcext:value-type="float">
            <text:p>6.669871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68754" calcext:value-type="float">
            <text:p>6.668754</text:p>
          </table:table-cell>
          <table:table-cell office:value-type="float" office:value="6.6732595" calcext:value-type="float">
            <text:p>6.673259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69913" calcext:value-type="float">
            <text:p>6.669913</text:p>
          </table:table-cell>
          <table:table-cell office:value-type="float" office:value="6.6747613333" calcext:value-type="float">
            <text:p>6.674761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71523" calcext:value-type="float">
            <text:p>6.671523</text:p>
          </table:table-cell>
          <table:table-cell office:value-type="float" office:value="6.6771855" calcext:value-type="float">
            <text:p>6.677185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682848" calcext:value-type="float">
            <text:p>6.6828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0:43.164829723</dc:date>
    <meta:document-statistic meta:table-count="1" meta:cell-count="3176" meta:object-count="0"/>
    <meta:generator>LibreOffice/4.2.7.2$Linux_X86_64 LibreOffice_project/420m0$Build-2</meta:generator>
  </office:meta>
</office:document-meta>
</file>